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99in"/>
    </style:style>
    <style:style style:name="co2" style:family="table-column">
      <style:table-column-properties fo:break-before="auto" style:column-width="3.1083in"/>
    </style:style>
    <style:style style:name="co3" style:family="table-column">
      <style:table-column-properties fo:break-before="auto" style:column-width="10.198in"/>
    </style:style>
    <style:style style:name="co4" style:family="table-column">
      <style:table-column-properties fo:break-before="auto" style:column-width="22.8335in"/>
    </style:style>
    <style:style style:name="co5" style:family="table-column">
      <style:table-column-properties fo:break-before="auto" style:column-width="0.6799in"/>
    </style:style>
    <style:style style:name="co6" style:family="table-column">
      <style:table-column-properties fo:break-before="auto" style:column-width="6.1783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8.9102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9972in"/>
    </style:style>
    <style:style style:name="co11" style:family="table-column">
      <style:table-column-properties fo:break-before="auto" style:column-width="3.2701in"/>
    </style:style>
    <style:style style:name="co12" style:family="table-column">
      <style:table-column-properties fo:break-before="auto" style:column-width="1.0055in"/>
    </style:style>
    <style:style style:name="co13" style:family="table-column">
      <style:table-column-properties fo:break-before="auto" style:column-width="0.9807in"/>
    </style:style>
    <style:style style:name="co14" style:family="table-column">
      <style:table-column-properties fo:break-before="auto" style:column-width="0.872in"/>
    </style:style>
    <style:style style:name="co15" style:family="table-column">
      <style:table-column-properties fo:break-before="auto" style:column-width="1.0138in"/>
    </style:style>
    <style:style style:name="co16" style:family="table-column">
      <style:table-column-properties fo:break-before="auto" style:column-width="1.6909in"/>
    </style:style>
    <style:style style:name="co17" style:family="table-column">
      <style:table-column-properties fo:break-before="auto" style:column-width="1.4402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1.7492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7244in"/>
    </style:style>
    <style:style style:name="co22" style:family="table-column">
      <style:table-column-properties fo:break-before="auto" style:column-width="1.0638in"/>
    </style:style>
    <style:style style:name="co23" style:family="table-column">
      <style:table-column-properties fo:break-before="auto" style:column-width="1.1063in"/>
    </style:style>
    <style:style style:name="co24" style:family="table-column">
      <style:table-column-properties fo:break-before="auto" style:column-width="1.03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1563in"/>
    </style:style>
    <style:style style:name="co27" style:family="table-column">
      <style:table-column-properties fo:break-before="auto" style:column-width="2.878in"/>
    </style:style>
    <style:style style:name="co28" style:family="table-column">
      <style:table-column-properties fo:break-before="auto" style:column-width="1.7575in"/>
    </style:style>
    <style:style style:name="co29" style:family="table-column">
      <style:table-column-properties fo:break-before="auto" style:column-width="1.9583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8835in"/>
    </style:style>
    <style:style style:name="co32" style:family="table-column">
      <style:table-column-properties fo:break-before="auto" style:column-width="2.3091in"/>
    </style:style>
    <style:style style:name="co33" style:family="table-column">
      <style:table-column-properties fo:break-before="auto" style:column-width="2.2756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1.3146in"/>
    </style:style>
    <style:style style:name="co36" style:family="table-column">
      <style:table-column-properties fo:break-before="auto" style:column-width="1.1728in"/>
    </style:style>
    <style:style style:name="co37" style:family="table-column">
      <style:table-column-properties fo:break-before="auto" style:column-width="0.9555in"/>
    </style:style>
    <style:style style:name="co38" style:family="table-column">
      <style:table-column-properties fo:break-before="auto" style:column-width="1.2563in"/>
    </style:style>
    <style:style style:name="co39" style:family="table-column">
      <style:table-column-properties fo:break-before="auto" style:column-width="1.0555in"/>
    </style:style>
    <style:style style:name="co40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5319in"/>
    </style:style>
    <style:style style:name="co42" style:family="table-column">
      <style:table-column-properties fo:break-before="auto" style:column-width="1.3311in"/>
    </style:style>
    <style:style style:name="co43" style:family="table-column">
      <style:table-column-properties fo:break-before="auto" style:column-width="2.1091in"/>
    </style:style>
    <style:style style:name="co44" style:family="table-column">
      <style:table-column-properties fo:break-before="auto" style:column-width="0.5126in"/>
    </style:style>
    <style:style style:name="co4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oducts_export_1(1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mage Src</text:p>
          </table:table-cell>
          <table:table-cell office:value-type="string" calcext:value-type="string">
            <text:p>Body (HTML)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 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Option1 Name</text:p>
          </table:table-cell>
          <table:table-cell office:value-type="string" calcext:value-type="string">
            <text:p>Option1 Value</text:p>
          </table:table-cell>
          <table:table-cell office:value-type="string" calcext:value-type="string">
            <text:p>Option2 Name</text:p>
          </table:table-cell>
          <table:table-cell office:value-type="string" calcext:value-type="string">
            <text:p>Option2 Value</text:p>
          </table:table-cell>
          <table:table-cell office:value-type="string" calcext:value-type="string">
            <text:p>Option3 Name</text:p>
          </table:table-cell>
          <table:table-cell office:value-type="string" calcext:value-type="string">
            <text:p>Option3 Value</text:p>
          </table:table-cell>
          <table:table-cell office:value-type="string" calcext:value-type="string">
            <text:p>Variant SKU</text:p>
          </table:table-cell>
          <table:table-cell office:value-type="string" calcext:value-type="string">
            <text:p>Variant Grams</text:p>
          </table:table-cell>
          <table:table-cell office:value-type="string" calcext:value-type="string">
            <text:p>Variant Inventory Tracker</text:p>
          </table:table-cell>
          <table:table-cell office:value-type="string" calcext:value-type="string">
            <text:p>Variant Inventory Qty</text:p>
          </table:table-cell>
          <table:table-cell office:value-type="string" calcext:value-type="string">
            <text:p>Variant Inventory Policy</text:p>
          </table:table-cell>
          <table:table-cell office:value-type="string" calcext:value-type="string">
            <text:p>Variant Fulfillment Service</text:p>
          </table:table-cell>
          <table:table-cell office:value-type="string" calcext:value-type="string">
            <text:p>Variant Price</text:p>
          </table:table-cell>
          <table:table-cell office:value-type="string" calcext:value-type="string">
            <text:p>Variant Compare At Price</text:p>
          </table:table-cell>
          <table:table-cell table:style-name="Default" office:value-type="string" calcext:value-type="string">
            <text:p>Variant Requires Shipping</text:p>
          </table:table-cell>
          <table:table-cell table:style-name="Default" office:value-type="string" calcext:value-type="string">
            <text:p>Variant Taxable</text:p>
          </table:table-cell>
          <table:table-cell office:value-type="string" calcext:value-type="string">
            <text:p>Variant Barcode</text:p>
          </table:table-cell>
          <table:table-cell office:value-type="string" calcext:value-type="string">
            <text:p>Image Src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Image Alt Text</text:p>
          </table:table-cell>
          <table:table-cell office:value-type="string" calcext:value-type="string">
            <text:p>Gift Card</text:p>
          </table:table-cell>
          <table:table-cell office:value-type="string" calcext:value-type="string">
            <text:p>SEO Title</text:p>
          </table:table-cell>
          <table:table-cell office:value-type="string" calcext:value-type="string">
            <text:p>SEO Description</text:p>
          </table:table-cell>
          <table:table-cell office:value-type="string" calcext:value-type="string">
            <text:p>Google Shopping / Google Product Category</text:p>
          </table:table-cell>
          <table:table-cell office:value-type="string" calcext:value-type="string">
            <text:p>Google Shopping / Gender</text:p>
          </table:table-cell>
          <table:table-cell office:value-type="string" calcext:value-type="string">
            <text:p>Google Shopping / Age Group</text:p>
          </table:table-cell>
          <table:table-cell office:value-type="string" calcext:value-type="string">
            <text:p>Google Shopping / MPN</text:p>
          </table:table-cell>
          <table:table-cell office:value-type="string" calcext:value-type="string">
            <text:p>Google Shopping / Condition</text:p>
          </table:table-cell>
          <table:table-cell office:value-type="string" calcext:value-type="string">
            <text:p>Google Shopping / Custom Product</text:p>
          </table:table-cell>
          <table:table-cell office:value-type="string" calcext:value-type="string">
            <text:p>Google Shopping / Custom Label 0</text:p>
          </table:table-cell>
          <table:table-cell office:value-type="string" calcext:value-type="string">
            <text:p>Google Shopping / Custom Label 1</text:p>
          </table:table-cell>
          <table:table-cell office:value-type="string" calcext:value-type="string">
            <text:p>Google Shopping / Custom Label 2</text:p>
          </table:table-cell>
          <table:table-cell office:value-type="string" calcext:value-type="string">
            <text:p>Google Shopping / Custom Label 3</text:p>
          </table:table-cell>
          <table:table-cell office:value-type="string" calcext:value-type="string">
            <text:p>Google Shopping / Custom Label 4</text:p>
          </table:table-cell>
          <table:table-cell office:value-type="string" calcext:value-type="string">
            <text:p>Variant Image</text:p>
          </table:table-cell>
          <table:table-cell office:value-type="string" calcext:value-type="string">
            <text:p>Variant Weight Unit</text:p>
          </table:table-cell>
          <table:table-cell office:value-type="string" calcext:value-type="string">
            <text:p>Variant Tax Code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Included / Georgia</text:p>
          </table:table-cell>
          <table:table-cell office:value-type="string" calcext:value-type="string">
            <text:p>Price / Georgia</text:p>
          </table:table-cell>
          <table:table-cell office:value-type="string" calcext:value-type="string">
            <text:p>Compare At Price / Georgia</text:p>
          </table:table-cell>
          <table:table-cell office:value-type="string" calcext:value-type="string">
            <text:p>Included / International</text:p>
          </table:table-cell>
          <table:table-cell office:value-type="string" calcext:value-type="string">
            <text:p>Price / International</text:p>
          </table:table-cell>
          <table:table-cell office:value-type="string" calcext:value-type="string">
            <text:p>Compare At Price / Internationa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ტოლი</text:p>
          </table:table-cell>
          <table:table-cell office:value-type="string" calcext:value-type="string">
            <text:p>https://cdn.shopify.com/s/files/1/0797/7723/5223/files/D1D52C09-D6A0-4E2C-BAB9-CF48E4DF7EF3.heic?v=170014639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D1D52C09-D6A0-4E2C-BAB9-CF48E4DF7EF3.heic?v=17001463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ფანერა</text:p>
          </table:table-cell>
          <table:table-cell office:value-type="string" calcext:value-type="string">
            <text:p>https://cdn.shopify.com/s/files/1/0797/7723/5223/files/A07B028E-B8AD-4529-A018-659CB15C2D00.heic?v=170014634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A07B028E-B8AD-4529-A018-659CB15C2D00.heic?v=17001463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კრამიტი</text:p>
          </table:table-cell>
          <table:table-cell office:value-type="string" calcext:value-type="string">
            <text:p>https://cdn.shopify.com/s/files/1/0797/7723/5223/files/E379B7DA-C324-4121-B76D-9FCB2B568EB9.heic?v=170014630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379B7DA-C324-4121-B76D-9FCB2B568EB9.heic?v=17001463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ფიცარი</text:p>
          </table:table-cell>
          <table:table-cell office:value-type="string" calcext:value-type="string">
            <text:p>https://cdn.shopify.com/s/files/1/0797/7723/5223/files/2542BE8B-6E8D-4B96-9281-811C287B58BB.heic?v=170014603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2542BE8B-6E8D-4B96-9281-811C287B58BB.heic?v=17001460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B75E6BAA-1D07-4402-9357-93A909213826.heic?v=170014603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B75E6BAA-1D07-4402-9357-93A909213826.heic?v=170014603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10F08C63-1041-464D-8F8D-5A667EB35D04.heic?v=17001462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10F08C63-1041-464D-8F8D-5A667EB35D04.heic?v=1700146207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E6156B76-B74A-47EB-8923-76D04A3A7874.heic?v=17001462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E6156B76-B74A-47EB-8923-76D04A3A7874.heic?v=1700146207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141B06D1-0A5A-4822-AC22-010BCD917264.heic?v=17001462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141B06D1-0A5A-4822-AC22-010BCD917264.heic?v=1700146207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44BA2EE1-96EF-44F9-B381-01317FBA86DB.heic?v=17001462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4BA2EE1-96EF-44F9-B381-01317FBA86DB.heic?v=1700146207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4535688D-590F-46C0-8379-57D69E9F457C.heic?v=17001462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535688D-590F-46C0-8379-57D69E9F457C.heic?v=1700146207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7DBAFFA4-2736-4AF9-A8CC-795F38FE29AD.heic?v=17001462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7DBAFFA4-2736-4AF9-A8CC-795F38FE29AD.heic?v=1700146207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იცარი</text:p>
          </table:table-cell>
          <table:table-cell/>
          <table:table-cell office:value-type="string" calcext:value-type="string">
            <text:p>https://cdn.shopify.com/s/files/1/0797/7723/5223/files/685D5E2A-76CF-4F38-941F-233C468BA3AE.heic?v=170014620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85D5E2A-76CF-4F38-941F-233C468BA3AE.heic?v=1700146208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მოთუთუებული ფურცელი (ლისტი)</text:p>
          </table:table-cell>
          <table:table-cell office:value-type="string" calcext:value-type="string">
            <text:p>https://cdn.shopify.com/s/files/1/0797/7723/5223/files/5EFDF00B-3FA3-447B-9DE4-0E06095F9A93.heic?v=170014538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მx2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5EFDF00B-3FA3-447B-9DE4-0E06095F9A93.heic?v=17001453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ოთუთუებული-ფურცელი-ლისტი</text:p>
          </table:table-cell>
          <table:table-cell/>
          <table:table-cell office:value-type="string" calcext:value-type="string">
            <text:p>https://cdn.shopify.com/s/files/1/0797/7723/5223/files/19F4A4F7-8112-434B-85F6-2C05C621B354.heic?v=170014538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19F4A4F7-8112-434B-85F6-2C05C621B354.heic?v=170014538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ებო-ცემენტი-tomarts</text:p>
          </table:table-cell>
          <table:table-cell office:value-type="string" calcext:value-type="string">
            <text:p>წებო ცემენტი TomArts EkoLine EL-007</text:p>
          </table:table-cell>
          <table:table-cell office:value-type="string" calcext:value-type="string">
            <text:p>https://cdn.shopify.com/s/files/1/0797/7723/5223/files/1E432F02-F86F-4DBF-8233-F263158DE9F5.heic?v=170014504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Aize</text:p>
          </table:table-cell>
          <table:table-cell office:value-type="string" calcext:value-type="string">
            <text:p>25 k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1E432F02-F86F-4DBF-8233-F263158DE9F5.heic?v=17001450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 office:value-type="string" calcext:value-type="string">
            <text:p>ანჯამა (პეტლი)</text:p>
          </table:table-cell>
          <table:table-cell office:value-type="string" calcext:value-type="string">
            <text:p>https://cdn.shopify.com/s/files/1/0797/7723/5223/files/ECEC6555-DFF8-44DB-B08A-EDCA6FB73E31.heic?v=170014492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დიამეტრი22 - 5 ლარ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CEC6555-DFF8-44DB-B08A-EDCA6FB73E31.heic?v=17001449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/>
          <table:table-cell office:value-type="string" calcext:value-type="string">
            <text:p>https://cdn.shopify.com/s/files/1/0797/7723/5223/files/4EC8B85C-6541-4E7A-88C5-2AC968162823.heic?v=1700144926</text:p>
          </table:table-cell>
          <table:table-cell table:number-columns-repeated="7"/>
          <table:table-cell office:value-type="string" calcext:value-type="string">
            <text:p>დიამეტრი 24 - 6ლარ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4EC8B85C-6541-4E7A-88C5-2AC968162823.heic?v=1700144926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/>
          <table:table-cell office:value-type="string" calcext:value-type="string">
            <text:p>https://cdn.shopify.com/s/files/1/0797/7723/5223/files/C704F80B-E39F-4A48-A06A-EA22722D78E9.heic?v=1700144926</text:p>
          </table:table-cell>
          <table:table-cell table:number-columns-repeated="7"/>
          <table:table-cell office:value-type="string" calcext:value-type="string">
            <text:p>დიამეტრი 26 - 7 ლარ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704F80B-E39F-4A48-A06A-EA22722D78E9.heic?v=1700144926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/>
          <table:table-cell office:value-type="string" calcext:value-type="string">
            <text:p>https://cdn.shopify.com/s/files/1/0797/7723/5223/files/B5F1B318-F963-49B8-A653-FE79B1E57DD8.heic?v=1700144926</text:p>
          </table:table-cell>
          <table:table-cell table:number-columns-repeated="7"/>
          <table:table-cell office:value-type="string" calcext:value-type="string">
            <text:p>დიამეტრი 28 - 8 ლარ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B5F1B318-F963-49B8-A653-FE79B1E57DD8.heic?v=170014492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/>
          <table:table-cell office:value-type="string" calcext:value-type="string">
            <text:p>https://cdn.shopify.com/s/files/1/0797/7723/5223/files/E12952E1-0292-48D6-9F06-9B7EBE12C751.heic?v=1700144926</text:p>
          </table:table-cell>
          <table:table-cell table:number-columns-repeated="7"/>
          <table:table-cell office:value-type="string" calcext:value-type="string">
            <text:p>დიამეტრი 30 - 10 ლარ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12952E1-0292-48D6-9F06-9B7EBE12C751.heic?v=1700144926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/>
          <table:table-cell office:value-type="string" calcext:value-type="string">
            <text:p>https://cdn.shopify.com/s/files/1/0797/7723/5223/files/B613E5C8-DBCD-42E1-BE00-A811DDCC079C.heic?v=170014492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B613E5C8-DBCD-42E1-BE00-A811DDCC079C.heic?v=1700144926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ნჯამა</text:p>
          </table:table-cell>
          <table:table-cell/>
          <table:table-cell office:value-type="string" calcext:value-type="string">
            <text:p>https://cdn.shopify.com/s/files/1/0797/7723/5223/files/2BF7089D-828D-4FD5-99EE-F073DDE4C7F6.heic?v=170014492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BF7089D-828D-4FD5-99EE-F073DDE4C7F6.heic?v=1700144926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ბარი-ტარის-გარეშე</text:p>
          </table:table-cell>
          <table:table-cell office:value-type="string" calcext:value-type="string">
            <text:p>ბარი ტარის გარეშე</text:p>
          </table:table-cell>
          <table:table-cell office:value-type="string" calcext:value-type="string">
            <text:p>https://cdn.shopify.com/s/files/1/0797/7723/5223/files/2828E709-25D4-4348-9511-61A93A2AD16B.heic?v=170014421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2828E709-25D4-4348-9511-61A93A2AD16B.heic?v=17001442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ბარი-ხის-ტარით</text:p>
          </table:table-cell>
          <table:table-cell office:value-type="string" calcext:value-type="string">
            <text:p>ბარი ხის ტარით</text:p>
          </table:table-cell>
          <table:table-cell office:value-type="string" calcext:value-type="string">
            <text:p>https://cdn.shopify.com/s/files/1/0797/7723/5223/files/9F47042E-BA79-4B14-88CC-238CE7923E80.heic?v=170014416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9F47042E-BA79-4B14-88CC-238CE7923E80.heic?v=17001441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შესაღობი მავთულბადე (სეტკა) უჟანგავი</text:p>
          </table:table-cell>
          <table:table-cell office:value-type="string" calcext:value-type="string">
            <text:p>https://cdn.shopify.com/s/files/1/0797/7723/5223/files/5705B93C-415F-49DB-933F-E73D9BDA0D0A.heic?v=170014403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 მმ</text:p>
          </table:table-cell>
          <table:table-cell office:value-type="string" calcext:value-type="string">
            <text:p>დიამეტეი 2,2 უჯრის ზომა 6,5 სიმაღლე 1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5705B93C-415F-49DB-933F-E73D9BDA0D0A.heic?v=17001440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უჟანგავი</text:p>
          </table:table-cell>
          <table:table-cell/>
          <table:table-cell office:value-type="string" calcext:value-type="string">
            <text:p>https://cdn.shopify.com/s/files/1/0797/7723/5223/files/3569B226-5DEB-40E7-B237-4F0108B35996.heic?v=1700144034</text:p>
          </table:table-cell>
          <table:table-cell table:number-columns-repeated="7"/>
          <table:table-cell office:value-type="string" calcext:value-type="string">
            <text:p>დიამეტრი 2,2 უჯრის ზომა 5 სიმაღლე 1,7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3569B226-5DEB-40E7-B237-4F0108B35996.heic?v=1700144034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უჟანგავი</text:p>
          </table:table-cell>
          <table:table-cell/>
          <table:table-cell office:value-type="string" calcext:value-type="string">
            <text:p>https://cdn.shopify.com/s/files/1/0797/7723/5223/files/F9D29362-5604-4F43-BF06-29CD717FD5A1.heic?v=1700144034</text:p>
          </table:table-cell>
          <table:table-cell table:number-columns-repeated="7"/>
          <table:table-cell office:value-type="string" calcext:value-type="string">
            <text:p>დიამეტრი 2,7 უჯრის ზომა 6,5 სიმაღლე 1,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F9D29362-5604-4F43-BF06-29CD717FD5A1.heic?v=1700144034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უჟანგავი</text:p>
          </table:table-cell>
          <table:table-cell/>
          <table:table-cell office:value-type="string" calcext:value-type="string">
            <text:p>https://cdn.shopify.com/s/files/1/0797/7723/5223/files/400C70A0-CFB3-4ED4-A167-929479525C50.heic?v=1700144034</text:p>
          </table:table-cell>
          <table:table-cell table:number-columns-repeated="7"/>
          <table:table-cell office:value-type="string" calcext:value-type="string">
            <text:p>დიამეტრი 2,7 უჯრის ზომა 5 სიმაღლე 1,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400C70A0-CFB3-4ED4-A167-929479525C50.heic?v=1700144034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უჟანგავი</text:p>
          </table:table-cell>
          <table:table-cell/>
          <table:table-cell office:value-type="string" calcext:value-type="string">
            <text:p>https://cdn.shopify.com/s/files/1/0797/7723/5223/files/1C309551-9682-479C-B17B-FDD30D28B08D.heic?v=1700144034</text:p>
          </table:table-cell>
          <table:table-cell table:number-columns-repeated="7"/>
          <table:table-cell office:value-type="string" calcext:value-type="string">
            <text:p>დიამეტრი 3 უჯრის ზომა 6,5 სიმაღლე 1,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1C309551-9682-479C-B17B-FDD30D28B08D.heic?v=1700144034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შესაღობი მავთულბადე (სეტკა) ჟანგვადი</text:p>
          </table:table-cell>
          <table:table-cell office:value-type="string" calcext:value-type="string">
            <text:p>https://cdn.shopify.com/s/files/1/0797/7723/5223/files/7C635632-15B0-46AC-BE49-C2142EAA9C2B.heic?v=170014355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Diameter Size</text:p>
          </table:table-cell>
          <table:table-cell office:value-type="string" calcext:value-type="string">
            <text:p>1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C635632-15B0-46AC-BE49-C2142EAA9C2B.heic?v=17001435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ჟანგვადი</text:p>
          </table:table-cell>
          <table:table-cell table:number-columns-repeated="9"/>
          <table:table-cell office:value-type="string" calcext:value-type="string">
            <text:p>2,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საღობი-მავთულბადე-სეტკა-ჟანგვადი</text:p>
          </table:table-cell>
          <table:table-cell table:number-columns-repeated="9"/>
          <table:table-cell office:value-type="string" calcext:value-type="string">
            <text:p>2,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ორტესებრი H (ბალკა)</text:p>
          </table:table-cell>
          <table:table-cell office:value-type="string" calcext:value-type="string">
            <text:p>https://cdn.shopify.com/s/files/1/0797/7723/5223/files/C3B1EC17-60E3-4099-B11B-B06B788C2C99.png?v=170014318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3B1EC17-60E3-4099-B11B-B06B788C2C99.png?v=17001431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ორტესებრი-h-ბალკა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ორტესებრი-h-ბალკა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ორტესებრი-h-ბალკა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მასიური მრგვალი</text:p>
          </table:table-cell>
          <table:table-cell office:value-type="string" calcext:value-type="string">
            <text:p>https://cdn.shopify.com/s/files/1/0797/7723/5223/files/1E51CA0A-EAD9-458D-9E45-154B4BA23735.heic?v=170014297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1E51CA0A-EAD9-458D-9E45-154B4BA23735.heic?v=17001429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მრგვალი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მასიური კვადრატი</text:p>
          </table:table-cell>
          <table:table-cell office:value-type="string" calcext:value-type="string">
            <text:p>https://cdn.shopify.com/s/files/1/0797/7723/5223/files/DF1BA376-D31E-42D8-B88A-3F3472E59377.heic?v=170014293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9.5x9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DF1BA376-D31E-42D8-B88A-3F3472E59377.heic?v=17001429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სიური-კვადრატი</text:p>
          </table:table-cell>
          <table:table-cell/>
          <table:table-cell office:value-type="string" calcext:value-type="string">
            <text:p>https://cdn.shopify.com/s/files/1/0797/7723/5223/files/717BBC19-FBF2-4A2F-963B-003664EE595E.heic?v=1700142938</text:p>
          </table:table-cell>
          <table:table-cell table:number-columns-repeated="7"/>
          <table:table-cell office:value-type="string" calcext:value-type="string">
            <text:p>11.5x11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7BBC19-FBF2-4A2F-963B-003664EE595E.heic?v=1700142938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კვადრატი</text:p>
          </table:table-cell>
          <table:table-cell table:number-columns-repeated="9"/>
          <table:table-cell office:value-type="string" calcext:value-type="string">
            <text:p>13.5x13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კვადრატი</text:p>
          </table:table-cell>
          <table:table-cell table:number-columns-repeated="9"/>
          <table:table-cell office:value-type="string" calcext:value-type="string">
            <text:p>15.5x1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სიური-კვადრატი</text:p>
          </table:table-cell>
          <table:table-cell table:number-columns-repeated="9"/>
          <table:table-cell office:value-type="string" calcext:value-type="string">
            <text:p>20x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პროფილი U (შველერი)</text:p>
          </table:table-cell>
          <table:table-cell office:value-type="string" calcext:value-type="string">
            <text:p>https://cdn.shopify.com/s/files/1/0797/7723/5223/files/EDA26136-BB6E-43A7-812B-8CD83574F93B.heic?v=170014263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DA26136-BB6E-43A7-812B-8CD83574F93B.heic?v=170014263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/>
          <table:table-cell office:value-type="float" office:value="87.6" calcext:value-type="float">
            <text:p>87.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/>
          <table:table-cell office:value-type="string" calcext:value-type="string">
            <text:p>https://cdn.shopify.com/s/files/1/0797/7723/5223/files/57212128-0D33-4A46-BAE8-8ADE93804853.heic?v=1700142632</text:p>
          </table:table-cell>
          <table:table-cell table:number-columns-repeated="7"/>
          <table:table-cell office:value-type="string" calcext:value-type="string">
            <text:p>6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57212128-0D33-4A46-BAE8-8ADE93804853.heic?v=1700142632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/>
          <table:table-cell office:value-type="string" calcext:value-type="string">
            <text:p>https://cdn.shopify.com/s/files/1/0797/7723/5223/files/3144843B-9F43-4E42-807E-7A2F928FAA05.heic?v=1700142632</text:p>
          </table:table-cell>
          <table:table-cell table:number-columns-repeated="7"/>
          <table:table-cell office:value-type="string" calcext:value-type="string">
            <text:p>8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3144843B-9F43-4E42-807E-7A2F928FAA05.heic?v=1700142632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/>
          <table:table-cell office:value-type="string" calcext:value-type="string">
            <text:p>https://cdn.shopify.com/s/files/1/0797/7723/5223/files/6ABE4DD5-6057-4018-A107-B069FEE45935.heic?v=1700142632</text:p>
          </table:table-cell>
          <table:table-cell table:number-columns-repeated="7"/>
          <table:table-cell office:value-type="string" calcext:value-type="string">
            <text:p>10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6ABE4DD5-6057-4018-A107-B069FEE45935.heic?v=1700142632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/>
          <table:table-cell office:value-type="string" calcext:value-type="string">
            <text:p>https://cdn.shopify.com/s/files/1/0797/7723/5223/files/DCB0F86F-F002-40B2-AF4A-344F0664BC07.heic?v=1700142632</text:p>
          </table:table-cell>
          <table:table-cell table:number-columns-repeated="7"/>
          <table:table-cell office:value-type="string" calcext:value-type="string">
            <text:p>12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DCB0F86F-F002-40B2-AF4A-344F0664BC07.heic?v=1700142632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 table:number-columns-repeated="9"/>
          <table:table-cell office:value-type="string" calcext:value-type="string">
            <text:p>14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პროფილი-u-შველერი</text:p>
          </table:table-cell>
          <table:table-cell table:number-columns-repeated="9"/>
          <table:table-cell office:value-type="string" calcext:value-type="string">
            <text:p>16-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ზოლოვანა(პალასა)</text:p>
          </table:table-cell>
          <table:table-cell office:value-type="string" calcext:value-type="string">
            <text:p>https://cdn.shopify.com/s/files/1/0797/7723/5223/files/IMG-7703.png?v=170014228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IMG-7703.png?v=17001422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25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3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4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4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5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5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60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7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80x7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ზოლოვანაპალასა</text:p>
          </table:table-cell>
          <table:table-cell table:number-columns-repeated="9"/>
          <table:table-cell office:value-type="string" calcext:value-type="string">
            <text:p>10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ლითონის კუთხე L (უგოლნიკი)</text:p>
          </table:table-cell>
          <table:table-cell office:value-type="string" calcext:value-type="string">
            <text:p>https://cdn.shopify.com/s/files/1/0797/7723/5223/files/1EE1ADB8-715B-4526-8666-73C9D66692FD.heic?v=170014202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00x100x10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1EE1ADB8-715B-4526-8666-73C9D66692FD.heic?v=17001420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/>
          <table:table-cell office:value-type="string" calcext:value-type="string">
            <text:p>https://cdn.shopify.com/s/files/1/0797/7723/5223/files/4CB6B514-37FE-4594-AEC1-DDD6F4254167.heic?v=1700142027</text:p>
          </table:table-cell>
          <table:table-cell table:number-columns-repeated="7"/>
          <table:table-cell office:value-type="string" calcext:value-type="string">
            <text:p>100x100x7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4CB6B514-37FE-4594-AEC1-DDD6F4254167.heic?v=1700142027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/>
          <table:table-cell office:value-type="string" calcext:value-type="string">
            <text:p>https://cdn.shopify.com/s/files/1/0797/7723/5223/files/EE012A3C-A7D4-417E-BEA7-86F24A35DBDE.heic?v=1700142027</text:p>
          </table:table-cell>
          <table:table-cell table:number-columns-repeated="7"/>
          <table:table-cell office:value-type="string" calcext:value-type="string">
            <text:p>90x9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E012A3C-A7D4-417E-BEA7-86F24A35DBDE.heic?v=1700142027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80x80x8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80x8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75x75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70x7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70x7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65x65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60x6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60x60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60x6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50x50x6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50x5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45x45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40x4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40x4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40x4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35x35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30x3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25x25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უთხე-l-უგოლნიკი</text:p>
          </table:table-cell>
          <table:table-cell table:number-columns-repeated="9"/>
          <table:table-cell office:value-type="string" calcext:value-type="string">
            <text:p>20x2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უხრის-ჩამკეტი-30-30</text:p>
          </table:table-cell>
          <table:table-cell office:value-type="string" calcext:value-type="string">
            <text:p>ბუხრის ჩამკეტი 30*30</text:p>
          </table:table-cell>
          <table:table-cell office:value-type="string" calcext:value-type="string">
            <text:p>https://cdn.shopify.com/s/files/1/0797/7723/5223/files/4E126422-AA2E-4D1D-AEDE-31A28FD95522.jpg?v=169805559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25*25</text:p>
          </table:table-cell>
          <table:table-cell office:value-type="string" calcext:value-type="string">
            <text:p>50ლ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4E126422-AA2E-4D1D-AEDE-31A28FD95522.jpg?v=16980555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ლითონის ფურცელი (ლისტი)</text:p>
          </table:table-cell>
          <table:table-cell office:value-type="string" calcext:value-type="string">
            <text:p>https://cdn.shopify.com/s/files/1/0797/7723/5223/files/C034BE8B-3BA6-449B-8EF0-4F0A30CFB4F5.jpg?v=1697716462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000x2000x1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034BE8B-3BA6-449B-8EF0-4F0A30CFB4F5.jpg?v=16977164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000x2000x1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000x200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000x200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000x220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000x230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000x250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250x250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500x2600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500x6000x7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ფურცელი-1-2-1-0</text:p>
          </table:table-cell>
          <table:table-cell table:number-columns-repeated="9"/>
          <table:table-cell office:value-type="string" calcext:value-type="string">
            <text:p>1500x6000x1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ნადუღი-მავთულბადე-6მმ-4მ-2მ</text:p>
          </table:table-cell>
          <table:table-cell office:value-type="string" calcext:value-type="string">
            <text:p>შენადუღი მავთულბადე 6მმ 4მ*2მ</text:p>
          </table:table-cell>
          <table:table-cell office:value-type="string" calcext:value-type="string">
            <text:p>https://cdn.shopify.com/s/files/1/0797/7723/5223/files/75BBD069-30DD-4034-AF28-AAA38A7AEFC8_9d7e013a-eec6-4292-b7f1-b0e96769597d.jpg?v=169771631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5BBD069-30DD-4034-AF28-AAA38A7AEFC8_9d7e013a-eec6-4292-b7f1-b0e96769597d.jpg?v=16977163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ენადუღი-მავთულბადე-5მმ-4მ-2მ</text:p>
          </table:table-cell>
          <table:table-cell office:value-type="string" calcext:value-type="string">
            <text:p>შენადუღი მავთულბადე 5მმ 4მ*2მ</text:p>
          </table:table-cell>
          <table:table-cell office:value-type="string" calcext:value-type="string">
            <text:p>https://cdn.shopify.com/s/files/1/0797/7723/5223/files/75BBD069-30DD-4034-AF28-AAA38A7AEFC8_0763de78-5abb-4d2c-86ad-6a9761381196.jpg?v=169771629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5BBD069-30DD-4034-AF28-AAA38A7AEFC8_0763de78-5abb-4d2c-86ad-6a9761381196.jpg?v=16977162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ენადუღი-მავთულბადე-4მმ-4მ-2მ</text:p>
          </table:table-cell>
          <table:table-cell office:value-type="string" calcext:value-type="string">
            <text:p>შენადუღი მავთულბადე 4მმ 4მ*2მ</text:p>
          </table:table-cell>
          <table:table-cell office:value-type="string" calcext:value-type="string">
            <text:p>https://cdn.shopify.com/s/files/1/0797/7723/5223/files/75BBD069-30DD-4034-AF28-AAA38A7AEFC8.jpg?v=1697716280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5BBD069-30DD-4034-AF28-AAA38A7AEFC8.jpg?v=16977162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ურიკა შინდი</text:p>
          </table:table-cell>
          <table:table-cell office:value-type="string" calcext:value-type="string">
            <text:p>https://cdn.shopify.com/s/files/1/0797/7723/5223/files/D5FF2A5D-DB72-4153-B1B2-2926F6418665.jpg?v=169771622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30" calcext:value-type="float">
            <text:p>13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D5FF2A5D-DB72-4153-B1B2-2926F6418665.jpg?v=16977162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ურიკა-შინდი</text:p>
          </table:table-cell>
          <table:table-cell/>
          <table:table-cell office:value-type="string" calcext:value-type="string">
            <text:p>https://cdn.shopify.com/s/files/1/0797/7723/5223/files/764185EA-3EFF-4E69-912E-EFB68FBA7E3D.jpg?v=1697716223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764185EA-3EFF-4E69-912E-EFB68FBA7E3D.jpg?v=169771622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string" calcext:value-type="string">
            <text:p>ურიკა</text:p>
          </table:table-cell>
          <table:table-cell office:value-type="string" calcext:value-type="string">
            <text:p>https://cdn.shopify.com/s/files/1/0797/7723/5223/files/63C28590-7A18-48A5-93AD-CC96DE73B82F.jpg?v=169771607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63C28590-7A18-48A5-93AD-CC96DE73B82F.jpg?v=16977160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ურიკა</text:p>
          </table:table-cell>
          <table:table-cell/>
          <table:table-cell office:value-type="string" calcext:value-type="string">
            <text:p>https://cdn.shopify.com/s/files/1/0797/7723/5223/files/D5A3534D-7A2C-4D6D-964C-3621147752D8.jpg?v=169771607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D5A3534D-7A2C-4D6D-964C-3621147752D8.jpg?v=169771607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კერამოგრანიტი-60-60-chocolate</text:p>
          </table:table-cell>
          <table:table-cell office:value-type="string" calcext:value-type="string">
            <text:p>კერამოგრანიტი 60*60 Chocolate</text:p>
          </table:table-cell>
          <table:table-cell office:value-type="string" calcext:value-type="string">
            <text:p>https://cdn.shopify.com/s/files/1/0797/7723/5223/files/5CD5C1ED-A7F6-434D-A058-F5A8B4523BF1.jpg?v=169771600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5CD5C1ED-A7F6-434D-A058-F5A8B4523BF1.jpg?v=16977160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ოგრანიტი-60-60</text:p>
          </table:table-cell>
          <table:table-cell office:value-type="string" calcext:value-type="string">
            <text:p>კერამოგრანიტი 60*60</text:p>
          </table:table-cell>
          <table:table-cell office:value-type="string" calcext:value-type="string">
            <text:p>https://cdn.shopify.com/s/files/1/0797/7723/5223/files/7501640A-6D54-43EE-8D5B-5B92B1A456B7.jpg?v=169771596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501640A-6D54-43EE-8D5B-5B92B1A456B7.jpg?v=16977159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60-60</text:p>
          </table:table-cell>
          <table:table-cell office:value-type="string" calcext:value-type="string">
            <text:p>კერამიკული ფილა 60*60</text:p>
          </table:table-cell>
          <table:table-cell office:value-type="string" calcext:value-type="string">
            <text:p>https://cdn.shopify.com/s/files/1/0797/7723/5223/files/C2136714-0B3E-4625-A09A-CE3CBF78B46F.jpg?v=169771578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2136714-0B3E-4625-A09A-CE3CBF78B46F.jpg?v=16977157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50-54</text:p>
          </table:table-cell>
          <table:table-cell office:value-type="string" calcext:value-type="string">
            <text:p>კერამიკული ფილა 50*50</text:p>
          </table:table-cell>
          <table:table-cell office:value-type="string" calcext:value-type="string">
            <text:p>https://cdn.shopify.com/s/files/1/0797/7723/5223/files/966AF7E4-1230-417E-8C6D-7957156B5115.jpg?v=169771571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966AF7E4-1230-417E-8C6D-7957156B5115.jpg?v=16977157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50-50-light-gray</text:p>
          </table:table-cell>
          <table:table-cell office:value-type="string" calcext:value-type="string">
            <text:p>კერამიკული ფილა 50*50 Light Grey</text:p>
          </table:table-cell>
          <table:table-cell office:value-type="string" calcext:value-type="string">
            <text:p>https://cdn.shopify.com/s/files/1/0797/7723/5223/files/08AC259E-7AF3-4720-B517-24AB3D255481.jpg?v=169771557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08AC259E-7AF3-4720-B517-24AB3D255481.jpg?v=16977155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50-53</text:p>
          </table:table-cell>
          <table:table-cell office:value-type="string" calcext:value-type="string">
            <text:p>კერამიკული ფილა 50*50</text:p>
          </table:table-cell>
          <table:table-cell office:value-type="string" calcext:value-type="string">
            <text:p>https://cdn.shopify.com/s/files/1/0797/7723/5223/files/6C1553D7-4C73-4EA3-A93D-669E5A052653.jpg?v=169771548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6C1553D7-4C73-4EA3-A93D-669E5A052653.jpg?v=16977154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50-52</text:p>
          </table:table-cell>
          <table:table-cell office:value-type="string" calcext:value-type="string">
            <text:p>კერამიკული ფილა 50*50</text:p>
          </table:table-cell>
          <table:table-cell office:value-type="string" calcext:value-type="string">
            <text:p>https://cdn.shopify.com/s/files/1/0797/7723/5223/files/FC0079BA-7C9D-473B-969F-CD3787CB35A5.jpg?v=1697715446</text:p>
          </table:table-cell>
          <table:table-cell office:value-type="string" calcext:value-type="string">
            <text:p>&lt;p&gt;1მ2 18ლ&lt;/p&gt;</text:p>
          </table:table-cell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FC0079BA-7C9D-473B-969F-CD3787CB35A5.jpg?v=16977154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50-51</text:p>
          </table:table-cell>
          <table:table-cell office:value-type="string" calcext:value-type="string">
            <text:p>კერამიკული ფილა 50*50</text:p>
          </table:table-cell>
          <table:table-cell office:value-type="string" calcext:value-type="string">
            <text:p>https://cdn.shopify.com/s/files/1/0797/7723/5223/files/EDE172C8-A61D-4104-8FE1-348C494225FA.jpg?v=1697715390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DE172C8-A61D-4104-8FE1-348C494225FA.jpg?v=16977153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ერამიკული-ფილა-50-50</text:p>
          </table:table-cell>
          <table:table-cell office:value-type="string" calcext:value-type="string">
            <text:p>კერამიკული ფილა 50*50</text:p>
          </table:table-cell>
          <table:table-cell office:value-type="string" calcext:value-type="string">
            <text:p>https://cdn.shopify.com/s/files/1/0797/7723/5223/files/7880D85F-335A-4A04-8CDC-3CD003BD2D85.jpg?v=169771535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880D85F-335A-4A04-8CDC-3CD003BD2D85.jpg?v=16977153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ირანული მასიური აგური OMRAN 22*10*5</text:p>
          </table:table-cell>
          <table:table-cell office:value-type="string" calcext:value-type="string">
            <text:p>https://cdn.shopify.com/s/files/1/0797/7723/5223/files/7F9D5758-72A7-4187-9CEA-1268946B4949.jpg?v=169771525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F9D5758-72A7-4187-9CEA-1268946B4949.jpg?v=16977152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მასიური-აგური-omran-22-10-5</text:p>
          </table:table-cell>
          <table:table-cell/>
          <table:table-cell office:value-type="string" calcext:value-type="string">
            <text:p>https://cdn.shopify.com/s/files/1/0797/7723/5223/files/03CFABE9-CE03-4311-A9C2-83724D75E6A0.jpg?v=169771525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03CFABE9-CE03-4311-A9C2-83724D75E6A0.jpg?v=169771525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მასიური-აგური-omran-22-10-5</text:p>
          </table:table-cell>
          <table:table-cell/>
          <table:table-cell office:value-type="string" calcext:value-type="string">
            <text:p>https://cdn.shopify.com/s/files/1/0797/7723/5223/files/96CF44D4-F571-4334-BF6E-08510331CC17.jpg?v=169771525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96CF44D4-F571-4334-BF6E-08510331CC17.jpg?v=1697715251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ირანული ფასადის აგური 23*11*7</text:p>
          </table:table-cell>
          <table:table-cell office:value-type="string" calcext:value-type="string">
            <text:p>https://cdn.shopify.com/s/files/1/0797/7723/5223/files/0E1C7D62-4A63-4F4B-9DEA-EFCA1E084CE1.jpg?v=169771507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0E1C7D62-4A63-4F4B-9DEA-EFCA1E084CE1.jpg?v=16977150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ფასადის-აგური-23-11-7</text:p>
          </table:table-cell>
          <table:table-cell/>
          <table:table-cell office:value-type="string" calcext:value-type="string">
            <text:p>https://cdn.shopify.com/s/files/1/0797/7723/5223/files/BBD21432-9EB0-4900-88BA-6A23106ACC2E.jpg?v=169771507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BBD21432-9EB0-4900-88BA-6A23106ACC2E.jpg?v=169771507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ფასადის-აგური-23-11-7</text:p>
          </table:table-cell>
          <table:table-cell/>
          <table:table-cell office:value-type="string" calcext:value-type="string">
            <text:p>https://cdn.shopify.com/s/files/1/0797/7723/5223/files/B064F126-F461-4615-AAF4-61259B5B15DE.jpg?v=169771507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B064F126-F461-4615-AAF4-61259B5B15DE.jpg?v=169771507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ცეცხლგამძლე აგური ШБ-5 23*11.4*6.5</text:p>
          </table:table-cell>
          <table:table-cell office:value-type="string" calcext:value-type="string">
            <text:p>https://cdn.shopify.com/s/files/1/0797/7723/5223/files/7C3F1A68-1B63-4BB3-9970-EFC88F31D3A4.jpg?v=169771492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C3F1A68-1B63-4BB3-9970-EFC88F31D3A4.jpg?v=16977149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ცეცხლგამძლე-აგური-шб-5-23-11-4-6-5</text:p>
          </table:table-cell>
          <table:table-cell/>
          <table:table-cell office:value-type="string" calcext:value-type="string">
            <text:p>https://cdn.shopify.com/s/files/1/0797/7723/5223/files/057F84DD-4A1E-469B-B84A-55D4131CB8A2.jpg?v=169771492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057F84DD-4A1E-469B-B84A-55D4131CB8A2.jpg?v=169771492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აგური-шб-5-23-11-4-6-5</text:p>
          </table:table-cell>
          <table:table-cell/>
          <table:table-cell office:value-type="string" calcext:value-type="string">
            <text:p>https://cdn.shopify.com/s/files/1/0797/7723/5223/files/32D22E24-6AE1-4B6D-B660-51D0B834FF86.jpg?v=169771492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2D22E24-6AE1-4B6D-B660-51D0B834FF86.jpg?v=169771492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პნეუმატური ჩაქუჩი CN70</text:p>
          </table:table-cell>
          <table:table-cell office:value-type="string" calcext:value-type="string">
            <text:p>https://cdn.shopify.com/s/files/1/0797/7723/5223/files/041FD819-DA97-4ADA-8B82-2C1D5BA69CE5.jpg?v=169771247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041FD819-DA97-4ADA-8B82-2C1D5BA69CE5.jpg?v=16977124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ნეუმატური-ჩაქუჩი-cn70</text:p>
          </table:table-cell>
          <table:table-cell/>
          <table:table-cell office:value-type="string" calcext:value-type="string">
            <text:p>https://cdn.shopify.com/s/files/1/0797/7723/5223/files/09740EF7-3BC4-492E-AA18-C550F828F87D.jpg?v=169771247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09740EF7-3BC4-492E-AA18-C550F828F87D.jpg?v=169771247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პნეუმატური ჩაქუჩი CN55</text:p>
          </table:table-cell>
          <table:table-cell office:value-type="string" calcext:value-type="string">
            <text:p>https://cdn.shopify.com/s/files/1/0797/7723/5223/files/D142EC95-E6CD-45DB-A7C8-D29C72A112A4.jpg?v=1697712382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D142EC95-E6CD-45DB-A7C8-D29C72A112A4.jpg?v=16977123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ნეუმატური-ჩაქუჩი-cn55</text:p>
          </table:table-cell>
          <table:table-cell/>
          <table:table-cell office:value-type="string" calcext:value-type="string">
            <text:p>https://cdn.shopify.com/s/files/1/0797/7723/5223/files/6998CD74-97EA-4D5D-BAA5-2D3B55A409D0.jpg?v=169771238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998CD74-97EA-4D5D-BAA5-2D3B55A409D0.jpg?v=169771238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პნეუმატური ჩაქუჩის ლურსმანი 40x2,1</text:p>
          </table:table-cell>
          <table:table-cell office:value-type="string" calcext:value-type="string">
            <text:p>https://cdn.shopify.com/s/files/1/0797/7723/5223/files/6CE37D70-0962-47B9-B724-C7A850699E1C_95f35513-f72b-4a71-b4ad-e45abc6ad542.jpg?v=1697634678</text:p>
          </table:table-cell>
          <table:table-cell office:value-type="string" calcext:value-type="string">
            <text:p>&lt;p&gt;ყუთი არის 14700 ცალიანი&lt;/p&gt;</text:p>
          </table:table-cell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6CE37D70-0962-47B9-B724-C7A850699E1C_95f35513-f72b-4a71-b4ad-e45abc6ad542.jpg?v=16976346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ნეუმატური-ჩაქუჩის-ლურსმანი-40x2-1</text:p>
          </table:table-cell>
          <table:table-cell/>
          <table:table-cell office:value-type="string" calcext:value-type="string">
            <text:p>https://cdn.shopify.com/s/files/1/0797/7723/5223/files/462858A9-6136-41A5-A8D3-828B64DD9897_2baf354c-a1b8-4e97-8de8-05c607afb69d.jpg?v=169763467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62858A9-6136-41A5-A8D3-828B64DD9897_2baf354c-a1b8-4e97-8de8-05c607afb69d.jpg?v=169763467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პნეუმატური ჩაქუჩის ლურსმანი 40x2,5</text:p>
          </table:table-cell>
          <table:table-cell office:value-type="string" calcext:value-type="string">
            <text:p>https://cdn.shopify.com/s/files/1/0797/7723/5223/files/6CE37D70-0962-47B9-B724-C7A850699E1C_58c18041-17e0-460c-aab1-e2563de36269.jpg?v=1697634612</text:p>
          </table:table-cell>
          <table:table-cell office:value-type="string" calcext:value-type="string">
            <text:p>&lt;p&gt;ყუთი არის 12600 ცალიანი&lt;/p&gt;</text:p>
          </table:table-cell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6CE37D70-0962-47B9-B724-C7A850699E1C_58c18041-17e0-460c-aab1-e2563de36269.jpg?v=16976346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ნეუმატური-ჩაქუჩის-ლურსმანი-40x2-5</text:p>
          </table:table-cell>
          <table:table-cell/>
          <table:table-cell office:value-type="string" calcext:value-type="string">
            <text:p>https://cdn.shopify.com/s/files/1/0797/7723/5223/files/462858A9-6136-41A5-A8D3-828B64DD9897_e8dcd476-c72a-4ef6-a070-7dfadd0206ce.jpg?v=169763461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62858A9-6136-41A5-A8D3-828B64DD9897_e8dcd476-c72a-4ef6-a070-7dfadd0206ce.jpg?v=169763461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პნეუმატური ჩაქუჩის ლურსმანი 70x2.5</text:p>
          </table:table-cell>
          <table:table-cell office:value-type="string" calcext:value-type="string">
            <text:p>https://cdn.shopify.com/s/files/1/0797/7723/5223/files/6CE37D70-0962-47B9-B724-C7A850699E1C.jpg?v=1697634579</text:p>
          </table:table-cell>
          <table:table-cell office:value-type="string" calcext:value-type="string">
            <text:p>&lt;p&gt;ყუთი არის 7200 ცალიანი&lt;/p&gt;</text:p>
          </table:table-cell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6CE37D70-0962-47B9-B724-C7A850699E1C.jpg?v=16976345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ნეუმატური-ჩაქუჩის-ლურსმანი-70x2-5</text:p>
          </table:table-cell>
          <table:table-cell/>
          <table:table-cell office:value-type="string" calcext:value-type="string">
            <text:p>https://cdn.shopify.com/s/files/1/0797/7723/5223/files/462858A9-6136-41A5-A8D3-828B64DD9897.jpg?v=169763457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62858A9-6136-41A5-A8D3-828B64DD9897.jpg?v=169763457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ბურბუშელის ოსბ ფანერა</text:p>
          </table:table-cell>
          <table:table-cell office:value-type="string" calcext:value-type="string">
            <text:p>https://cdn.shopify.com/s/files/1/0797/7723/5223/files/40867033-BAEE-451F-8C73-370C2FE0D00F_7650c8db-f240-49c2-9d6e-af3031ab128b.jpg?v=169763307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.22x2.44-18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40867033-BAEE-451F-8C73-370C2FE0D00F_7650c8db-f240-49c2-9d6e-af3031ab128b.jpg?v=16976330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ბურბუშელის-ოსბ-ფანერა-1-25x2-50x9მმ</text:p>
          </table:table-cell>
          <table:table-cell table:number-columns-repeated="9"/>
          <table:table-cell office:value-type="string" calcext:value-type="string">
            <text:p>1.25x2.50-1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ურბუშელის-ოსბ-ფანერა-1-25x2-50x9მმ</text:p>
          </table:table-cell>
          <table:table-cell table:number-columns-repeated="9"/>
          <table:table-cell office:value-type="string" calcext:value-type="string">
            <text:p>1.25x2.50-9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ურბუშელის-ოსბ-ფანერა-1-25x2-50x9მმ</text:p>
          </table:table-cell>
          <table:table-cell table:number-columns-repeated="9"/>
          <table:table-cell office:value-type="string" calcext:value-type="string">
            <text:p>1.25x2.50-6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საშემდუღებლო ელექტროდი MONOWELDS 3მმ</text:p>
          </table:table-cell>
          <table:table-cell office:value-type="string" calcext:value-type="string">
            <text:p>https://cdn.shopify.com/s/files/1/0797/7723/5223/files/2842039B-0106-42CB-A983-4ABB94C30921.jpg?v=169763277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2842039B-0106-42CB-A983-4ABB94C30921.jpg?v=16976327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შემდუღებლო-ელექტროდი-monowelds-3მმ</text:p>
          </table:table-cell>
          <table:table-cell/>
          <table:table-cell office:value-type="string" calcext:value-type="string">
            <text:p>https://cdn.shopify.com/s/files/1/0797/7723/5223/files/C3D58434-8E4F-4E08-B1F7-E6CE6C05A70C.jpg?v=169763277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C3D58434-8E4F-4E08-B1F7-E6CE6C05A70C.jpg?v=169763277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საშემდუღებლო ელექტროდი Geka <text:s/>3.20x350mm</text:p>
          </table:table-cell>
          <table:table-cell office:value-type="string" calcext:value-type="string">
            <text:p>https://cdn.shopify.com/s/files/1/0797/7723/5223/files/4DB9FD52-1790-4ED8-BC76-746FCE47502C.jpg?v=169763270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4DB9FD52-1790-4ED8-BC76-746FCE47502C.jpg?v=16976327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შემდუღებლო-ელექტროდი-geka-3-20x350mm</text:p>
          </table:table-cell>
          <table:table-cell/>
          <table:table-cell office:value-type="string" calcext:value-type="string">
            <text:p>https://cdn.shopify.com/s/files/1/0797/7723/5223/files/6A124043-A5CE-42C8-9E2B-D593C3F6C2CB.jpg?v=169763270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A124043-A5CE-42C8-9E2B-D593C3F6C2CB.jpg?v=169763270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საშემდუღებლო ელექტროდი Geka <text:s/>2.50x350mm</text:p>
          </table:table-cell>
          <table:table-cell office:value-type="string" calcext:value-type="string">
            <text:p>https://cdn.shopify.com/s/files/1/0797/7723/5223/files/EA80A78E-6672-4F95-9705-13A74903FEDE.jpg?v=169763253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A80A78E-6672-4F95-9705-13A74903FEDE.jpg?v=16976325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შემდუღებლო-ელექტროდი-geka-2-50x350mm</text:p>
          </table:table-cell>
          <table:table-cell/>
          <table:table-cell office:value-type="string" calcext:value-type="string">
            <text:p>https://cdn.shopify.com/s/files/1/0797/7723/5223/files/6665A23B-15CB-4285-835F-77B0B344EC0A.jpg?v=169763253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665A23B-15CB-4285-835F-77B0B344EC0A.jpg?v=169763253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გამომწვარი-მავთული-4მმ</text:p>
          </table:table-cell>
          <table:table-cell office:value-type="string" calcext:value-type="string">
            <text:p>გამომწვარი მავთული 4მმ</text:p>
          </table:table-cell>
          <table:table-cell office:value-type="string" calcext:value-type="string">
            <text:p>https://cdn.shopify.com/s/files/1/0797/7723/5223/files/8F03013A-C061-48CB-A19F-9F191412C827.jpg?v=169763239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8F03013A-C061-48CB-A19F-9F191412C827.jpg?v=16976323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გამომწვარი-მავთული-3მმ</text:p>
          </table:table-cell>
          <table:table-cell office:value-type="string" calcext:value-type="string">
            <text:p>გამომწვარი მავთული 3მმ</text:p>
          </table:table-cell>
          <table:table-cell office:value-type="string" calcext:value-type="string">
            <text:p>https://cdn.shopify.com/s/files/1/0797/7723/5223/files/2F61CAFD-5D29-4FC0-8256-9BEAE315CC6D_a64d929e-af4e-41e7-8890-0331703ca404.jpg?v=169763234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2F61CAFD-5D29-4FC0-8256-9BEAE315CC6D_a64d929e-af4e-41e7-8890-0331703ca404.jpg?v=16976323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გამომწვარი-მავთული-2მმ</text:p>
          </table:table-cell>
          <table:table-cell office:value-type="string" calcext:value-type="string">
            <text:p>გამომწვარი მავთული 2მმ</text:p>
          </table:table-cell>
          <table:table-cell office:value-type="string" calcext:value-type="string">
            <text:p>https://cdn.shopify.com/s/files/1/0797/7723/5223/files/2F61CAFD-5D29-4FC0-8256-9BEAE315CC6D.jpg?v=1697632260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2F61CAFD-5D29-4FC0-8256-9BEAE315CC6D.jpg?v=1697632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გამომწვარი-მავთული-1-5მმ</text:p>
          </table:table-cell>
          <table:table-cell office:value-type="string" calcext:value-type="string">
            <text:p>გამომწვარი მავთული 1.5მმ</text:p>
          </table:table-cell>
          <table:table-cell office:value-type="string" calcext:value-type="string">
            <text:p>https://cdn.shopify.com/s/files/1/0797/7723/5223/files/142CCA28-5A8A-44E1-8988-9BE402A375A0.jpg?v=169763220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142CCA28-5A8A-44E1-8988-9BE402A375A0.jpg?v=16976322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გამომწვარი-მავთული-1-2მმ</text:p>
          </table:table-cell>
          <table:table-cell office:value-type="string" calcext:value-type="string">
            <text:p>გამომწვარი მავთული 1.2მმ</text:p>
          </table:table-cell>
          <table:table-cell office:value-type="string" calcext:value-type="string">
            <text:p>https://cdn.shopify.com/s/files/1/0797/7723/5223/files/2147F482-B7D5-49AA-BC84-433572A26635.jpg?v=169763212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2147F482-B7D5-49AA-BC84-433572A26635.jpg?v=16976321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200მმ</text:p>
          </table:table-cell>
          <table:table-cell office:value-type="string" calcext:value-type="string">
            <text:p>ლურსმანი 200მმ</text:p>
          </table:table-cell>
          <table:table-cell office:value-type="string" calcext:value-type="string">
            <text:p>https://cdn.shopify.com/s/files/1/0797/7723/5223/files/715603D5-AC06-488E-9092-7CEB6EC6BCD2_1aab21d0-7cec-49d3-bba4-f351e371d462.jpg?v=169763171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1aab21d0-7cec-49d3-bba4-f351e371d462.jpg?v=16976317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150მმ</text:p>
          </table:table-cell>
          <table:table-cell office:value-type="string" calcext:value-type="string">
            <text:p>ლურსმანი 150მმ</text:p>
          </table:table-cell>
          <table:table-cell office:value-type="string" calcext:value-type="string">
            <text:p>https://cdn.shopify.com/s/files/1/0797/7723/5223/files/715603D5-AC06-488E-9092-7CEB6EC6BCD2_148e3454-cafa-491c-a10b-787e09921eee.jpg?v=169763169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148e3454-cafa-491c-a10b-787e09921eee.jpg?v=16976316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120მმ</text:p>
          </table:table-cell>
          <table:table-cell office:value-type="string" calcext:value-type="string">
            <text:p>ლურსმანი 120მმ</text:p>
          </table:table-cell>
          <table:table-cell office:value-type="string" calcext:value-type="string">
            <text:p>https://cdn.shopify.com/s/files/1/0797/7723/5223/files/715603D5-AC06-488E-9092-7CEB6EC6BCD2_d6d3999b-08c6-4488-aee7-b179dab7de4a.jpg?v=169763168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d6d3999b-08c6-4488-aee7-b179dab7de4a.jpg?v=16976316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100მმ</text:p>
          </table:table-cell>
          <table:table-cell office:value-type="string" calcext:value-type="string">
            <text:p>ლურსმანი 100მმ</text:p>
          </table:table-cell>
          <table:table-cell office:value-type="string" calcext:value-type="string">
            <text:p>https://cdn.shopify.com/s/files/1/0797/7723/5223/files/715603D5-AC06-488E-9092-7CEB6EC6BCD2_d67b7e97-a0bd-4d57-bf4d-f42a67d20db3.jpg?v=169763166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d67b7e97-a0bd-4d57-bf4d-f42a67d20db3.jpg?v=16976316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80მმ</text:p>
          </table:table-cell>
          <table:table-cell office:value-type="string" calcext:value-type="string">
            <text:p>ლურსმანი 80მმ</text:p>
          </table:table-cell>
          <table:table-cell office:value-type="string" calcext:value-type="string">
            <text:p>https://cdn.shopify.com/s/files/1/0797/7723/5223/files/715603D5-AC06-488E-9092-7CEB6EC6BCD2_98276c43-0fbf-435b-bd73-6c10060fe5ad.jpg?v=169763164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98276c43-0fbf-435b-bd73-6c10060fe5ad.jpg?v=16976316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70მმ</text:p>
          </table:table-cell>
          <table:table-cell office:value-type="string" calcext:value-type="string">
            <text:p>ლურსმანი 70მმ</text:p>
          </table:table-cell>
          <table:table-cell office:value-type="string" calcext:value-type="string">
            <text:p>https://cdn.shopify.com/s/files/1/0797/7723/5223/files/715603D5-AC06-488E-9092-7CEB6EC6BCD2_784119bb-0e15-49ac-9436-4869eacc1ee1.jpg?v=1697631630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784119bb-0e15-49ac-9436-4869eacc1ee1.jpg?v=16976316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60მმ</text:p>
          </table:table-cell>
          <table:table-cell office:value-type="string" calcext:value-type="string">
            <text:p>ლურსმანი 60მმ</text:p>
          </table:table-cell>
          <table:table-cell office:value-type="string" calcext:value-type="string">
            <text:p>https://cdn.shopify.com/s/files/1/0797/7723/5223/files/715603D5-AC06-488E-9092-7CEB6EC6BCD2_aeb90f4f-fb29-48a9-ba22-003ada869e7e.jpg?v=169763161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_aeb90f4f-fb29-48a9-ba22-003ada869e7e.jpg?v=16976316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50მმ</text:p>
          </table:table-cell>
          <table:table-cell office:value-type="string" calcext:value-type="string">
            <text:p>ლურსმანი 50მმ</text:p>
          </table:table-cell>
          <table:table-cell office:value-type="string" calcext:value-type="string">
            <text:p>https://cdn.shopify.com/s/files/1/0797/7723/5223/files/715603D5-AC06-488E-9092-7CEB6EC6BCD2.jpg?v=1697631598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15603D5-AC06-488E-9092-7CEB6EC6BCD2.jpg?v=16976315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ლკვადრატი-80x80x2-5</text:p>
          </table:table-cell>
          <table:table-cell office:value-type="string" calcext:value-type="string">
            <text:p>მილკვადრატი 80x80x2.5</text:p>
          </table:table-cell>
          <table:table-cell office:value-type="string" calcext:value-type="string">
            <text:p>https://cdn.shopify.com/s/files/1/0797/7723/5223/files/951F5AE0-2DAA-4151-A23B-947A0F6C029E.jpg?v=169763142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11.6" calcext:value-type="float">
            <text:p>111.6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951F5AE0-2DAA-4151-A23B-947A0F6C029E.jpg?v=16976314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ლკვადრატი-15x15x1-5</text:p>
          </table:table-cell>
          <table:table-cell office:value-type="string" calcext:value-type="string">
            <text:p>მილკვადრატი 15x15x1,5</text:p>
          </table:table-cell>
          <table:table-cell office:value-type="string" calcext:value-type="string">
            <text:p>https://cdn.shopify.com/s/files/1/0797/7723/5223/files/91EDBE06-84AC-48CB-81E2-D7D8DA1295B0.jpg?v=169763092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.6" calcext:value-type="float">
            <text:p>15.6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91EDBE06-84AC-48CB-81E2-D7D8DA1295B0.jpg?v=16976309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ლკვადრატი-40x80x2-5</text:p>
          </table:table-cell>
          <table:table-cell office:value-type="string" calcext:value-type="string">
            <text:p>მილკვადრატი 40x80x2.5</text:p>
          </table:table-cell>
          <table:table-cell office:value-type="string" calcext:value-type="string">
            <text:p>https://cdn.shopify.com/s/files/1/0797/7723/5223/files/3D678A40-A35F-41AC-B3F5-CB3D942A1080.jpg?v=169762183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74.4" calcext:value-type="float">
            <text:p>74.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3D678A40-A35F-41AC-B3F5-CB3D942A1080.jpg?v=16976218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ლკვადრატი-100x100x4-0</text:p>
          </table:table-cell>
          <table:table-cell office:value-type="string" calcext:value-type="string">
            <text:p>მილკვადრატი 100x100x4,0</text:p>
          </table:table-cell>
          <table:table-cell office:value-type="string" calcext:value-type="string">
            <text:p>https://cdn.shopify.com/s/files/1/0797/7723/5223/files/027F06F1-B07F-441C-9222-E7C955220A7B.jpg?v=1697621764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08.8" calcext:value-type="float">
            <text:p>208.8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027F06F1-B07F-441C-9222-E7C955220A7B.jpg?v=16976217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ლკვადრატი-50x50x2-5</text:p>
          </table:table-cell>
          <table:table-cell office:value-type="string" calcext:value-type="string">
            <text:p>მილკვადრატი 50x50x2.5</text:p>
          </table:table-cell>
          <table:table-cell office:value-type="string" calcext:value-type="string">
            <text:p>https://cdn.shopify.com/s/files/1/0797/7723/5223/files/7BC0E950-3512-45BC-B289-B9B407B13F9A.jpg?v=169762156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1.2" calcext:value-type="float">
            <text:p>61.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BC0E950-3512-45BC-B289-B9B407B13F9A.jpg?v=16976215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ნა-ბამბა-არიანა-15მ2</text:p>
          </table:table-cell>
          <table:table-cell office:value-type="string" calcext:value-type="string">
            <text:p>მინა ბამბა არიანა 15მ2</text:p>
          </table:table-cell>
          <table:table-cell office:value-type="string" calcext:value-type="string">
            <text:p>https://cdn.shopify.com/s/files/1/0797/7723/5223/files/38F7758A-6619-43F9-9669-C644215F46E8_ed4c170f-cdd7-4ff4-bc9d-9bd468a5aadc.jpg?v=1697184893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38F7758A-6619-43F9-9669-C644215F46E8_ed4c170f-cdd7-4ff4-bc9d-9bd468a5aadc.jpg?v=16971848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ინა-ბამბა-არიანა-12მ2</text:p>
          </table:table-cell>
          <table:table-cell office:value-type="string" calcext:value-type="string">
            <text:p>მინა ბამბა არიანა 12მ2</text:p>
          </table:table-cell>
          <table:table-cell office:value-type="string" calcext:value-type="string">
            <text:p>https://cdn.shopify.com/s/files/1/0797/7723/5223/files/38F7758A-6619-43F9-9669-C644215F46E8.jpg?v=169718485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38F7758A-6619-43F9-9669-C644215F46E8.jpg?v=16971848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ირანული ცეცხლგამძლე აგური TURK 23*11*6.5</text:p>
          </table:table-cell>
          <table:table-cell office:value-type="string" calcext:value-type="string">
            <text:p>https://cdn.shopify.com/s/files/1/0797/7723/5223/files/CFB1155B-5BA3-481C-9A97-7A4EA17D1216.jpg?v=1697184288</text:p>
          </table:table-cell>
          <table:table-cell office:value-type="string" calcext:value-type="string">
            <text:p>&lt;p&gt;ზომა 23*11*6.5&lt;/p&gt;</text:p>
          </table:table-cell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FB1155B-5BA3-481C-9A97-7A4EA17D1216.jpg?v=16971842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ცეცხლგამძლე-აგური-1</text:p>
          </table:table-cell>
          <table:table-cell/>
          <table:table-cell office:value-type="string" calcext:value-type="string">
            <text:p>https://cdn.shopify.com/s/files/1/0797/7723/5223/files/86FF069A-D69C-4DB1-899A-6998E8AF8D19.jpg?v=169718428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86FF069A-D69C-4DB1-899A-6998E8AF8D19.jpg?v=169718428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ცეცხლგამძლე-აგური-1</text:p>
          </table:table-cell>
          <table:table-cell/>
          <table:table-cell office:value-type="string" calcext:value-type="string">
            <text:p>https://cdn.shopify.com/s/files/1/0797/7723/5223/files/72EE0BB9-4BBC-4498-9AF2-13104EC0AAC9.jpg?v=169718428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72EE0BB9-4BBC-4498-9AF2-13104EC0AAC9.jpg?v=169718428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ეკლიანი მავთული უჟანგავი 2მმ- 270მ</text:p>
          </table:table-cell>
          <table:table-cell office:value-type="string" calcext:value-type="string">
            <text:p>https://cdn.shopify.com/s/files/1/0797/7723/5223/files/B8982B42-B578-4390-9B4F-10F903E5AE52.jpg?v=169711613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B8982B42-B578-4390-9B4F-10F903E5AE52.jpg?v=16971161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ეკლიანი-მავთული-უჟანგავი-2მმ-270მ</text:p>
          </table:table-cell>
          <table:table-cell/>
          <table:table-cell office:value-type="string" calcext:value-type="string">
            <text:p>https://cdn.shopify.com/s/files/1/0797/7723/5223/files/71A356E0-C179-477D-A221-11AF1C1D889B.jpg?v=169711613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71A356E0-C179-477D-A221-11AF1C1D889B.jpg?v=169711613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წებოცემენტი TomArt Frost TR-023</text:p>
          </table:table-cell>
          <table:table-cell office:value-type="string" calcext:value-type="string">
            <text:p>https://cdn.shopify.com/s/files/1/0797/7723/5223/files/CF3C61D1-AEA7-40CF-821A-2C0F3F611E5D.jpg?v=1697115729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F3C61D1-AEA7-40CF-821A-2C0F3F611E5D.jpg?v=16971157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წებოცემენტი-tomart-frost-tr-023</text:p>
          </table:table-cell>
          <table:table-cell/>
          <table:table-cell office:value-type="string" calcext:value-type="string">
            <text:p>https://cdn.shopify.com/s/files/1/0797/7723/5223/files/96045DB5-16E8-4139-B2C8-0BDF6FA8E3A0.jpg?v=169711572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96045DB5-16E8-4139-B2C8-0BDF6FA8E3A0.jpg?v=169711572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ყავისფერი ხელთათმანი BRAVO</text:p>
          </table:table-cell>
          <table:table-cell office:value-type="string" calcext:value-type="string">
            <text:p>https://cdn.shopify.com/s/files/1/0797/7723/5223/files/C27FC466-8E7A-4C44-9524-4403731AEFB3.jpg?v=169711450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C27FC466-8E7A-4C44-9524-4403731AEFB3.jpg?v=16971145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ხელთათმანი-ყავისფერი-bravo</text:p>
          </table:table-cell>
          <table:table-cell/>
          <table:table-cell office:value-type="string" calcext:value-type="string">
            <text:p>https://cdn.shopify.com/s/files/1/0797/7723/5223/files/3F14D3B7-D603-4975-9251-7CF0A87FB6D5.jpg?v=169711450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F14D3B7-D603-4975-9251-7CF0A87FB6D5.jpg?v=169711450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სტაფილოსფერი ხელთათმანი BRAVO</text:p>
          </table:table-cell>
          <table:table-cell office:value-type="string" calcext:value-type="string">
            <text:p>https://cdn.shopify.com/s/files/1/0797/7723/5223/files/E7F8FCAE-2EA0-473B-8A0B-20D49C615022.jpg?v=1697112045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E7F8FCAE-2EA0-473B-8A0B-20D49C615022.jpg?v=16971120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ტაფილოსფერი-ხელთათმანი-bravo</text:p>
          </table:table-cell>
          <table:table-cell/>
          <table:table-cell office:value-type="string" calcext:value-type="string">
            <text:p>https://cdn.shopify.com/s/files/1/0797/7723/5223/files/535BB4DC-C256-4582-A869-4CB4117318A8.jpg?v=169711204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535BB4DC-C256-4582-A869-4CB4117318A8.jpg?v=169711204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ლურჯი ხელთათმანი #300</text:p>
          </table:table-cell>
          <table:table-cell office:value-type="string" calcext:value-type="string">
            <text:p>https://cdn.shopify.com/s/files/1/0797/7723/5223/files/0A703989-B9E7-4814-9D9D-50463F5EA9F2.jpg?v=169711194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0A703989-B9E7-4814-9D9D-50463F5EA9F2.jpg?v=16971119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ჯი-ხელთათმანი-300</text:p>
          </table:table-cell>
          <table:table-cell/>
          <table:table-cell office:value-type="string" calcext:value-type="string">
            <text:p>https://cdn.shopify.com/s/files/1/0797/7723/5223/files/A15C0B7E-A395-4A54-BCEB-77C36AB48C7C.jpg?v=169711194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A15C0B7E-A395-4A54-BCEB-77C36AB48C7C.jpg?v=169711194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საჭრელი რგოლი 400x4,0x32</text:p>
          </table:table-cell>
          <table:table-cell office:value-type="string" calcext:value-type="string">
            <text:p>https://cdn.shopify.com/s/files/1/0797/7723/5223/files/78EADB8E-3F9E-4835-B7C6-682D6EA188FD.jpg?v=169711133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78EADB8E-3F9E-4835-B7C6-682D6EA188FD.jpg?v=16971113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ჭრელი-რგოლი-400x4-0x32</text:p>
          </table:table-cell>
          <table:table-cell/>
          <table:table-cell office:value-type="string" calcext:value-type="string">
            <text:p>https://cdn.shopify.com/s/files/1/0797/7723/5223/files/375EFB92-3E7F-405E-84C2-F7D553BAF68B.jpg?v=169711133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75EFB92-3E7F-405E-84C2-F7D553BAF68B.jpg?v=169711133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საშკურკი რგოლი 125x22mm</text:p>
          </table:table-cell>
          <table:table-cell office:value-type="string" calcext:value-type="string">
            <text:p>https://cdn.shopify.com/s/files/1/0797/7723/5223/files/D9462229-B765-4C75-8FC9-34285FBF710C.jpg?v=169710402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D9462229-B765-4C75-8FC9-34285FBF710C.jpg?v=16971040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შკურკი-ქვა-125x22mm</text:p>
          </table:table-cell>
          <table:table-cell/>
          <table:table-cell office:value-type="string" calcext:value-type="string">
            <text:p>https://cdn.shopify.com/s/files/1/0797/7723/5223/files/3BE0E1A8-BB86-4BDF-AA92-77241FEA4248.jpg?v=169710402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BE0E1A8-BB86-4BDF-AA92-77241FEA4248.jpg?v=169710402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საჭრელი რგოლი 230x2,5x22,23</text:p>
          </table:table-cell>
          <table:table-cell office:value-type="string" calcext:value-type="string">
            <text:p>https://cdn.shopify.com/s/files/1/0797/7723/5223/files/874C182F-BE3E-406E-8A7F-DD8C88F48F39.jpg?v=1697099321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874C182F-BE3E-406E-8A7F-DD8C88F48F39.jpg?v=16970993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ჭრელი-რგოლი-230x2-5x22-23</text:p>
          </table:table-cell>
          <table:table-cell/>
          <table:table-cell office:value-type="string" calcext:value-type="string">
            <text:p>https://cdn.shopify.com/s/files/1/0797/7723/5223/files/65569669-5154-4311-8F7D-1976A0306CA8.jpg?v=169709932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5569669-5154-4311-8F7D-1976A0306CA8.jpg?v=169709932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საჭრელი რგოლი 125x1,0x22,23</text:p>
          </table:table-cell>
          <table:table-cell office:value-type="string" calcext:value-type="string">
            <text:p>https://cdn.shopify.com/s/files/1/0797/7723/5223/files/51BC63C1-78EC-481E-B6FF-835626F427E5.jpg?v=1696941677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51BC63C1-78EC-481E-B6FF-835626F427E5.jpg?v=16969416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ჭრელი-რგოლი-125x1-0x22-23</text:p>
          </table:table-cell>
          <table:table-cell/>
          <table:table-cell office:value-type="string" calcext:value-type="string">
            <text:p>https://cdn.shopify.com/s/files/1/0797/7723/5223/files/90051A0F-E99E-4EB5-8172-A5DCFCDD69F4.jpg?v=169694167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90051A0F-E99E-4EB5-8172-A5DCFCDD69F4.jpg?v=169694167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ლეპტოპი - ლენოვო</text:p>
          </table:table-cell>
          <table:table-cell office:value-type="string" calcext:value-type="string">
            <text:p>https://cdn.shopify.com/s/files/1/0797/7723/5223/files/B54ACFD9-76D5-43C6-B376-535E82D62EE3.jpg?v=1696444946</text:p>
          </table:table-cell>
          <table:table-cell/>
          <table:table-cell office:value-type="string" calcext:value-type="string">
            <text:p>Rako.ge</text:p>
          </table:table-cell>
          <table:table-cell table:number-columns-repeated="3"/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https://cdn.shopify.com/s/files/1/0797/7723/5223/files/B54ACFD9-76D5-43C6-B376-535E82D62EE3.jpg?v=16964449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ეპტოპი-ლენოვო-1</text:p>
          </table:table-cell>
          <table:table-cell/>
          <table:table-cell office:value-type="string" calcext:value-type="string">
            <text:p>https://cdn.shopify.com/s/files/1/0797/7723/5223/files/647C6A6F-C422-4168-9307-0DC458B876B1.jpg?v=169644494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47C6A6F-C422-4168-9307-0DC458B876B1.jpg?v=169644494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ჰაიდელბერგ ცემენტი 400 მარკიანი</text:p>
          </table:table-cell>
          <table:table-cell office:value-type="string" calcext:value-type="string">
            <text:p>https://cdn.shopify.com/s/files/1/0797/7723/5223/files/400.jpg?v=1690824675</text:p>
          </table:table-cell>
          <table:table-cell office:value-type="string" calcext:value-type="string">
            <text:p>&lt;div class="shida-7" data-mce-fragment="1"&gt;</text:p>
            <text:p>&lt;p data-mce-fragment="1"&gt;ცემენტი გამოიყენება სამშენებლო საქმიანობისათვის.. ერთი ტომარა არის 40კგ. მარკიანობა 400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ცემენტები, ცემენტი, ჰაიდელბერგ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00 მარკიანი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4.5" calcext:value-type="float">
            <text:p>14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0914967</text:p>
          </table:table-cell>
          <table:table-cell office:value-type="string" calcext:value-type="string">
            <text:p>https://cdn.shopify.com/s/files/1/0797/7723/5223/files/400.jpg?v=16908246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ჰაიდელბერგ-ცემენტი-400-მარკიანი</text:p>
          </table:table-cell>
          <table:table-cell/>
          <table:table-cell office:value-type="string" calcext:value-type="string">
            <text:p>https://cdn.shopify.com/s/files/1/0797/7723/5223/files/400_2.jpg?v=169082467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00_2.jpg?v=169082467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ჰაიდელბერგ-ცემენტი-400-მარკიანი</text:p>
          </table:table-cell>
          <table:table-cell/>
          <table:table-cell office:value-type="string" calcext:value-type="string">
            <text:p>https://cdn.shopify.com/s/files/1/0797/7723/5223/files/400_3.jpg?v=169082467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00_3.jpg?v=169082467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ცეცხლგამძლე თიხა (შამუთი)</text:p>
          </table:table-cell>
          <table:table-cell office:value-type="string" calcext:value-type="string">
            <text:p>https://cdn.shopify.com/s/files/1/0797/7723/5223/files/6270b7c0dc30bcd3c599b45ecc660f9a.png?v=1690824562</text:p>
          </table:table-cell>
          <table:table-cell office:value-type="string" calcext:value-type="string">
            <text:p>&lt;span data-mce-fragment="1"&gt;გამოიყენება ბუხრების და ღუმელების ასაშენებლ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ცემენტები,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6886295</text:p>
          </table:table-cell>
          <table:table-cell office:value-type="string" calcext:value-type="string">
            <text:p>https://cdn.shopify.com/s/files/1/0797/7723/5223/files/6270b7c0dc30bcd3c599b45ecc660f9a.png?v=16908245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ცეცხლგამძლე-თიხა-შამუთი</text:p>
          </table:table-cell>
          <table:table-cell/>
          <table:table-cell office:value-type="string" calcext:value-type="string">
            <text:p>https://cdn.shopify.com/s/files/1/0797/7723/5223/files/2_139ec2f2-0e2e-4b22-abe9-eca0b4f89cfe.png?v=169082456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139ec2f2-0e2e-4b22-abe9-eca0b4f89cfe.png?v=169082456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თაბაშირი</text:p>
          </table:table-cell>
          <table:table-cell office:value-type="string" calcext:value-type="string">
            <text:p>თაბაშირი - 30კგ</text:p>
          </table:table-cell>
          <table:table-cell office:value-type="string" calcext:value-type="string">
            <text:p>https://cdn.shopify.com/s/files/1/0797/7723/5223/files/3_f79ce299-ae48-4996-bb22-fd586c4f0379.jpg?v=1690824467</text:p>
          </table:table-cell>
          <table:table-cell office:value-type="string" calcext:value-type="string">
            <text:p>&lt;p&gt;&lt;span data-mce-fragment="1"&gt;გამოიყენება სარემონტო სამუშაოების დროს ფორმების გამოსაყვანად..&lt;/span&gt;&lt;br data-mce-fragment="1"&gt;&lt;span class="masha_index masha_index6" rel="6" data-mce-fragment="1"&gt;&lt;/span&gt;&lt;span data-mce-fragment="1"&gt;30კგ-ს ფასია 12 ლარი.&lt;/span&gt;&lt;/p&gt;</text:p>
            <text:p>&lt;p&gt; &lt;/p&gt;</text:p>
            <text:p>&lt;p&gt;&lt;span data-mce-fragment="1"&gt;მხოლოდ თბილისის ფილიალში 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თაბაშირი, ცემენტები,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7799831</text:p>
          </table:table-cell>
          <table:table-cell office:value-type="string" calcext:value-type="string">
            <text:p>https://cdn.shopify.com/s/files/1/0797/7723/5223/files/3_f79ce299-ae48-4996-bb22-fd586c4f0379.jpg?v=16908244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თაბაშირი</text:p>
          </table:table-cell>
          <table:table-cell/>
          <table:table-cell office:value-type="string" calcext:value-type="string">
            <text:p>https://cdn.shopify.com/s/files/1/0797/7723/5223/files/2_0bf7903f-e99e-479b-b8ba-15c35ed09549.jpg?v=169082446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0bf7903f-e99e-479b-b8ba-15c35ed09549.jpg?v=169082446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თაბაშირი</text:p>
          </table:table-cell>
          <table:table-cell/>
          <table:table-cell office:value-type="string" calcext:value-type="string">
            <text:p>https://cdn.shopify.com/s/files/1/0797/7723/5223/files/eef622f36539ef7454eaaee5ddc158b5.jpg?v=169082446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eef622f36539ef7454eaaee5ddc158b5.jpg?v=169082446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გაჯი</text:p>
          </table:table-cell>
          <table:table-cell office:value-type="string" calcext:value-type="string">
            <text:p>გაჯი - ქართული (რუსთავი)</text:p>
          </table:table-cell>
          <table:table-cell office:value-type="string" calcext:value-type="string">
            <text:p>https://cdn.shopify.com/s/files/1/0797/7723/5223/files/3210118dcf53a5e043096eb33ff556f2.jpg?v=1690824388</text:p>
          </table:table-cell>
          <table:table-cell office:value-type="string" calcext:value-type="string">
            <text:p>&lt;span data-mce-fragment="1"&gt;1 ტომარა (40კგ) 5 ლარი. გამოიყენება სარემონტო სამუშაოებისთვის კედლების გასალეს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გაჯი, ცემენტები,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3083031</text:p>
          </table:table-cell>
          <table:table-cell office:value-type="string" calcext:value-type="string">
            <text:p>https://cdn.shopify.com/s/files/1/0797/7723/5223/files/3210118dcf53a5e043096eb33ff556f2.jpg?v=16908243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გაჯი</text:p>
          </table:table-cell>
          <table:table-cell/>
          <table:table-cell office:value-type="string" calcext:value-type="string">
            <text:p>https://cdn.shopify.com/s/files/1/0797/7723/5223/files/3_7e3a34f4-ec27-435f-a249-05f241ed63a3.jpg?v=169082438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7e3a34f4-ec27-435f-a249-05f241ed63a3.jpg?v=169082438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გაჯი</text:p>
          </table:table-cell>
          <table:table-cell/>
          <table:table-cell office:value-type="string" calcext:value-type="string">
            <text:p>https://cdn.shopify.com/s/files/1/0797/7723/5223/files/2_0b6f0c27-2f2a-4e61-add0-f6eaeb241656.jpg?v=169082438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0b6f0c27-2f2a-4e61-add0-f6eaeb241656.jpg?v=169082438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გური</text:p>
          </table:table-cell>
          <table:table-cell office:value-type="string" calcext:value-type="string">
            <text:p>მეორადი აგური</text:p>
          </table:table-cell>
          <table:table-cell office:value-type="string" calcext:value-type="string">
            <text:p>https://cdn.shopify.com/s/files/1/0797/7723/5223/files/c5e8be7afcd5829312c27bacd414f825.jpg?v=1690824275</text:p>
          </table:table-cell>
          <table:table-cell office:value-type="string" calcext:value-type="string">
            <text:p>&lt;span data-mce-fragment="1"&gt;აგური გამოიყენება სამშენებლო საქმიანობისათვის. ფასი არის საცალო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7x13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'76749079</text:p>
          </table:table-cell>
          <table:table-cell office:value-type="string" calcext:value-type="string">
            <text:p>https://cdn.shopify.com/s/files/1/0797/7723/5223/files/c5e8be7afcd5829312c27bacd414f825.jpg?v=16908242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გური</text:p>
          </table:table-cell>
          <table:table-cell/>
          <table:table-cell office:value-type="string" calcext:value-type="string">
            <text:p>https://cdn.shopify.com/s/files/1/0797/7723/5223/files/2_05580229-7345-47d9-a59f-0dbbb77039e1.jpg?v=169082427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05580229-7345-47d9-a59f-0dbbb77039e1.jpg?v=169082427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გური</text:p>
          </table:table-cell>
          <table:table-cell/>
          <table:table-cell office:value-type="string" calcext:value-type="string">
            <text:p>https://cdn.shopify.com/s/files/1/0797/7723/5223/files/3_9370a504-9de5-4ed0-bb37-7ce22b845079.jpg?v=169082427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9370a504-9de5-4ed0-bb37-7ce22b845079.jpg?v=169082427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ძველი ქართული აგური</text:p>
          </table:table-cell>
          <table:table-cell office:value-type="string" calcext:value-type="string">
            <text:p>https://cdn.shopify.com/s/files/1/0797/7723/5223/files/2_23c3e640-3032-4393-b207-bcd1696ad73e.jpg?v=1690824166</text:p>
          </table:table-cell>
          <table:table-cell office:value-type="string" calcext:value-type="string">
            <text:p>&lt;span data-mce-fragment="1"&gt;აგური გამოიყენება სამშენებლო სამუშაოებისთვის.. საცალო ფასი 2.00 ლარ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ძველებული აგური, ქართული აგური, ძვე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9x19x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'23402775</text:p>
          </table:table-cell>
          <table:table-cell office:value-type="string" calcext:value-type="string">
            <text:p>https://cdn.shopify.com/s/files/1/0797/7723/5223/files/2_23c3e640-3032-4393-b207-bcd1696ad73e.jpg?v=16908241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ძველი-ქართული-აგური</text:p>
          </table:table-cell>
          <table:table-cell/>
          <table:table-cell office:value-type="string" calcext:value-type="string">
            <text:p>https://cdn.shopify.com/s/files/1/0797/7723/5223/files/3_7ccb7c1b-1b74-42c6-8cf1-b0de00db4c29.jpg?v=169082416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7ccb7c1b-1b74-42c6-8cf1-b0de00db4c29.jpg?v=169082416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ძველი-ქართული-აგური</text:p>
          </table:table-cell>
          <table:table-cell/>
          <table:table-cell office:value-type="string" calcext:value-type="string">
            <text:p>https://cdn.shopify.com/s/files/1/0797/7723/5223/files/4_e3bd24cb-9732-4ae8-83fb-5a1f7acd352c.jpg?v=169082416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e3bd24cb-9732-4ae8-83fb-5a1f7acd352c.jpg?v=169082416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ქართული აგური - ახალი</text:p>
          </table:table-cell>
          <table:table-cell office:value-type="string" calcext:value-type="string">
            <text:p>https://cdn.shopify.com/s/files/1/0797/7723/5223/files/29f3c241ba418af89bf54d07d221cec8.jpg?v=1690824060</text:p>
          </table:table-cell>
          <table:table-cell office:value-type="string" calcext:value-type="string">
            <text:p>&lt;span data-mce-fragment="1"&gt;გამოიყენება სამშენებლო სამუშაოებისთვის. საცალო ფასია 3.00ლ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ახალი ქართული აგური, ქართ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x4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4354839</text:p>
          </table:table-cell>
          <table:table-cell office:value-type="string" calcext:value-type="string">
            <text:p>https://cdn.shopify.com/s/files/1/0797/7723/5223/files/29f3c241ba418af89bf54d07d221cec8.jpg?v=16908240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ხალი-ქართული-აგური-1</text:p>
          </table:table-cell>
          <table:table-cell/>
          <table:table-cell office:value-type="string" calcext:value-type="string">
            <text:p>https://cdn.shopify.com/s/files/1/0797/7723/5223/files/4_744469ec-2f9d-4adb-82d2-0fb88f0f96c0.jpg?v=1690824060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744469ec-2f9d-4adb-82d2-0fb88f0f96c0.jpg?v=1690824060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/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კრამიტი - <text:s/>მეორადი - ქართული (იმერული)</text:p>
          </table:table-cell>
          <table:table-cell office:value-type="string" calcext:value-type="string">
            <text:p>https://cdn.shopify.com/s/files/1/0797/7723/5223/files/e2ee7591e380f595c32f59856c35e9b5.jpg?v=1690823874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ში, შენობის გადასახურავად.&lt;/span&gt;&lt;/p&gt;</text:p>
            <text:p>&lt;p&gt;&lt;br data-mce-fragment="1"&gt;&lt;span class="masha_index masha_index6" rel="6" data-mce-fragment="1"&gt;&lt;/span&gt;&lt;span data-mce-fragment="1"&gt;საცალო ფასია: 1.50 ლ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oof tiles</text:p>
          </table:table-cell>
          <table:table-cell office:value-type="string" calcext:value-type="string">
            <text:p>იმერული კრამიტი, კრამიტები, კრამიტი, მეორადი იმერული კრამი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6378519</text:p>
          </table:table-cell>
          <table:table-cell office:value-type="string" calcext:value-type="string">
            <text:p>https://cdn.shopify.com/s/files/1/0797/7723/5223/files/e2ee7591e380f595c32f59856c35e9b5.jpg?v=16908238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მერული-კრამიტი-მეორადი</text:p>
          </table:table-cell>
          <table:table-cell/>
          <table:table-cell office:value-type="string" calcext:value-type="string">
            <text:p>https://cdn.shopify.com/s/files/1/0797/7723/5223/files/5.jpg?v=169082387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5.jpg?v=169082387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მერული-კრამიტი-მეორადი</text:p>
          </table:table-cell>
          <table:table-cell/>
          <table:table-cell office:value-type="string" calcext:value-type="string">
            <text:p>https://cdn.shopify.com/s/files/1/0797/7723/5223/files/4_a04fcc94-6efa-4bef-9763-bff7829e9519.jpg?v=169082387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a04fcc94-6efa-4bef-9763-bff7829e9519.jpg?v=169082387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მერული-კრამიტი-მეორადი</text:p>
          </table:table-cell>
          <table:table-cell/>
          <table:table-cell office:value-type="string" calcext:value-type="string">
            <text:p>https://cdn.shopify.com/s/files/1/0797/7723/5223/files/3_226fa00c-6137-4cd7-9faa-645f5dae97cf.jpg?v=169082387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226fa00c-6137-4cd7-9faa-645f5dae97cf.jpg?v=1690823874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მერული-კრამიტი-მეორადი</text:p>
          </table:table-cell>
          <table:table-cell/>
          <table:table-cell office:value-type="string" calcext:value-type="string">
            <text:p>https://cdn.shopify.com/s/files/1/0797/7723/5223/files/2_4a29f942-5729-4f43-a1db-0c1b6d92c445.jpg?v=169082387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4a29f942-5729-4f43-a1db-0c1b6d92c445.jpg?v=169082387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string" calcext:value-type="string">
            <text:p>პემზა</text:p>
          </table:table-cell>
          <table:table-cell office:value-type="string" calcext:value-type="string">
            <text:p>https://cdn.shopify.com/s/files/1/0797/7723/5223/files/65f6a071e7b116026e3fe342405d6a6d.jpg?v=1690823762</text:p>
          </table:table-cell>
          <table:table-cell office:value-type="string" calcext:value-type="string">
            <text:p>&lt;span data-mce-fragment="1"&gt;1კუბი 70ლარი. გამოიყენება სამშენებლო სამუშაოებში.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პემზა, ქვიშა/ხრეშ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0017559</text:p>
          </table:table-cell>
          <table:table-cell office:value-type="string" calcext:value-type="string">
            <text:p>https://cdn.shopify.com/s/files/1/0797/7723/5223/files/65f6a071e7b116026e3fe342405d6a6d.jpg?v=16908237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ემზა</text:p>
          </table:table-cell>
          <table:table-cell/>
          <table:table-cell office:value-type="string" calcext:value-type="string">
            <text:p>https://cdn.shopify.com/s/files/1/0797/7723/5223/files/2_aeffdcd6-dced-400d-9d99-969575cc548d.jpg?v=169082376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aeffdcd6-dced-400d-9d99-969575cc548d.jpg?v=169082376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ხრეში ღორღი კენჭი</text:p>
          </table:table-cell>
          <table:table-cell office:value-type="string" calcext:value-type="string">
            <text:p>https://cdn.shopify.com/s/files/1/0797/7723/5223/files/697391385776ae4e6b1160bc87af1a83.png?v=1690823650</text:p>
          </table:table-cell>
          <table:table-cell office:value-type="string" calcext:value-type="string">
            <text:p>&lt;span data-mce-fragment="1"&gt;1 კუბი 30ლ. გამოიყენება სამშენებლო სამუშაოებისთვის&lt;/span&gt;&lt;br data-mce-fragment="1"&gt;&lt;span class="masha_index masha_index6" rel="6" data-mce-fragment="1"&gt;&lt;/span&gt;&lt;span data-mce-fragment="1"&gt;გვაქვს სხვა და სხვა ფრაქცია. 10მმ , 20მმ , 40მმ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ქვიშა/ხრეში, ხრეშ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2924183</text:p>
          </table:table-cell>
          <table:table-cell office:value-type="string" calcext:value-type="string">
            <text:p>https://cdn.shopify.com/s/files/1/0797/7723/5223/files/697391385776ae4e6b1160bc87af1a83.png?v=16908236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ხრეში-ღორღი-კენჭი</text:p>
          </table:table-cell>
          <table:table-cell/>
          <table:table-cell office:value-type="string" calcext:value-type="string">
            <text:p>https://cdn.shopify.com/s/files/1/0797/7723/5223/files/2_dae2b351-dae8-4c61-a2db-fc7adab3ae54.png?v=169082365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2956951</text:p>
          </table:table-cell>
          <table:table-cell office:value-type="string" calcext:value-type="string">
            <text:p>https://cdn.shopify.com/s/files/1/0797/7723/5223/files/2_dae2b351-dae8-4c61-a2db-fc7adab3ae54.png?v=169082365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ხრეში-ღორღი-კენჭი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298971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ტიხრის ბლოკი</text:p>
          </table:table-cell>
          <table:table-cell office:value-type="string" calcext:value-type="string">
            <text:p>https://cdn.shopify.com/s/files/1/0797/7723/5223/files/1355fea5b8625bbc6b04b1dc060fb476.jpg?v=1690823521</text:p>
          </table:table-cell>
          <table:table-cell office:value-type="string" calcext:value-type="string">
            <text:p>&lt;div class="shida-7" data-mce-fragment="1"&gt;</text:p>
            <text:p>&lt;p data-mce-fragment="1"&gt;ტიხრის ბლოკი გამოიყენება სამშენებლო სამუშაოების დროს ოთახების გადასატიხრათ.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concrete block</text:p>
          </table:table-cell>
          <table:table-cell office:value-type="string" calcext:value-type="string">
            <text:p>ბლოკები, ბლოკი, ტიხრის ბლოკ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39x10x1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'96967959</text:p>
          </table:table-cell>
          <table:table-cell office:value-type="string" calcext:value-type="string">
            <text:p>https://cdn.shopify.com/s/files/1/0797/7723/5223/files/1355fea5b8625bbc6b04b1dc060fb476.jpg?v=16908235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ტიხრის-ბლოკი</text:p>
          </table:table-cell>
          <table:table-cell/>
          <table:table-cell office:value-type="string" calcext:value-type="string">
            <text:p>https://cdn.shopify.com/s/files/1/0797/7723/5223/files/2_4f8c6c31-8911-4555-9864-b40444c803ec.jpg?v=169082352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4f8c6c31-8911-4555-9864-b40444c803ec.jpg?v=169082352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ტიხრის-ბლოკი</text:p>
          </table:table-cell>
          <table:table-cell/>
          <table:table-cell office:value-type="string" calcext:value-type="string">
            <text:p>https://cdn.shopify.com/s/files/1/0797/7723/5223/files/3_6eda6495-b31d-4128-8b89-974c70c3f1c9.jpg?v=169082352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6eda6495-b31d-4128-8b89-974c70c3f1c9.jpg?v=1690823522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აგური - ქართული - დახერხილი - 19x4x4</text:p>
          </table:table-cell>
          <table:table-cell office:value-type="string" calcext:value-type="string">
            <text:p>https://cdn.shopify.com/s/files/1/0797/7723/5223/files/7c66480420481cf6632e3703d0108dc6.jpg?v=1690823398</text:p>
          </table:table-cell>
          <table:table-cell office:value-type="string" calcext:value-type="string">
            <text:p>&lt;p&gt;&lt;span data-mce-fragment="1"&gt;დახერხილი ქართული აგური გამოიყენება სამშენებლო სამუშაოებისთვის (დაჭრა შეკვეთით) ფასი საცალოა.&lt;/span&gt;&lt;/p&gt;</text:p>
            <text:p>&lt;p&gt; &lt;/p&gt;</text:p>
            <text:p>&lt;p&gt;&lt;span data-mce-fragment="1"&gt;მხოლოდ თბილისის ფილიალში&lt;br&gt;აგური-მარ-მეო-კერ-19x4x4-ქარ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ხერხილი აგური, ქართ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9x4x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0181015</text:p>
          </table:table-cell>
          <table:table-cell office:value-type="string" calcext:value-type="string">
            <text:p>https://cdn.shopify.com/s/files/1/0797/7723/5223/files/7c66480420481cf6632e3703d0108dc6.jpg?v=16908233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დახერხილი-ქართული-აგური</text:p>
          </table:table-cell>
          <table:table-cell/>
          <table:table-cell office:value-type="string" calcext:value-type="string">
            <text:p>https://cdn.shopify.com/s/files/1/0797/7723/5223/files/2_2eb38614-3032-4061-9440-e0b0e2dbf297.jpg?v=169082339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2eb38614-3032-4061-9440-e0b0e2dbf297.jpg?v=169082339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დახერხილი-ქართული-აგური</text:p>
          </table:table-cell>
          <table:table-cell/>
          <table:table-cell office:value-type="string" calcext:value-type="string">
            <text:p>https://cdn.shopify.com/s/files/1/0797/7723/5223/files/3_d2740378-224e-4a72-bf7d-08cfea62694a.jpg?v=169082339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d2740378-224e-4a72-bf7d-08cfea62694a.jpg?v=169082339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ძველი აგური მეორადი</text:p>
          </table:table-cell>
          <table:table-cell office:value-type="string" calcext:value-type="string">
            <text:p>https://cdn.shopify.com/s/files/1/0797/7723/5223/files/91855117ccdddc4c25da0f0358fd4258.jpg?v=1690823244</text:p>
          </table:table-cell>
          <table:table-cell office:value-type="string" calcext:value-type="string">
            <text:p>&lt;span data-mce-fragment="1"&gt;აგური გამოიყენება სამშენებლო სამუშაოებისთვის. ფასი საცალოა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ძველებული აგური, მეორად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8970391</text:p>
          </table:table-cell>
          <table:table-cell office:value-type="string" calcext:value-type="string">
            <text:p>https://cdn.shopify.com/s/files/1/0797/7723/5223/files/91855117ccdddc4c25da0f0358fd4258.jpg?v=16908232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ძველი-აგური-მეორადი</text:p>
          </table:table-cell>
          <table:table-cell/>
          <table:table-cell office:value-type="string" calcext:value-type="string">
            <text:p>https://cdn.shopify.com/s/files/1/0797/7723/5223/files/2_53a3db4b-a2b5-4460-8ec9-2e8752b189b5.jpg?v=169082324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53a3db4b-a2b5-4460-8ec9-2e8752b189b5.jpg?v=169082324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ძველი-აგური-მეორადი</text:p>
          </table:table-cell>
          <table:table-cell/>
          <table:table-cell office:value-type="string" calcext:value-type="string">
            <text:p>https://cdn.shopify.com/s/files/1/0797/7723/5223/files/3_a12d504e-8dca-45d1-8cbb-a7bd14a90d67.jpg?v=169082324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a12d504e-8dca-45d1-8cbb-a7bd14a90d67.jpg?v=169082324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აგური - მეორადი - <text:s/>სილიკატის - 25x12x6.5 - თეთრი</text:p>
          </table:table-cell>
          <table:table-cell office:value-type="string" calcext:value-type="string">
            <text:p>https://cdn.shopify.com/s/files/1/0797/7723/5223/files/98e71f9a4f970d60221b2a6d8169436b.jpg?v=1690823112</text:p>
          </table:table-cell>
          <table:table-cell office:value-type="string" calcext:value-type="string">
            <text:p>&lt;span data-mce-fragment="1"&gt;აგური გამოიყენება სამშენებლო საქმიანობისათვის.. ფასი საცალოა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თეთრი აგური, თეთრი მეორადი აგური, მეორადი აგური, სილიკატის აგური, სილიკატის მეორად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8311063</text:p>
          </table:table-cell>
          <table:table-cell office:value-type="string" calcext:value-type="string">
            <text:p>https://cdn.shopify.com/s/files/1/0797/7723/5223/files/98e71f9a4f970d60221b2a6d8169436b.jpg?v=16908231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თეთრი-მეორადი-აგური-სილიკატის</text:p>
          </table:table-cell>
          <table:table-cell/>
          <table:table-cell office:value-type="string" calcext:value-type="string">
            <text:p>https://cdn.shopify.com/s/files/1/0797/7723/5223/files/2_dcdddff9-a706-430d-86ed-75ad83602899.jpg?v=169082311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dcdddff9-a706-430d-86ed-75ad83602899.jpg?v=169082311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string" calcext:value-type="string">
            <text:p>პორტლანდცემენტი</text:p>
          </table:table-cell>
          <table:table-cell office:value-type="string" calcext:value-type="string">
            <text:p>https://cdn.shopify.com/s/files/1/0797/7723/5223/files/3a3ae48ac054a1fe2bdc13befa9fe0ae.jpg?v=1690822982</text:p>
          </table:table-cell>
          <table:table-cell office:value-type="string" calcext:value-type="string">
            <text:p>&lt;span data-mce-fragment="1"&gt;1ტონა 260ლ. 1 მეშოკი 50კგ. 13.00ლ ცემენტი გამოიყენება სამსენებლო საქმიანობისათვის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პორტლანდცემენტი, ცემენტები, ცემენტი, წებო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4669847</text:p>
          </table:table-cell>
          <table:table-cell office:value-type="string" calcext:value-type="string">
            <text:p>https://cdn.shopify.com/s/files/1/0797/7723/5223/files/3a3ae48ac054a1fe2bdc13befa9fe0ae.jpg?v=16908229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პორტლანდცემენტი</text:p>
          </table:table-cell>
          <table:table-cell/>
          <table:table-cell office:value-type="string" calcext:value-type="string">
            <text:p>https://cdn.shopify.com/s/files/1/0797/7723/5223/files/2_787df3d0-da27-4732-a22f-2643e8b7f0cf.jpg?v=169082298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787df3d0-da27-4732-a22f-2643e8b7f0cf.jpg?v=169082298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ცემენტი - დეკორატიული - 50კგ - თეთრი</text:p>
          </table:table-cell>
          <table:table-cell office:value-type="string" calcext:value-type="string">
            <text:p>https://cdn.shopify.com/s/files/1/0797/7723/5223/files/c98f934af0337d131a4fa974700b71c8.jpg?v=1690822898</text:p>
          </table:table-cell>
          <table:table-cell office:value-type="string" calcext:value-type="string">
            <text:p>&lt;p&gt;&lt;span data-mce-fragment="1"&gt;გამოიყენება შიდა სამშენებლო სამუშაოებში&lt;/span&gt;&lt;/p&gt;</text:p>
            <text:p>&lt;p&gt;&lt;span data-mce-fragment="1"&gt;&lt;br&gt;&lt;/span&gt;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დეკორატიული თეთრი ცემენტი, დეკორატიული ცემენტი, თეთრი ცემენტი, ცემენტები, ცემენტი, წებო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კგ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7281559</text:p>
          </table:table-cell>
          <table:table-cell office:value-type="string" calcext:value-type="string">
            <text:p>https://cdn.shopify.com/s/files/1/0797/7723/5223/files/c98f934af0337d131a4fa974700b71c8.jpg?v=16908228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დეკორატიული-თეთრი-ცემენტი</text:p>
          </table:table-cell>
          <table:table-cell/>
          <table:table-cell office:value-type="string" calcext:value-type="string">
            <text:p>https://cdn.shopify.com/s/files/1/0797/7723/5223/files/2_dd1a213a-e915-45ee-bd4c-3e71df570db4.jpg?v=169082289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dd1a213a-e915-45ee-bd4c-3e71df570db4.jpg?v=169082289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კრამიტი - ახალი - ქართული (იმერული)</text:p>
          </table:table-cell>
          <table:table-cell office:value-type="string" calcext:value-type="string">
            <text:p>https://cdn.shopify.com/s/files/1/0797/7723/5223/files/3_8dda39df-a5fa-4618-b972-65bca9bc54e8.jpg?v=1690822785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ში, შენობის გადასახურად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oof tiles</text:p>
          </table:table-cell>
          <table:table-cell office:value-type="string" calcext:value-type="string">
            <text:p>იმერული კრამიტი, კრამიტები, კრამი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7900183</text:p>
          </table:table-cell>
          <table:table-cell office:value-type="string" calcext:value-type="string">
            <text:p>https://cdn.shopify.com/s/files/1/0797/7723/5223/files/3_8dda39df-a5fa-4618-b972-65bca9bc54e8.jpg?v=16908227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მერული-კრამიტი-ახალი</text:p>
          </table:table-cell>
          <table:table-cell/>
          <table:table-cell office:value-type="string" calcext:value-type="string">
            <text:p>https://cdn.shopify.com/s/files/1/0797/7723/5223/files/2_965dbdfe-7a1c-4dd0-83fd-9888fd263d95.jpg?v=169082278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965dbdfe-7a1c-4dd0-83fd-9888fd263d95.jpg?v=169082278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მერული-კრამიტი-ახალი</text:p>
          </table:table-cell>
          <table:table-cell/>
          <table:table-cell office:value-type="string" calcext:value-type="string">
            <text:p>https://cdn.shopify.com/s/files/1/0797/7723/5223/files/92c6cbe2ed2aa8f5c8e65fc6c9261d06.jpg?v=169082278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92c6cbe2ed2aa8f5c8e65fc6c9261d06.jpg?v=169082278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მავთულის ბადე დაწნული</text:p>
          </table:table-cell>
          <table:table-cell office:value-type="string" calcext:value-type="string">
            <text:p>https://cdn.shopify.com/s/files/1/0797/7723/5223/files/fb5b8dfa966cab3d6092d8a9d4477ebb.jpg?v=1690822660</text:p>
          </table:table-cell>
          <table:table-cell office:value-type="string" calcext:value-type="string">
            <text:p>&lt;span data-mce-fragment="1"&gt;ნაწარმოებია სომხეთში 2012 წელს. წონა 20.00კგ , ფერი ვერცხლისფერი, გაყიდვაშია!&lt;/span&gt;&lt;br data-mce-fragment="1"&gt;&lt;span class="masha_index masha_index6" rel="6" data-mce-fragment="1"&gt;&lt;/span&gt;&lt;span data-mce-fragment="1"&gt;30კვ/მ - 90 ლარი.&lt;/span&gt;&lt;br data-mce-fragment="1"&gt;&lt;span class="masha_index masha_index7" rel="7" data-mce-fragment="1"&gt;&lt;/span&gt;&lt;span data-mce-fragment="1"&gt;15 მეტრი სიგრძე და 2 მეტრი სიგანე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ebar mesh</text:p>
          </table:table-cell>
          <table:table-cell office:value-type="string" calcext:value-type="string">
            <text:p>დაწნული ბადე, დაწნული მავთულის ბადე, მავთულის ბადე, მავთულის ბადე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2423959</text:p>
          </table:table-cell>
          <table:table-cell office:value-type="string" calcext:value-type="string">
            <text:p>https://cdn.shopify.com/s/files/1/0797/7723/5223/files/fb5b8dfa966cab3d6092d8a9d4477ebb.jpg?v=16908226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ვთულის-ბადე-დაწნული</text:p>
          </table:table-cell>
          <table:table-cell/>
          <table:table-cell office:value-type="string" calcext:value-type="string">
            <text:p>https://cdn.shopify.com/s/files/1/0797/7723/5223/files/2_bec7281a-d17a-4078-aeb8-8e56790bd69c.jpg?v=169082266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bec7281a-d17a-4078-aeb8-8e56790bd69c.jpg?v=169082266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ავთულის-ბადე-დაწნული</text:p>
          </table:table-cell>
          <table:table-cell/>
          <table:table-cell office:value-type="string" calcext:value-type="string">
            <text:p>https://cdn.shopify.com/s/files/1/0797/7723/5223/files/3_1ecdd80e-980c-45e5-a8a1-a6a85810a78c.jpg?v=169082266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1ecdd80e-980c-45e5-a8a1-a6a85810a78c.jpg?v=1690822661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აგური - დახერხილი - ცეცხლგამძლე - 4x20x7</text:p>
          </table:table-cell>
          <table:table-cell office:value-type="string" calcext:value-type="string">
            <text:p>https://cdn.shopify.com/s/files/1/0797/7723/5223/files/4bcd9e04a192a3a2850eba9c21884f8e.jpg?v=1690822517</text:p>
          </table:table-cell>
          <table:table-cell office:value-type="string" calcext:value-type="string">
            <text:p>&lt;span data-mce-fragment="1"&gt;დახერხილი ცეცხლგამძლე აგური გამოიყენება ბუხრების და ღუმელების ასაშენებლად (დაჭრა შეკვეთით)&lt;/span&gt;&lt;br data-mce-fragment="1"&gt;&lt;span class="masha_index masha_index6" rel="6" data-mce-fragment="1"&gt;&lt;/span&gt;&lt;span data-mce-fragment="1"&gt;ქვეყანა: საქართველო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დახერხილი ცეცხლგამძლე აგური, ცეცხლგამძლე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x20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1901463</text:p>
          </table:table-cell>
          <table:table-cell office:value-type="string" calcext:value-type="string">
            <text:p>https://cdn.shopify.com/s/files/1/0797/7723/5223/files/4bcd9e04a192a3a2850eba9c21884f8e.jpg?v=16908225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დახერხილი-ცეცხლგამძლე-აგური</text:p>
          </table:table-cell>
          <table:table-cell/>
          <table:table-cell office:value-type="string" calcext:value-type="string">
            <text:p>https://cdn.shopify.com/s/files/1/0797/7723/5223/files/2_7b77a4fa-2ce8-48b3-bb52-620b1db4ee29.jpg?v=169082251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7b77a4fa-2ce8-48b3-bb52-620b1db4ee29.jpg?v=169082251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მეტალის ბადე მსხვილი ღრუთი</text:p>
          </table:table-cell>
          <table:table-cell office:value-type="string" calcext:value-type="string">
            <text:p>https://cdn.shopify.com/s/files/1/0797/7723/5223/files/473bd961816db754a1d7a73929059141.jpg?v=1690822381</text:p>
          </table:table-cell>
          <table:table-cell office:value-type="string" calcext:value-type="string">
            <text:p>&lt;span data-mce-fragment="1"&gt;ქვეყანა: სომხეთი&lt;/span&gt;&lt;br data-mce-fragment="1"&gt;&lt;span class="masha_index masha_index6" rel="6" data-mce-fragment="1"&gt;&lt;/span&gt;&lt;span data-mce-fragment="1"&gt;ფერი: შავი&lt;/span&gt;&lt;br data-mce-fragment="1"&gt;&lt;span class="masha_index masha_index7" rel="7" data-mce-fragment="1"&gt;&lt;/span&gt;&lt;span data-mce-fragment="1"&gt;მასალა: თუნუქი&lt;/span&gt;&lt;br data-mce-fragment="1"&gt;&lt;span class="masha_index masha_index8" rel="8" data-mce-fragment="1"&gt;&lt;/span&gt;&lt;span data-mce-fragment="1"&gt;9კვ/მ ფასია - 100.00ლა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rebar mesh</text:p>
          </table:table-cell>
          <table:table-cell office:value-type="string" calcext:value-type="string">
            <text:p>ბადე, მავთულის ბადე, მავთულის ბადეები, მეტალის ბადე, შედუღებული მავთულის ბადე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7053591</text:p>
          </table:table-cell>
          <table:table-cell office:value-type="string" calcext:value-type="string">
            <text:p>https://cdn.shopify.com/s/files/1/0797/7723/5223/files/473bd961816db754a1d7a73929059141.jpg?v=16908223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ეტალის-ბადე-მსხვილი-ღრუთი</text:p>
          </table:table-cell>
          <table:table-cell/>
          <table:table-cell office:value-type="string" calcext:value-type="string">
            <text:p>https://cdn.shopify.com/s/files/1/0797/7723/5223/files/2_a28c80ba-675b-4cc1-9cc2-b01da0816d02.jpg?v=169082238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a28c80ba-675b-4cc1-9cc2-b01da0816d02.jpg?v=169082238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ალის-ბადე-მსხვილი-ღრუთი</text:p>
          </table:table-cell>
          <table:table-cell/>
          <table:table-cell office:value-type="string" calcext:value-type="string">
            <text:p>https://cdn.shopify.com/s/files/1/0797/7723/5223/files/3_d63164f4-32a7-4249-83bc-fe0db4bedc61.jpg?v=169082238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d63164f4-32a7-4249-83bc-fe0db4bedc61.jpg?v=1690822381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მავთულის ბადე შედუღებული</text:p>
          </table:table-cell>
          <table:table-cell office:value-type="string" calcext:value-type="string">
            <text:p>https://cdn.shopify.com/s/files/1/0797/7723/5223/files/v2_1.jpg?v=1690822158</text:p>
          </table:table-cell>
          <table:table-cell office:value-type="string" calcext:value-type="string">
            <text:p>&lt;span&gt;შეკვრა არის 20 მ/კვ. შიდა ღრუს ზომა არის 50მმ x 50 მმ. მავთულის სისქეა 1.8 მმ.&lt;/span&gt;&lt;br&gt;&lt;span rel="6" class="masha_index masha_index6"&gt;&lt;/span&gt;&lt;span&gt;1 მეტრ/კვ-ს საცალო ღირებულება 10 ლარ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rebar mesh</text:p>
          </table:table-cell>
          <table:table-cell office:value-type="string" calcext:value-type="string">
            <text:p>ბადე, მავთულ ბადე, შედუღებული მავთულის ბადე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მმ x 50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6496151</text:p>
          </table:table-cell>
          <table:table-cell office:value-type="string" calcext:value-type="string">
            <text:p>https://cdn.shopify.com/s/files/1/0797/7723/5223/files/v2_1.jpg?v=16908221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copy-of-შენადუღი-მავთულ-ბადე</text:p>
          </table:table-cell>
          <table:table-cell/>
          <table:table-cell office:value-type="string" calcext:value-type="string">
            <text:p>https://cdn.shopify.com/s/files/1/0797/7723/5223/files/v2_2.jpg?v=169082215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v2_2.jpg?v=169082215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opy-of-შენადუღი-მავთულ-ბადე</text:p>
          </table:table-cell>
          <table:table-cell/>
          <table:table-cell office:value-type="string" calcext:value-type="string">
            <text:p>https://cdn.shopify.com/s/files/1/0797/7723/5223/files/v2_3.jpg?v=169082215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v2_3.jpg?v=169082215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ბლოკი</text:p>
          </table:table-cell>
          <table:table-cell office:value-type="string" calcext:value-type="string">
            <text:p>ბლოკი - ახალი - 20x20x40</text:p>
          </table:table-cell>
          <table:table-cell office:value-type="string" calcext:value-type="string">
            <text:p>https://cdn.shopify.com/s/files/1/0797/7723/5223/files/aac33f130970a19fb0c7fc41951a7ae2.jpg?v=1690821946</text:p>
          </table:table-cell>
          <table:table-cell office:value-type="string" calcext:value-type="string">
            <text:p>&lt;p&gt;&lt;span&gt;ბლოკი გამოიყენება სამშენებლო სამუშაოებისთვის&lt;/span&gt;&lt;br&gt;&lt;span rel="6" class="masha_index masha_index6"&gt;&lt;/span&gt;&lt;span&gt;საცალო ფასი 1.30ლარ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concrete block</text:p>
          </table:table-cell>
          <table:table-cell office:value-type="string" calcext:value-type="string">
            <text:p>ბლოკები, ბლოკი, სამშენებლო ბლოკი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x4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4765207</text:p>
          </table:table-cell>
          <table:table-cell office:value-type="string" calcext:value-type="string">
            <text:p>https://cdn.shopify.com/s/files/1/0797/7723/5223/files/aac33f130970a19fb0c7fc41951a7ae2.jpg?v=16908219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raft</text:p>
          </table:table-cell>
        </table:table-row>
        <table:table-row table:style-name="ro1">
          <table:table-cell/>
          <table:table-cell office:value-type="string" calcext:value-type="string">
            <text:p>ბლოკი</text:p>
          </table:table-cell>
          <table:table-cell/>
          <table:table-cell office:value-type="string" calcext:value-type="string">
            <text:p>https://cdn.shopify.com/s/files/1/0797/7723/5223/files/2_a0a2143a-73e1-4746-be7b-2ec2d168fb00.jpg?v=169082194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a0a2143a-73e1-4746-be7b-2ec2d168fb00.jpg?v=169082194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ბლოკი</text:p>
          </table:table-cell>
          <table:table-cell/>
          <table:table-cell office:value-type="string" calcext:value-type="string">
            <text:p>https://cdn.shopify.com/s/files/1/0797/7723/5223/files/3_bfabaede-cfef-4e6e-9218-98f70ae55fd8.jpg?v=169082194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bfabaede-cfef-4e6e-9218-98f70ae55fd8.jpg?v=169082194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შავი-ქვიშა</text:p>
          </table:table-cell>
          <table:table-cell office:value-type="string" calcext:value-type="string">
            <text:p>შავი ქვიშა</text:p>
          </table:table-cell>
          <table:table-cell office:value-type="string" calcext:value-type="string">
            <text:p>https://cdn.shopify.com/s/files/1/0797/7723/5223/files/5d0e577e6b253135672f7833a437c158.jpg?v=1690821821</text:p>
          </table:table-cell>
          <table:table-cell office:value-type="string" calcext:value-type="string">
            <text:p>&lt;span data-mce-fragment="1"&gt;1მ3 - 45 ლარი. გამოიყენება სამშენებლო სამუშაოებისთვის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ქვიშა, ქვიშა/ხრეში, შავი ქვიშა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6493975</text:p>
          </table:table-cell>
          <table:table-cell office:value-type="string" calcext:value-type="string">
            <text:p>https://cdn.shopify.com/s/files/1/0797/7723/5223/files/5d0e577e6b253135672f7833a437c158.jpg?v=16908218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raft</text:p>
          </table:table-cell>
        </table:table-row>
        <table:table-row table:style-name="ro1">
          <table:table-cell/>
          <table:table-cell office:value-type="string" calcext:value-type="string">
            <text:p>შავი-ქვიშა</text:p>
          </table:table-cell>
          <table:table-cell/>
          <table:table-cell office:value-type="string" calcext:value-type="string">
            <text:p>https://cdn.shopify.com/s/files/1/0797/7723/5223/files/2_647216cd-2c08-4e47-9fc8-6a33f32571cb.jpg?v=169082182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647216cd-2c08-4e47-9fc8-6a33f32571cb.jpg?v=169082182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მეტეხის ფასადის აგური</text:p>
          </table:table-cell>
          <table:table-cell office:value-type="string" calcext:value-type="string">
            <text:p>https://cdn.shopify.com/s/files/1/0797/7723/5223/files/v1.png?v=1690821763</text:p>
          </table:table-cell>
          <table:table-cell office:value-type="string" calcext:value-type="string">
            <text:p>&lt;span data-mce-fragment="1"&gt;მეტეხის აგური გამოიყენება ფასადის მოსაპირკეთებელი სამუშაოებისთვის&lt;/span&gt;&lt;br data-mce-fragment="1"&gt;&lt;span class="masha_index masha_index6" rel="6" data-mce-fragment="1"&gt;&lt;/span&gt;&lt;span data-mce-fragment="1"&gt;საცალო ფასი 2 ლარია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მეტეხის აგური, ფასადის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6008215</text:p>
          </table:table-cell>
          <table:table-cell office:value-type="string" calcext:value-type="string">
            <text:p>https://cdn.shopify.com/s/files/1/0797/7723/5223/files/v1.png?v=16908217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ეტეხის-ფასადის-აგური-1</text:p>
          </table:table-cell>
          <table:table-cell/>
          <table:table-cell office:value-type="string" calcext:value-type="string">
            <text:p>https://cdn.shopify.com/s/files/1/0797/7723/5223/files/v3.png?v=1690821763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v3.png?v=169082176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ეხის-ფასადის-აგური-1</text:p>
          </table:table-cell>
          <table:table-cell/>
          <table:table-cell office:value-type="string" calcext:value-type="string">
            <text:p>https://cdn.shopify.com/s/files/1/0797/7723/5223/files/v2.png?v=169082176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v2.png?v=169082176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მეტალის ბადე წვრილი ღრუთი</text:p>
          </table:table-cell>
          <table:table-cell office:value-type="string" calcext:value-type="string">
            <text:p>https://cdn.shopify.com/s/files/1/0797/7723/5223/files/659020265afbe2ee79a3a9f6bc8d0989.jpg?v=1690821624</text:p>
          </table:table-cell>
          <table:table-cell office:value-type="string" calcext:value-type="string">
            <text:p>&lt;span data-mce-fragment="1"&gt;1 მეტრი სიგანე და 9 მეტრი სიგრძე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ebar mesh</text:p>
          </table:table-cell>
          <table:table-cell office:value-type="string" calcext:value-type="string">
            <text:p>მავთულის ბადე, მავთულის ბადეები, მეტალის ბადე, მეტალის ბადე წვრილი ღრუნტით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4365847</text:p>
          </table:table-cell>
          <table:table-cell office:value-type="string" calcext:value-type="string">
            <text:p>https://cdn.shopify.com/s/files/1/0797/7723/5223/files/659020265afbe2ee79a3a9f6bc8d0989.jpg?v=16908216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ეტალის-ბადე-წვრილი-ღრუთი</text:p>
          </table:table-cell>
          <table:table-cell/>
          <table:table-cell office:value-type="string" calcext:value-type="string">
            <text:p>https://cdn.shopify.com/s/files/1/0797/7723/5223/files/2_500778ff-12a3-405f-8fd8-93790d5e47a7.jpg?v=169082162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500778ff-12a3-405f-8fd8-93790d5e47a7.jpg?v=169082162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ალის-ბადე-წვრილი-ღრუთი</text:p>
          </table:table-cell>
          <table:table-cell/>
          <table:table-cell office:value-type="string" calcext:value-type="string">
            <text:p>https://cdn.shopify.com/s/files/1/0797/7723/5223/files/3_0b80783f-1bb4-4e42-9927-28a43583b2aa.jpg?v=169082162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0b80783f-1bb4-4e42-9927-28a43583b2aa.jpg?v=169082162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მეტეხის ფასადის აგური</text:p>
          </table:table-cell>
          <table:table-cell office:value-type="string" calcext:value-type="string">
            <text:p>https://cdn.shopify.com/s/files/1/0797/7723/5223/files/c70008b182642b444b55cbe99736cc40.png?v=1690821425</text:p>
          </table:table-cell>
          <table:table-cell office:value-type="string" calcext:value-type="string">
            <text:p>&lt;span data-mce-fragment="1"&gt;მეტეხის აგური გამოიყენება ფასადის მოსაპირკეთებელი სამუშაოებისთვის&lt;/span&gt;&lt;br data-mce-fragment="1"&gt;&lt;span class="masha_index masha_index6" rel="6" data-mce-fragment="1"&gt;&lt;/span&gt;&lt;span data-mce-fragment="1"&gt;საცალო ფასი: 1ლ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მეტეხის აგურიო, მეტეხის ფასადის აგური, ფასადის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5662871</text:p>
          </table:table-cell>
          <table:table-cell office:value-type="string" calcext:value-type="string">
            <text:p>https://cdn.shopify.com/s/files/1/0797/7723/5223/files/c70008b182642b444b55cbe99736cc40.png?v=1690821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ეტეხის-ფასადის-აგური</text:p>
          </table:table-cell>
          <table:table-cell/>
          <table:table-cell office:value-type="string" calcext:value-type="string">
            <text:p>https://cdn.shopify.com/s/files/1/0797/7723/5223/files/3_99f47713-ae98-4c01-b13f-b00e73d3b81a.png?v=169082142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99f47713-ae98-4c01-b13f-b00e73d3b81a.png?v=169082142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ტეხის-ფასადის-აგური</text:p>
          </table:table-cell>
          <table:table-cell/>
          <table:table-cell office:value-type="string" calcext:value-type="string">
            <text:p>https://cdn.shopify.com/s/files/1/0797/7723/5223/files/2_40775ec9-fa53-4e6e-9cc1-6be254e237df.png?v=169082142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40775ec9-fa53-4e6e-9cc1-6be254e237df.png?v=169082142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string" calcext:value-type="string">
            <text:p>შპაკლი</text:p>
          </table:table-cell>
          <table:table-cell office:value-type="string" calcext:value-type="string">
            <text:p>https://cdn.shopify.com/s/files/1/0797/7723/5223/files/d3f94e9f4d3cbd6d68556bcec99d0877.jpg?v=1690821262</text:p>
          </table:table-cell>
          <table:table-cell office:value-type="string" calcext:value-type="string">
            <text:p>&lt;span data-mce-fragment="1"&gt;გამოიყენება სარემონტო სამალიარო სამუშაოებში კედლების დასამუშავებლად&lt;/span&gt;&lt;br data-mce-fragment="1"&gt;&lt;br data-mce-fragment="1"&gt;&lt;span class="masha_index masha_index6" rel="6" data-mce-fragment="1"&gt;&lt;/span&gt;&lt;span data-mce-fragment="1"&gt;არის 25 კილოგრამიან ტომრებში.&lt;/span&gt;&lt;br data-mce-fragment="1"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decosilk, დეკოსილკი, შპაკლი, ცემენტები,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2355095</text:p>
          </table:table-cell>
          <table:table-cell office:value-type="string" calcext:value-type="string">
            <text:p>https://cdn.shopify.com/s/files/1/0797/7723/5223/files/d3f94e9f4d3cbd6d68556bcec99d0877.jpg?v=16908212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პაკლი</text:p>
          </table:table-cell>
          <table:table-cell/>
          <table:table-cell office:value-type="string" calcext:value-type="string">
            <text:p>https://cdn.shopify.com/s/files/1/0797/7723/5223/files/2_22a2021d-35d6-4f61-9290-73115db58e23.jpg?v=169082126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22a2021d-35d6-4f61-9290-73115db58e23.jpg?v=169082126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შპაკლი</text:p>
          </table:table-cell>
          <table:table-cell/>
          <table:table-cell office:value-type="string" calcext:value-type="string">
            <text:p>https://cdn.shopify.com/s/files/1/0797/7723/5223/files/3_19dbab99-b216-4831-b9c7-d7e6f74a3d9f.jpg?v=169082126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19dbab99-b216-4831-b9c7-d7e6f74a3d9f.jpg?v=1690821262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აგური - ფასადის - ირანული</text:p>
          </table:table-cell>
          <table:table-cell office:value-type="string" calcext:value-type="string">
            <text:p>https://cdn.shopify.com/s/files/1/0797/7723/5223/files/3b9e32e0b1aa51137d54ec0ce30771f2.png?v=1690821087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ისთვის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აგური, ირანული ფასადის აგური, ფასადის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1.5x6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3181847</text:p>
          </table:table-cell>
          <table:table-cell office:value-type="string" calcext:value-type="string">
            <text:p>https://cdn.shopify.com/s/files/1/0797/7723/5223/files/3b9e32e0b1aa51137d54ec0ce30771f2.png?v=16908210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ფასადის-აგური</text:p>
          </table:table-cell>
          <table:table-cell/>
          <table:table-cell office:value-type="string" calcext:value-type="string">
            <text:p>https://cdn.shopify.com/s/files/1/0797/7723/5223/files/2_cba6255b-6756-4ada-8937-ba224f281d55.png?v=169082108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cba6255b-6756-4ada-8937-ba224f281d55.png?v=169082108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ფასადის-აგური</text:p>
          </table:table-cell>
          <table:table-cell/>
          <table:table-cell office:value-type="string" calcext:value-type="string">
            <text:p>https://cdn.shopify.com/s/files/1/0797/7723/5223/files/3_7a9b5e1c-c898-44f3-9080-073b93730013.png?v=169082108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7a9b5e1c-c898-44f3-9080-073b93730013.png?v=1690821087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რუსული ცეცხლგამძლე აგური</text:p>
          </table:table-cell>
          <table:table-cell office:value-type="string" calcext:value-type="string">
            <text:p>https://cdn.shopify.com/s/files/1/0797/7723/5223/files/d10bd48536827c6e59690ef99bc476e6.png?v=1690820969</text:p>
          </table:table-cell>
          <table:table-cell office:value-type="string" calcext:value-type="string">
            <text:p>&lt;span data-mce-fragment="1"&gt;ახალი ცეცხლგამძლე აგური, გამოიყენება ბუხრების ასაშენებლ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ი, რუსლი ცეცხლგამძლე აგური, რუსული აგური, ცეცხლგამძლე აგ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5728023</text:p>
          </table:table-cell>
          <table:table-cell office:value-type="string" calcext:value-type="string">
            <text:p>https://cdn.shopify.com/s/files/1/0797/7723/5223/files/d10bd48536827c6e59690ef99bc476e6.png?v=16908209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რუსული-ცეცხლგამძლე-აგური</text:p>
          </table:table-cell>
          <table:table-cell/>
          <table:table-cell office:value-type="string" calcext:value-type="string">
            <text:p>https://cdn.shopify.com/s/files/1/0797/7723/5223/files/2_e4e13d51-52a4-464f-bd31-d3257febc20b.png?v=169082096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e4e13d51-52a4-464f-bd31-d3257febc20b.png?v=169082096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რუსული-ცეცხლგამძლე-აგური</text:p>
          </table:table-cell>
          <table:table-cell/>
          <table:table-cell office:value-type="string" calcext:value-type="string">
            <text:p>https://cdn.shopify.com/s/files/1/0797/7723/5223/files/3_e26d5a4c-ba6b-4ee7-bdb8-ad41538f7f4f.jpg?v=1690820970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e26d5a4c-ba6b-4ee7-bdb8-ad41538f7f4f.jpg?v=1690820970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ტრავერტინის-მინერალური-ქვა</text:p>
          </table:table-cell>
          <table:table-cell office:value-type="string" calcext:value-type="string">
            <text:p>ტრავერტინის მინერალური ქვა</text:p>
          </table:table-cell>
          <table:table-cell office:value-type="string" calcext:value-type="string">
            <text:p>https://cdn.shopify.com/s/files/1/0797/7723/5223/files/1f9a0e915b6a5fa98ee9d2ff6d4d9ce2.png?v=1690820839</text:p>
          </table:table-cell>
          <table:table-cell office:value-type="string" calcext:value-type="string">
            <text:p>&lt;span data-mce-fragment="1"&gt;ტრავერტინის მინერალური ქვა, გამოიყენება სამშენებლო მასალებში.&lt;/span&gt;&lt;br data-mce-fragment="1"&gt;&lt;span class="masha_index masha_index6" rel="6" data-mce-fragment="1"&gt;&lt;/span&gt;&lt;span data-mce-fragment="1"&gt;1 კვ.მ ფასია 50 ლა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მინერალური ქვა, მინერალური ქვები, ტრავერტის მინერალური ქვა, ქვ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3511319</text:p>
          </table:table-cell>
          <table:table-cell office:value-type="string" calcext:value-type="string">
            <text:p>https://cdn.shopify.com/s/files/1/0797/7723/5223/files/1f9a0e915b6a5fa98ee9d2ff6d4d9ce2.png?v=16908208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ხერხის პირი - ქვის/აგურის საჭრელი - 400მმ დიამეტრი</text:p>
          </table:table-cell>
          <table:table-cell office:value-type="string" calcext:value-type="string">
            <text:p>https://cdn.shopify.com/s/files/1/0797/7723/5223/files/400.png?v=1690820668</text:p>
          </table:table-cell>
          <table:table-cell office:value-type="string" calcext:value-type="string">
            <text:p>&lt;span data-mce-fragment="1"&gt;საშუალო ჭრა: 11 000 ნაჭე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Tool Accessories &gt; Tool Blades &gt; Saw Blades</text:p>
          </table:table-cell>
          <table:table-cell office:value-type="string" calcext:value-type="string">
            <text:p>saw blades</text:p>
          </table:table-cell>
          <table:table-cell office:value-type="string" calcext:value-type="string">
            <text:p>აგურის საჭრელი ხერხის პირები, მეტალის ხერხის პირები, მეტალის ხერხის პირი, ხერხის პირები, ხერხის პი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350 დ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4151191</text:p>
          </table:table-cell>
          <table:table-cell office:value-type="string" calcext:value-type="string">
            <text:p>https://cdn.shopify.com/s/files/1/0797/7723/5223/files/400.png?v=16908206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გურის-საჭრელი-ხერხის-პირი-400დმ</text:p>
          </table:table-cell>
          <table:table-cell table:number-columns-repeated="9"/>
          <table:table-cell office:value-type="string" calcext:value-type="string">
            <text:p>400 დ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418395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აგური - L ფორმა - ირანული</text:p>
          </table:table-cell>
          <table:table-cell office:value-type="string" calcext:value-type="string">
            <text:p>https://cdn.shopify.com/s/files/1/0797/7723/5223/files/L.png?v=1690820501</text:p>
          </table:table-cell>
          <table:table-cell office:value-type="string" calcext:value-type="string">
            <text:p>&lt;p&gt;&lt;span data-mce-fragment="1"&gt;გამოიყენება აგურის კუთხეების გამოსაყვანად, საცალო ფასია 1.50ლ&lt;/span&gt;&lt;/p&gt;</text:p>
            <text:p>&lt;p&gt; &lt;/p&gt;</text:p>
            <text:p>&lt;p&gt;&lt;span data-mce-fragment="1"&gt;მხოლოდ თბილისის ფილიალებ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L ფორმა, აგურები, აგური, კერამიკის ფორმა, ლ ფორმა, ორანული L ფორმ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0203543</text:p>
          </table:table-cell>
          <table:table-cell office:value-type="string" calcext:value-type="string">
            <text:p>https://cdn.shopify.com/s/files/1/0797/7723/5223/files/L.png?v=16908205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l-ფორმა</text:p>
          </table:table-cell>
          <table:table-cell/>
          <table:table-cell office:value-type="string" calcext:value-type="string">
            <text:p>https://cdn.shopify.com/s/files/1/0797/7723/5223/files/L_2.png?v=1690820501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L_2.png?v=1690820501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4">
          <table:table-cell/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აგური - ბრტყელი - ახალი - ირანული</text:p>
          </table:table-cell>
          <table:table-cell office:value-type="string" calcext:value-type="string">
            <text:p>https://cdn.shopify.com/s/files/1/0797/7723/5223/files/2_4cfb3bc6-1b4a-41e2-bfff-9b1cef4212ca.png?v=1690820357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იატაკზე ან კედელზე გასაკრავად, საცალო ფასი 2 ლარი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აგურის ფილა, ირანული აგურის ფილა, ფი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90351895</text:p>
          </table:table-cell>
          <table:table-cell office:value-type="string" calcext:value-type="string">
            <text:p>https://cdn.shopify.com/s/files/1/0797/7723/5223/files/2_4cfb3bc6-1b4a-41e2-bfff-9b1cef4212ca.png?v=16908203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აგურის-ფილა</text:p>
          </table:table-cell>
          <table:table-cell/>
          <table:table-cell office:value-type="string" calcext:value-type="string">
            <text:p>https://cdn.shopify.com/s/files/1/0797/7723/5223/files/6bf8800e6a838037244b5a84751514f6.png?v=169082035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6bf8800e6a838037244b5a84751514f6.png?v=169082035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აგური</text:p>
          </table:table-cell>
          <table:table-cell office:value-type="string" calcext:value-type="string">
            <text:p>აგური - ახალი - ირანული</text:p>
          </table:table-cell>
          <table:table-cell office:value-type="string" calcext:value-type="string">
            <text:p>https://cdn.shopify.com/s/files/1/0797/7723/5223/files/bda8547b85bff0aa0d84676a3cc7c29a.png?v=1690820242</text:p>
          </table:table-cell>
          <table:table-cell office:value-type="string" calcext:value-type="string">
            <text:p>&lt;span data-mce-fragment="1"&gt;გამოიყენება სამშენებლო სამუშაოებისთვის... ფასი ცალობით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1.5x10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6201879</text:p>
          </table:table-cell>
          <table:table-cell office:value-type="string" calcext:value-type="string">
            <text:p>https://cdn.shopify.com/s/files/1/0797/7723/5223/files/bda8547b85bff0aa0d84676a3cc7c29a.png?v=16908202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ვთულის-ბადე-შედუღებული</text:p>
          </table:table-cell>
          <table:table-cell office:value-type="string" calcext:value-type="string">
            <text:p>მავთულის ბადე შედუღებული</text:p>
          </table:table-cell>
          <table:table-cell office:value-type="string" calcext:value-type="string">
            <text:p>https://cdn.shopify.com/s/files/1/0797/7723/5223/files/95fa0bd0fd6b9ef74fabef7d08057def.jpg?v=1690820139</text:p>
          </table:table-cell>
          <table:table-cell office:value-type="string" calcext:value-type="string">
            <text:p>&lt;span data-mce-fragment="1"&gt;შეკვრა არის 18 მ/კვ. შიდა ღრუს ზომა არის 25მმ x25მმ.მავთულის სისქეა 1 მმ.&lt;/span&gt;&lt;br data-mce-fragment="1"&gt;&lt;span class="masha_index masha_index6" rel="6" data-mce-fragment="1"&gt;&lt;/span&gt;&lt;span data-mce-fragment="1"&gt;1 მეტრ/კვ-ს საცალო ღირებულება 11.10 ლარ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rebar mesh</text:p>
          </table:table-cell>
          <table:table-cell office:value-type="string" calcext:value-type="string">
            <text:p>მავთულის ბადე, მავთულის ბადეები, შედუღებული ბადე, შედუღებული მავთულის ბადე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მმx2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9889175</text:p>
          </table:table-cell>
          <table:table-cell office:value-type="string" calcext:value-type="string">
            <text:p>https://cdn.shopify.com/s/files/1/0797/7723/5223/files/95fa0bd0fd6b9ef74fabef7d08057def.jpg?v=16908201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მეორადი ცეცხლგამძლე აგური</text:p>
          </table:table-cell>
          <table:table-cell office:value-type="string" calcext:value-type="string">
            <text:p>https://cdn.shopify.com/s/files/1/0797/7723/5223/files/2_4db19acf-e9b3-4d80-9887-8098ad5cf65f.jpg?v=1690819938</text:p>
          </table:table-cell>
          <table:table-cell office:value-type="string" calcext:value-type="string">
            <text:p>&lt;div class="shida-7" data-mce-fragment="1"&gt;</text:p>
            <text:p>&lt;p data-mce-fragment="1"&gt;მეორადი ცეცხლგამძლე აგური. საცალო ფასი 3 ლარიდან ზევით.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მეორადი ცეცხლგამძლე აგური, ცეცხლგამძლე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6.5x11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0677399</text:p>
          </table:table-cell>
          <table:table-cell office:value-type="string" calcext:value-type="string">
            <text:p>https://cdn.shopify.com/s/files/1/0797/7723/5223/files/2_4db19acf-e9b3-4d80-9887-8098ad5cf65f.jpg?v=16908199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ეორადი-ცეცხლგამძლე-აგური</text:p>
          </table:table-cell>
          <table:table-cell/>
          <table:table-cell office:value-type="string" calcext:value-type="string">
            <text:p>https://cdn.shopify.com/s/files/1/0797/7723/5223/files/790d088012869c32fc7d8a42de7f57c7.jpg?v=169081993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790d088012869c32fc7d8a42de7f57c7.jpg?v=169081993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აგური - ქართული (კახური)</text:p>
          </table:table-cell>
          <table:table-cell office:value-type="string" calcext:value-type="string">
            <text:p>https://cdn.shopify.com/s/files/1/0797/7723/5223/files/2_eb6d7f56-6b95-4195-94c8-24b1463daa33.jpg?v=1690819784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ისთვის. კახური აგური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კახურ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4x12x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4572823</text:p>
          </table:table-cell>
          <table:table-cell office:value-type="string" calcext:value-type="string">
            <text:p>https://cdn.shopify.com/s/files/1/0797/7723/5223/files/2_eb6d7f56-6b95-4195-94c8-24b1463daa33.jpg?v=16908197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კახური-აგური</text:p>
          </table:table-cell>
          <table:table-cell/>
          <table:table-cell office:value-type="string" calcext:value-type="string">
            <text:p>https://cdn.shopify.com/s/files/1/0797/7723/5223/files/5dd40bcdd67207c35ede3d4d44a4234c.jpg?v=169081978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5dd40bcdd67207c35ede3d4d44a4234c.jpg?v=169081978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რმატურა</text:p>
          </table:table-cell>
          <table:table-cell office:value-type="string" calcext:value-type="string">
            <text:p>არმატურა - სხვადასხვა ზომა 8 დან 24</text:p>
          </table:table-cell>
          <table:table-cell office:value-type="string" calcext:value-type="string">
            <text:p>https://cdn.shopify.com/s/files/1/0797/7723/5223/files/c409f1101a94249c90dbaea3e18b25e8.png?v=1690739497</text:p>
          </table:table-cell>
          <table:table-cell office:value-type="string" calcext:value-type="string">
            <text:p>&lt;span data-mce-fragment="1"&gt;არმატურა 8-დან 24-ის ჩათვლით&lt;/span&gt;&lt;br data-mce-fragment="1"&gt;&lt;br data-mce-fragment="1"&gt;&lt;span class="masha_index masha_index6" rel="6" data-mce-fragment="1"&gt;&lt;/span&gt;&lt;span data-mce-fragment="1"&gt;1 ტონა 800$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 &gt; Rebar &amp; Remesh</text:p>
          </table:table-cell>
          <table:table-cell office:value-type="string" calcext:value-type="string">
            <text:p>rebar</text:p>
          </table:table-cell>
          <table:table-cell office:value-type="string" calcext:value-type="string">
            <text:p>არმატურა, მეტალის მასა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2508567</text:p>
          </table:table-cell>
          <table:table-cell office:value-type="string" calcext:value-type="string">
            <text:p>https://cdn.shopify.com/s/files/1/0797/7723/5223/files/c409f1101a94249c90dbaea3e18b25e8.png?v=16907394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რმატურა</text:p>
          </table:table-cell>
          <table:table-cell/>
          <table:table-cell office:value-type="string" calcext:value-type="string">
            <text:p>https://cdn.shopify.com/s/files/1/0797/7723/5223/files/2_a3d49e7b-3975-4cea-b8c4-cfb12fe5e179.jpg?v=1690739497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a3d49e7b-3975-4cea-b8c4-cfb12fe5e179.jpg?v=169073949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5">
          <table:table-cell/>
          <table:table-cell office:value-type="string" calcext:value-type="string">
            <text:p>აგურის-საჭრელი-ხერხი-ლაზერული-შედუღებით</text:p>
          </table:table-cell>
          <table:table-cell office:value-type="string" calcext:value-type="string">
            <text:p>ხერხის პირი - ქვის/აგურის საჭრელი - ლაზერული შედუღებით - 350მმ დიამეტრი</text:p>
          </table:table-cell>
          <table:table-cell office:value-type="string" calcext:value-type="string">
            <text:p>https://cdn.shopify.com/s/files/1/0797/7723/5223/files/f6680219dcdfc3f98f7990442ced4415.jpg?v=1690739315</text:p>
          </table:table-cell>
          <table:table-cell office:value-type="string" calcext:value-type="string">
            <text:p>&lt;p&gt;&lt;span data-mce-fragment="1"&gt;შიდა გულის დიამეტრის ზომა 25.4მმ&lt;/span&gt;&lt;/p&gt;</text:p>
            <text:p>&lt;p&gt;&lt;span data-mce-fragment="1"&gt;გარე გულის დიამეტრის ზომა 350 მმ&lt;/span&gt;&lt;/p&gt;</text:p>
            <text:p>&lt;p&gt;&lt;span data-mce-fragment="1"&gt;ალმასის ზომები 40*15*3მმ&lt;/span&gt;&lt;/p&gt;</text:p>
            <text:p>&lt;p&gt; &lt;/p&gt;</text:p>
            <text:p>&lt;p&gt;&lt;span data-mce-fragment="1"&gt;გამოირჩევა მაღალი სიმტკიცით. 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Tool Accessories &gt; Tool Blades &gt; Saw Blades</text:p>
          </table:table-cell>
          <table:table-cell office:value-type="string" calcext:value-type="string">
            <text:p>saw blades</text:p>
          </table:table-cell>
          <table:table-cell office:value-type="string" calcext:value-type="string">
            <text:p>ლაზერული ხერხის პირი, ხერხის პირ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0x15x3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9069719</text:p>
          </table:table-cell>
          <table:table-cell office:value-type="string" calcext:value-type="string">
            <text:p>https://cdn.shopify.com/s/files/1/0797/7723/5223/files/f6680219dcdfc3f98f7990442ced4415.jpg?v=16907393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კურტანი-მარსელის-კრამიტისთვის</text:p>
          </table:table-cell>
          <table:table-cell office:value-type="string" calcext:value-type="string">
            <text:p>კრამიტი - მარსელის კურტანი</text:p>
          </table:table-cell>
          <table:table-cell office:value-type="string" calcext:value-type="string">
            <text:p>https://cdn.shopify.com/s/files/1/0797/7723/5223/files/4d599a15d4dda8c30eaaa15afe753040.jpg?v=1690739022</text:p>
          </table:table-cell>
          <table:table-cell office:value-type="string" calcext:value-type="string">
            <text:p>&lt;div class="shida-7"&gt;</text:p>
            <text:p>&lt;p&gt;გამოიყენება მარსელის კრამიტით გადახურვის შემდეგ კუთხეების დასაფარად.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oof tiles</text:p>
          </table:table-cell>
          <table:table-cell office:value-type="string" calcext:value-type="string">
            <text:p>კრამიტები, კურტანი, მარსელის კრამიტის დამამთავრებელი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0x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7330839</text:p>
          </table:table-cell>
          <table:table-cell office:value-type="string" calcext:value-type="string">
            <text:p>https://cdn.shopify.com/s/files/1/0797/7723/5223/files/4d599a15d4dda8c30eaaa15afe753040.jpg?v=16907390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raft</text:p>
          </table:table-cell>
        </table:table-row>
        <table:table-row table:style-name="ro1">
          <table:table-cell/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აგური - კერამიკული - ირანული</text:p>
          </table:table-cell>
          <table:table-cell office:value-type="string" calcext:value-type="string">
            <text:p>https://cdn.shopify.com/s/files/1/0797/7723/5223/files/26190db2b87993a92aa926c1073b3650.png?v=1690738752</text:p>
          </table:table-cell>
          <table:table-cell office:value-type="string" calcext:value-type="string">
            <text:p>&lt;span data-mce-fragment="1"&gt;გამოიყენება სამშენებლო საფასადე სამუშაოებისთვის. გამოირჩება სიმსუბუქით ერთი ცალის წონა 1.8კგ. საცალო ფასია 1-1.5 ლარი, ზომის მიხედვით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აგური, ირანული კერამიკული აგური, კერამიკ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22822167</text:p>
          </table:table-cell>
          <table:table-cell office:value-type="string" calcext:value-type="string">
            <text:p>https://cdn.shopify.com/s/files/1/0797/7723/5223/files/26190db2b87993a92aa926c1073b3650.png?v=16907387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კერამიკული-აგური</text:p>
          </table:table-cell>
          <table:table-cell/>
          <table:table-cell office:value-type="string" calcext:value-type="string">
            <text:p>https://cdn.shopify.com/s/files/1/0797/7723/5223/files/2_0daea779-7ac5-49d2-8f02-427a066b0091.png?v=1690738752</text:p>
          </table:table-cell>
          <table:table-cell table:number-columns-repeated="7"/>
          <table:table-cell office:value-type="string" calcext:value-type="string">
            <text:p>21.5x10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0827287</text:p>
          </table:table-cell>
          <table:table-cell office:value-type="string" calcext:value-type="string">
            <text:p>https://cdn.shopify.com/s/files/1/0797/7723/5223/files/2_0daea779-7ac5-49d2-8f02-427a066b0091.png?v=1690738752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კერამიკული-აგური</text:p>
          </table:table-cell>
          <table:table-cell/>
          <table:table-cell office:value-type="string" calcext:value-type="string">
            <text:p>https://cdn.shopify.com/s/files/1/0797/7723/5223/files/3_c087ee4e-695c-4cfa-a86c-1743f05a27c4.jpg?v=169073875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c087ee4e-695c-4cfa-a86c-1743f05a27c4.jpg?v=1690738752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ცეცხლგამძლე ფილა</text:p>
          </table:table-cell>
          <table:table-cell office:value-type="string" calcext:value-type="string">
            <text:p>https://cdn.shopify.com/s/files/1/0797/7723/5223/files/3.png?v=1690738552</text:p>
          </table:table-cell>
          <table:table-cell office:value-type="string" calcext:value-type="string">
            <text:p>&lt;span&gt;გამოიყენება როგორც საფასადეთ ასევე გამოირჩევა ცეცხლგამძლეობით 1400 გრადუს ტემპერატურაზე.&lt;/span&gt;&lt;br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ფილა, ცეცხლგამძლ ფილ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6x5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7767959</text:p>
          </table:table-cell>
          <table:table-cell office:value-type="string" calcext:value-type="string">
            <text:p>https://cdn.shopify.com/s/files/1/0797/7723/5223/files/3.png?v=16907385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ცეცხლგამძლე-ფილა</text:p>
          </table:table-cell>
          <table:table-cell/>
          <table:table-cell office:value-type="string" calcext:value-type="string">
            <text:p>https://cdn.shopify.com/s/files/1/0797/7723/5223/files/2_306d41c8-b8b3-4d2b-a204-70084bc4604b.png?v=169073855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306d41c8-b8b3-4d2b-a204-70084bc4604b.png?v=169073855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ფილა</text:p>
          </table:table-cell>
          <table:table-cell/>
          <table:table-cell office:value-type="string" calcext:value-type="string">
            <text:p>https://cdn.shopify.com/s/files/1/0797/7723/5223/files/9ecede0f86d54ef7864269cd7faa398c.png?v=1690738553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9ecede0f86d54ef7864269cd7faa398c.png?v=1690738553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წითელი კერამიკული აგური</text:p>
          </table:table-cell>
          <table:table-cell office:value-type="string" calcext:value-type="string">
            <text:p>https://cdn.shopify.com/s/files/1/0797/7723/5223/files/0ebb2740574f2ce1ce32548b7dcfaa61.png?v=1690738419</text:p>
          </table:table-cell>
          <table:table-cell office:value-type="string" calcext:value-type="string">
            <text:p>&lt;span data-mce-fragment="1"&gt;გამოიყენება საფასადე სამუშაოებისთვის. გამოირჩევა სიმსუბუქით და გამძლეობით. საცალო ფასია 2.50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კერამიკული აგური, წითელი კერამიკ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x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1941015</text:p>
          </table:table-cell>
          <table:table-cell office:value-type="string" calcext:value-type="string">
            <text:p>https://cdn.shopify.com/s/files/1/0797/7723/5223/files/0ebb2740574f2ce1ce32548b7dcfaa61.png?v=16907384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წითელი-კერამიკული-აგური</text:p>
          </table:table-cell>
          <table:table-cell/>
          <table:table-cell office:value-type="string" calcext:value-type="string">
            <text:p>https://cdn.shopify.com/s/files/1/0797/7723/5223/files/2_9eac0c58-a40c-4d3f-828e-783599ffb46e.jpg?v=169073841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9eac0c58-a40c-4d3f-828e-783599ffb46e.jpg?v=169073841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კურტანი</text:p>
          </table:table-cell>
          <table:table-cell office:value-type="string" calcext:value-type="string">
            <text:p>კრამიტი - მარსელის კურტანი</text:p>
          </table:table-cell>
          <table:table-cell office:value-type="string" calcext:value-type="string">
            <text:p>https://cdn.shopify.com/s/files/1/0797/7723/5223/files/2be93a076453bb4e28d11663fd04c592.jpg?v=1690738260</text:p>
          </table:table-cell>
          <table:table-cell office:value-type="string" calcext:value-type="string">
            <text:p>&lt;span&gt;გამოიყენება მარსელის კრამიტის გადახურვის შემდეგ კურტანის დაბოლოვებაშ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oof tiles</text:p>
          </table:table-cell>
          <table:table-cell office:value-type="string" calcext:value-type="string">
            <text:p>კრამიტები, კურტანი, მარსელის კრამიტის დამამთავრებელ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35x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2320535</text:p>
          </table:table-cell>
          <table:table-cell office:value-type="string" calcext:value-type="string">
            <text:p>https://cdn.shopify.com/s/files/1/0797/7723/5223/files/2be93a076453bb4e28d11663fd04c592.jpg?v=1690738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აგური - ცეცხლგამძლე - ირანული</text:p>
          </table:table-cell>
          <table:table-cell office:value-type="string" calcext:value-type="string">
            <text:p>https://cdn.shopify.com/s/files/1/0797/7723/5223/files/3_d1097167-692c-4f8a-80f0-5454be8c6e78.jpg?v=1690737363</text:p>
          </table:table-cell>
          <table:table-cell office:value-type="string" calcext:value-type="string">
            <text:p>&lt;span data-mce-fragment="1"&gt;გამოიყენება ბუხრებში, ღუმელებში, სამწვადეებში, თონეებში. მაქსიმალური გამძლეობა 1400 გრადუსი. გვაქვს 2 ფერის, როგორც ჩანს სურათზე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ირანული აგური, ირანული ცეცხლგამძლე აგური, ცეცხლგამძლე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6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შინდისფერ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1809175</text:p>
          </table:table-cell>
          <table:table-cell office:value-type="string" calcext:value-type="string">
            <text:p>https://cdn.shopify.com/s/files/1/0797/7723/5223/files/3_d1097167-692c-4f8a-80f0-5454be8c6e78.jpg?v=16907373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ცეცხლგამძლე-აგური</text:p>
          </table:table-cell>
          <table:table-cell/>
          <table:table-cell office:value-type="string" calcext:value-type="string">
            <text:p>https://cdn.shopify.com/s/files/1/0797/7723/5223/files/7a0b348e7e4c7f0869f0cb7ed6aac84a.png?v=1690737364</text:p>
          </table:table-cell>
          <table:table-cell table:number-columns-repeated="7"/>
          <table:table-cell office:value-type="string" calcext:value-type="string">
            <text:p>23x11.4x6</text:p>
          </table:table-cell>
          <table:table-cell/>
          <table:table-cell office:value-type="string" calcext:value-type="string">
            <text:p>სტაფილოსფერ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2209431</text:p>
          </table:table-cell>
          <table:table-cell office:value-type="string" calcext:value-type="string">
            <text:p>https://cdn.shopify.com/s/files/1/0797/7723/5223/files/7a0b348e7e4c7f0869f0cb7ed6aac84a.png?v=1690737364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ცეცხლგამძლე-აგური</text:p>
          </table:table-cell>
          <table:table-cell/>
          <table:table-cell office:value-type="string" calcext:value-type="string">
            <text:p>https://cdn.shopify.com/s/files/1/0797/7723/5223/files/2_47fbf4a5-8d73-4c8a-a9e2-a6339b17928a.jpg?v=169073736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47fbf4a5-8d73-4c8a-a9e2-a6339b17928a.jpg?v=169073736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აგური - ფასადის - კლინკერის - 350 მარკიანი</text:p>
          </table:table-cell>
          <table:table-cell office:value-type="string" calcext:value-type="string">
            <text:p>https://cdn.shopify.com/s/files/1/0797/7723/5223/files/1d3303f1585081a55b914a80ee62c80f.png?v=1690737243</text:p>
          </table:table-cell>
          <table:table-cell office:value-type="string" calcext:value-type="string">
            <text:p>&lt;span data-mce-fragment="1"&gt;ფასადის კლინკერული აგური გამოირჩევა მაღალი სიმტკიცით, ყინვა და ცეცხლგამძლეობით. არის 350 მარკიან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კლინკერული აგური, ფასადის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350 მარკიან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0799127</text:p>
          </table:table-cell>
          <table:table-cell office:value-type="string" calcext:value-type="string">
            <text:p>https://cdn.shopify.com/s/files/1/0797/7723/5223/files/1d3303f1585081a55b914a80ee62c80f.png?v=16907372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გური-ფასადის-კლინკერული</text:p>
          </table:table-cell>
          <table:table-cell/>
          <table:table-cell office:value-type="string" calcext:value-type="string">
            <text:p>https://cdn.shopify.com/s/files/1/0797/7723/5223/files/3_b63d1cab-ba47-4b50-9ea2-fcdf964a1a73.jpg?v=1690737243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b63d1cab-ba47-4b50-9ea2-fcdf964a1a73.jpg?v=169073724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გური-ფასადის-კლინკერული</text:p>
          </table:table-cell>
          <table:table-cell/>
          <table:table-cell office:value-type="string" calcext:value-type="string">
            <text:p>https://cdn.shopify.com/s/files/1/0797/7723/5223/files/4_736b5a2d-0cb1-44de-81df-531dc6ca6df9.jpg?v=1690737243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736b5a2d-0cb1-44de-81df-531dc6ca6df9.jpg?v=1690737243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საჩხერის ყვითელი ქვიშა</text:p>
          </table:table-cell>
          <table:table-cell office:value-type="string" calcext:value-type="string">
            <text:p>https://cdn.shopify.com/s/files/1/0797/7723/5223/files/2_4eaf04a5-7a7d-4538-a24e-c86dc90d4630.png?v=1690737104</text:p>
          </table:table-cell>
          <table:table-cell office:value-type="string" calcext:value-type="string">
            <text:p>&lt;span data-mce-fragment="1"&gt;1 კუბი 60ლ ადგილზე დატვირთვით. გამოიყენება სამშენებლო სამუშაოებშ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Business &amp; Industrial &gt; Construction</text:p>
          </table:table-cell>
          <table:table-cell office:value-type="string" calcext:value-type="string">
            <text:p>sand/gravel</text:p>
          </table:table-cell>
          <table:table-cell office:value-type="string" calcext:value-type="string">
            <text:p>ქვიშა/ხრეშ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9723543</text:p>
          </table:table-cell>
          <table:table-cell office:value-type="string" calcext:value-type="string">
            <text:p>https://cdn.shopify.com/s/files/1/0797/7723/5223/files/2_4eaf04a5-7a7d-4538-a24e-c86dc90d4630.png?v=16907371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ჩხერის-ყვითელი-ქვიშა</text:p>
          </table:table-cell>
          <table:table-cell/>
          <table:table-cell office:value-type="string" calcext:value-type="string">
            <text:p>https://cdn.shopify.com/s/files/1/0797/7723/5223/files/56f1f631bb839eb6ac87288c12d8490d.png?v=169073710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56f1f631bb839eb6ac87288c12d8490d.png?v=1690737104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ჰაიდელბერგ-ცემენტი-300-მარკიანი</text:p>
          </table:table-cell>
          <table:table-cell office:value-type="string" calcext:value-type="string">
            <text:p>ჰაიდელბერგ ცემენტი 300 მარკიანი</text:p>
          </table:table-cell>
          <table:table-cell office:value-type="string" calcext:value-type="string">
            <text:p>https://cdn.shopify.com/s/files/1/0797/7723/5223/files/300.png?v=1690736785</text:p>
          </table:table-cell>
          <table:table-cell office:value-type="string" calcext:value-type="string">
            <text:p>&lt;span data-mce-fragment="1"&gt;გამოიყენება სამშენებლო სარემონტო სამუშაოებისთვის. დაფასოებულია 25კგ-იან ტომრებში რომელიც არის კომფორტული გადასატანად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300 მარკიანი, ცემენტები, წებოცემენტი, ჰაიდელბერგ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06660631</text:p>
          </table:table-cell>
          <table:table-cell office:value-type="string" calcext:value-type="string">
            <text:p>https://cdn.shopify.com/s/files/1/0797/7723/5223/files/300.png?v=16907367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ჰაიდელბერგ-ცემენტი-500-მარკიანი</text:p>
          </table:table-cell>
          <table:table-cell office:value-type="string" calcext:value-type="string">
            <text:p>ჰაიდელბერგ ცემენტი 500 მარკიანი</text:p>
          </table:table-cell>
          <table:table-cell office:value-type="string" calcext:value-type="string">
            <text:p>https://cdn.shopify.com/s/files/1/0797/7723/5223/files/500.png?v=1690675084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სამშენებლო სამუშაოებისთვის, გამოირჩევა მაღალი მარკიანობით.. დაფასოებულია 40კგ-იან ტომრებში.&lt;br data-mce-fragment="1"&gt;&lt;br data-mce-fragment="1"&gt;&lt;span class="masha_index masha_index6" rel="6" data-mce-fragment="1"&gt;&lt;/span&gt;მარკიანობა: 500 მარკიანი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500 მარკიანი ცემენტი, ცემენტები, ცემენტი, ჰაიდელბერგ 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.5" calcext:value-type="float">
            <text:p>15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8296215</text:p>
          </table:table-cell>
          <table:table-cell office:value-type="string" calcext:value-type="string">
            <text:p>https://cdn.shopify.com/s/files/1/0797/7723/5223/files/500.png?v=16906750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წებო-ცემენტი-ბეტეკი</text:p>
          </table:table-cell>
          <table:table-cell office:value-type="string" calcext:value-type="string">
            <text:p>წებო ცემენტი ბეტეკი</text:p>
          </table:table-cell>
          <table:table-cell office:value-type="string" calcext:value-type="string">
            <text:p>https://cdn.shopify.com/s/files/1/0797/7723/5223/files/c357a89b78430c2ddf438730d945960b.png?v=1690674996</text:p>
          </table:table-cell>
          <table:table-cell office:value-type="string" calcext:value-type="string">
            <text:p>&lt;span data-mce-fragment="1"&gt;გამოიყენება სამშენებლო სამუშაოებისათვის. კერამიკული ფილების დასაგებად, გასაკრავად. არის თურქული წარმოების. დაფასოებულია 25კგ-ან ტომრებშ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ბეტეკი, ცემენტ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3217175</text:p>
          </table:table-cell>
          <table:table-cell office:value-type="string" calcext:value-type="string">
            <text:p>https://cdn.shopify.com/s/files/1/0797/7723/5223/files/c357a89b78430c2ddf438730d945960b.png?v=16906749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უკრაინული-კლინკერული-აგური</text:p>
          </table:table-cell>
          <table:table-cell office:value-type="string" calcext:value-type="string">
            <text:p>უკრაინული კლინკერული აგური</text:p>
          </table:table-cell>
          <table:table-cell office:value-type="string" calcext:value-type="string">
            <text:p>https://cdn.shopify.com/s/files/1/0797/7723/5223/files/df3fcd6e9a381613ae3ad487a5a29f38.png?v=1690674913</text:p>
          </table:table-cell>
          <table:table-cell office:value-type="string" calcext:value-type="string">
            <text:p>&lt;span data-mce-fragment="1"&gt;გამოიყენება სამშენებლო საფასადე სამუშაოებისთვის. არის 350 მარკიანი და ულამაზესი ფერები. შესყიდვა შესაძლებელია მხოლოდ შეკვეთით. საცალო ფასი შეთანხმებით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უკრაინული აგური, უკრაინული კლინკერ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9121175</text:p>
          </table:table-cell>
          <table:table-cell office:value-type="string" calcext:value-type="string">
            <text:p>https://cdn.shopify.com/s/files/1/0797/7723/5223/files/df3fcd6e9a381613ae3ad487a5a29f38.png?v=16906749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აგური - მასიური - ირანული</text:p>
          </table:table-cell>
          <table:table-cell office:value-type="string" calcext:value-type="string">
            <text:p>https://cdn.shopify.com/s/files/1/0797/7723/5223/files/3_bf4b8999-ce28-470f-ab6f-579a9fe22fb6.jpg?v=1690674728</text:p>
          </table:table-cell>
          <table:table-cell office:value-type="string" calcext:value-type="string">
            <text:p>&lt;span data-mce-fragment="1"&gt;გამოიყენება სამშენებლო საფასადე სამუშაოებისთვის. საცალო ფასია 2 ლა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ირანული მასიური აგური, მასიურ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1.5x10x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6538263</text:p>
          </table:table-cell>
          <table:table-cell office:value-type="string" calcext:value-type="string">
            <text:p>https://cdn.shopify.com/s/files/1/0797/7723/5223/files/3_bf4b8999-ce28-470f-ab6f-579a9fe22fb6.jpg?v=16906747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მასიური-აგური</text:p>
          </table:table-cell>
          <table:table-cell/>
          <table:table-cell office:value-type="string" calcext:value-type="string">
            <text:p>https://cdn.shopify.com/s/files/1/0797/7723/5223/files/2_701fd4d0-78c9-4f11-9888-565d7c17fde5.jpg?v=169067472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701fd4d0-78c9-4f11-9888-565d7c17fde5.jpg?v=169067472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მასიური-აგური</text:p>
          </table:table-cell>
          <table:table-cell/>
          <table:table-cell office:value-type="string" calcext:value-type="string">
            <text:p>https://cdn.shopify.com/s/files/1/0797/7723/5223/files/b753fd4ab849a4a5bf618c511b63c560.png?v=169067472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b753fd4ab849a4a5bf618c511b63c560.png?v=1690674729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4">
          <table:table-cell/>
          <table:table-cell office:value-type="string" calcext:value-type="string">
            <text:p>ირანული-კერამიკული-ფილა</text:p>
          </table:table-cell>
          <table:table-cell office:value-type="string" calcext:value-type="string">
            <text:p>აგური - ბრტყელი - კერამიკული - ირანული</text:p>
          </table:table-cell>
          <table:table-cell office:value-type="string" calcext:value-type="string">
            <text:p>https://cdn.shopify.com/s/files/1/0797/7723/5223/files/2527cb635e42a7803ab12842d0407ef8.png?v=1690674606</text:p>
          </table:table-cell>
          <table:table-cell office:value-type="string" calcext:value-type="string">
            <text:p>&lt;p&gt;&lt;span data-mce-fragment="1"&gt;ახალი კერამიკული ფილა. გამოიყენება სამშენებლო საფასადე სამუშაოებისთვის.&lt;/span&gt;&lt;/p&gt;</text:p>
            <text:p>&lt;p&gt;&lt;span data-mce-fragment="1"&gt; საცალო ფასი 2ლ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ხალი ირანული ერამიკული ფილა, ირანული კერამიკული ფილა, კერამიკული ფილ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7x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3824279</text:p>
          </table:table-cell>
          <table:table-cell office:value-type="string" calcext:value-type="string">
            <text:p>https://cdn.shopify.com/s/files/1/0797/7723/5223/files/2527cb635e42a7803ab12842d0407ef8.png?v=16906746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ირანული-კერამიკული-ფილა-დაძველებით</text:p>
          </table:table-cell>
          <table:table-cell office:value-type="string" calcext:value-type="string">
            <text:p>აგური - ბრტყელი - დაძველებით - კერამიკული - ირანული</text:p>
          </table:table-cell>
          <table:table-cell office:value-type="string" calcext:value-type="string">
            <text:p>https://cdn.shopify.com/s/files/1/0797/7723/5223/files/51c4262c248691fa187fe16e72af3ae2.png?v=1690674441</text:p>
          </table:table-cell>
          <table:table-cell office:value-type="string" calcext:value-type="string">
            <text:p>&lt;p&gt;&lt;span data-mce-fragment="1"&gt;გამოიყენება სამშენებლო საფასადე სამუშაოებისთვის.&lt;/span&gt;&lt;/p&gt;</text:p>
            <text:p>&lt;p&gt; &lt;/p&gt;</text:p>
            <text:p>&lt;p&gt;&lt;span data-mce-fragment="1"&gt;მხოლოდ თბილისის ფილიალში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ირანული კერამიკული ფილა, კერამიკული ფილა, კერამიკული ფილა დაძველებით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7x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4982679</text:p>
          </table:table-cell>
          <table:table-cell office:value-type="string" calcext:value-type="string">
            <text:p>https://cdn.shopify.com/s/files/1/0797/7723/5223/files/51c4262c248691fa187fe16e72af3ae2.png?v=16906744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ცეცხლგამძლე-აგური-ინდური</text:p>
          </table:table-cell>
          <table:table-cell office:value-type="string" calcext:value-type="string">
            <text:p>ცეცხლგამძლე აგური ინდური</text:p>
          </table:table-cell>
          <table:table-cell office:value-type="string" calcext:value-type="string">
            <text:p>https://cdn.shopify.com/s/files/1/0797/7723/5223/files/424d873ea8744ea81989e97ea7b09e77.png?v=1690674284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სამშენებლო სამუშაოებისთვის. ბუხრებში, სამწვადეებში, თონეებში და ა.შ. დამზადებულია ინდოეთში. ცეცხლგამძლეობა 1400 გრადუსი. ზომები: 23*11.4*8&lt;br data-mce-fragment="1"&gt;&lt;span class="masha_index masha_index6" rel="6" data-mce-fragment="1"&gt;&lt;/span&gt;საცალო ფასია 5 ლარი.&lt;/p&gt;</text:p>
            <text:p>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ინდური აგური, ცეცხლგამძლე აგური ინდ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92307223</text:p>
          </table:table-cell>
          <table:table-cell office:value-type="string" calcext:value-type="string">
            <text:p>https://cdn.shopify.com/s/files/1/0797/7723/5223/files/424d873ea8744ea81989e97ea7b09e77.png?v=16906742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4">
          <table:table-cell/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ქართული აგური - ახალი - 20x20x4.5</text:p>
          </table:table-cell>
          <table:table-cell office:value-type="string" calcext:value-type="string">
            <text:p>https://cdn.shopify.com/s/files/1/0797/7723/5223/files/4_6a6aefd9-66ec-40c0-8304-937ceb51e431.png?v=1690674168</text:p>
          </table:table-cell>
          <table:table-cell office:value-type="string" calcext:value-type="string">
            <text:p>&lt;div class="shida-7" data-mce-fragment="1"&gt;</text:p>
            <text:p>&lt;p data-mce-fragment="1"&gt;გამოიყენება საფასადე და სამშენებლო სამუშაოებისთვის. ზომა არის 20*20*4.5. საცალო ფასი გახლავთ 3.50 ლარი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ახალი ქართული აგური, ქართულ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0x4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8446359</text:p>
          </table:table-cell>
          <table:table-cell office:value-type="string" calcext:value-type="string">
            <text:p>https://cdn.shopify.com/s/files/1/0797/7723/5223/files/4_6a6aefd9-66ec-40c0-8304-937ceb51e431.png?v=16906741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ხალი-ქართული-აგური</text:p>
          </table:table-cell>
          <table:table-cell/>
          <table:table-cell office:value-type="string" calcext:value-type="string">
            <text:p>https://cdn.shopify.com/s/files/1/0797/7723/5223/files/3_d15e9044-6ed6-46bb-af12-216fd4e91b80.jpg?v=169067416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d15e9044-6ed6-46bb-af12-216fd4e91b80.jpg?v=169067416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ხალი-ქართული-აგური</text:p>
          </table:table-cell>
          <table:table-cell/>
          <table:table-cell office:value-type="string" calcext:value-type="string">
            <text:p>https://cdn.shopify.com/s/files/1/0797/7723/5223/files/2_e866e7cf-e775-49e5-ab0c-e4cdea62f2dc.jpg?v=169067416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e866e7cf-e775-49e5-ab0c-e4cdea62f2dc.jpg?v=169067416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ახალი-ქართული-აგური</text:p>
          </table:table-cell>
          <table:table-cell/>
          <table:table-cell office:value-type="string" calcext:value-type="string">
            <text:p>https://cdn.shopify.com/s/files/1/0797/7723/5223/files/07c59d31582f19fefe998a1cbf579b76.png?v=169067416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07c59d31582f19fefe998a1cbf579b76.png?v=169067416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4">
          <table:table-cell/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ცეცხლგამძლე აგური</text:p>
          </table:table-cell>
          <table:table-cell office:value-type="string" calcext:value-type="string">
            <text:p>https://cdn.shopify.com/s/files/1/0797/7723/5223/files/4_8a39dc54-c40e-483b-aab5-90333f87ec44.jpg?v=1690674036</text:p>
          </table:table-cell>
          <table:table-cell office:value-type="string" calcext:value-type="string">
            <text:p>&lt;div class="shida-7" data-mce-fragment="1"&gt;</text:p>
            <text:p>&lt;p data-mce-fragment="1"&gt;ცეცხლგამძლეობა 1000 გრადუსი. საცალო ფასია 3.50. შეფუთვაში არის 5 ცალი.&lt;/p&gt;</text:p>
            <text:p>&lt;/div&gt;</text:p>
            <text:p>&lt;div class="shida-8" data-mce-fragment="1"&gt;&lt;/div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ცეცხლგამძლე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3x11.4x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7698455</text:p>
          </table:table-cell>
          <table:table-cell office:value-type="string" calcext:value-type="string">
            <text:p>https://cdn.shopify.com/s/files/1/0797/7723/5223/files/4_8a39dc54-c40e-483b-aab5-90333f87ec44.jpg?v=16906740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ცეცხლგამძლე-აგური</text:p>
          </table:table-cell>
          <table:table-cell/>
          <table:table-cell office:value-type="string" calcext:value-type="string">
            <text:p>https://cdn.shopify.com/s/files/1/0797/7723/5223/files/3_8a281fea-0e9f-47d4-bdfb-0230e1a5e477.jpg?v=169067403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8a281fea-0e9f-47d4-bdfb-0230e1a5e477.jpg?v=169067403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აგური</text:p>
          </table:table-cell>
          <table:table-cell/>
          <table:table-cell office:value-type="string" calcext:value-type="string">
            <text:p>https://cdn.shopify.com/s/files/1/0797/7723/5223/files/2_974d74c9-0a57-4734-9e95-5b99ee0c620e.jpg?v=169067404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974d74c9-0a57-4734-9e95-5b99ee0c620e.jpg?v=1690674046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აგური</text:p>
          </table:table-cell>
          <table:table-cell/>
          <table:table-cell office:value-type="string" calcext:value-type="string">
            <text:p>https://cdn.shopify.com/s/files/1/0797/7723/5223/files/2125e5af9749e73594389b8697d7bb7c.jpg?v=169067404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125e5af9749e73594389b8697d7bb7c.jpg?v=169067404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კერამიკული-ფილები</text:p>
          </table:table-cell>
          <table:table-cell office:value-type="string" calcext:value-type="string">
            <text:p>საფასადე ფილა - კერამიკული</text:p>
          </table:table-cell>
          <table:table-cell office:value-type="string" calcext:value-type="string">
            <text:p>https://cdn.shopify.com/s/files/1/0797/7723/5223/files/14b0e20e7ecbed742c8014f7fde02e2e.jpg?v=1690673885</text:p>
          </table:table-cell>
          <table:table-cell office:value-type="string" calcext:value-type="string">
            <text:p>&lt;p&gt;&lt;span data-mce-fragment="1"&gt;გამოიყენება საფასადე სამუშაოებისთვის. ერთ კუბურ მეტრში შედის 75 ცალი.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კერამიკული, ფილ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მ^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4886167</text:p>
          </table:table-cell>
          <table:table-cell office:value-type="string" calcext:value-type="string">
            <text:p>https://cdn.shopify.com/s/files/1/0797/7723/5223/files/14b0e20e7ecbed742c8014f7fde02e2e.jpg?v=16906738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2">
          <table:table-cell/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სომხური ტუფის ფილა</text:p>
          </table:table-cell>
          <table:table-cell office:value-type="string" calcext:value-type="string">
            <text:p>https://cdn.shopify.com/s/files/1/0797/7723/5223/files/ac7e979c54f316f15e08dc8c829aa36f.jpg?v=1690673748</text:p>
          </table:table-cell>
          <table:table-cell office:value-type="string" calcext:value-type="string">
            <text:p>&lt;p&gt;&lt;span data-mce-fragment="1"&gt;გამოირჩევა სიმსუბუქით და სითბოთი, გამოიყენება სამშენებლო სამუშაოებისთვის, შიდა და გარე ინტერიერის მოსაწყობად&lt;/span&gt;&lt;br data-mce-fragment="1"&gt;&lt;/p&gt;</text:p>
            <text:p>&lt;p&gt; &lt;/p&gt;</text:p>
            <text:p>&lt;p&gt;&lt;span&gt;ზომა 42*2.5*სიგრძე სხვა და სხვა&lt;/span&gt;&lt;br&gt;&lt;span rel="7" class="masha_index masha_index7"&gt;&lt;/span&gt;&lt;span&gt;ფასი 75 ლარი 1კვმ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მინერალური ქვები, სომხური ტუფის ფილა, ტუფის ფილა, ფილ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2x2.5x(სიგრძე სხვადასხვა)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2925847</text:p>
          </table:table-cell>
          <table:table-cell office:value-type="string" calcext:value-type="string">
            <text:p>https://cdn.shopify.com/s/files/1/0797/7723/5223/files/ac7e979c54f316f15e08dc8c829aa36f.jpg?v=16906737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ომხური-ტუფის-ფილა</text:p>
          </table:table-cell>
          <table:table-cell/>
          <table:table-cell office:value-type="string" calcext:value-type="string">
            <text:p>https://cdn.shopify.com/s/files/1/0797/7723/5223/files/4_bd308620-7f53-4d55-b53c-307c53c9539d.jpg?v=169067374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bd308620-7f53-4d55-b53c-307c53c9539d.jpg?v=169067374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ომხური-ტუფის-ფილა</text:p>
          </table:table-cell>
          <table:table-cell/>
          <table:table-cell office:value-type="string" calcext:value-type="string">
            <text:p>https://cdn.shopify.com/s/files/1/0797/7723/5223/files/3_832095c7-7078-410d-beba-346f3a42b8e9.jpg?v=169067374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832095c7-7078-410d-beba-346f3a42b8e9.jpg?v=169067374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ომხური-ტუფის-ფილა</text:p>
          </table:table-cell>
          <table:table-cell/>
          <table:table-cell office:value-type="string" calcext:value-type="string">
            <text:p>https://cdn.shopify.com/s/files/1/0797/7723/5223/files/2_ab93db1c-2fd0-4f74-b78a-6a962582ae87.jpg?v=169067374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ab93db1c-2fd0-4f74-b78a-6a962582ae87.jpg?v=169067374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მეორადი აგური</text:p>
          </table:table-cell>
          <table:table-cell office:value-type="string" calcext:value-type="string">
            <text:p>https://cdn.shopify.com/s/files/1/0797/7723/5223/files/4_c71f6c8c-33b7-43a0-8fd0-2260a0ebd78b.jpg?v=1690673449</text:p>
          </table:table-cell>
          <table:table-cell office:value-type="string" calcext:value-type="string">
            <text:p>&lt;span data-mce-fragment="1"&gt;აგური გამოიყენება სამშენებლო სამუშაოებისთვის. აგური ერთხელ უკვე გამოყენებულია, არის გასუფთავებული. საცალო ფასი არის 1.50 თეთ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ი, მეორადი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7727255</text:p>
          </table:table-cell>
          <table:table-cell office:value-type="string" calcext:value-type="string">
            <text:p>https://cdn.shopify.com/s/files/1/0797/7723/5223/files/4_c71f6c8c-33b7-43a0-8fd0-2260a0ebd78b.jpg?v=16906734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ეორადი-აგური</text:p>
          </table:table-cell>
          <table:table-cell/>
          <table:table-cell office:value-type="string" calcext:value-type="string">
            <text:p>https://cdn.shopify.com/s/files/1/0797/7723/5223/files/3_99cbe1ea-fdbf-4be4-ba02-b3855e7369d9.jpg?v=169067344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99cbe1ea-fdbf-4be4-ba02-b3855e7369d9.jpg?v=169067344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ორადი-აგური</text:p>
          </table:table-cell>
          <table:table-cell/>
          <table:table-cell office:value-type="string" calcext:value-type="string">
            <text:p>https://cdn.shopify.com/s/files/1/0797/7723/5223/files/2_51b3ac2f-f812-46ec-9c76-94f7c4ae9f03.jpg?v=1690673450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51b3ac2f-f812-46ec-9c76-94f7c4ae9f03.jpg?v=1690673450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მეორადი-აგური</text:p>
          </table:table-cell>
          <table:table-cell/>
          <table:table-cell office:value-type="string" calcext:value-type="string">
            <text:p>https://cdn.shopify.com/s/files/1/0797/7723/5223/files/1dd5e1b5f099db48d08874f758257d3d.jpg?v=1690673450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1dd5e1b5f099db48d08874f758257d3d.jpg?v=169067345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ირანული-ცემენტი</text:p>
          </table:table-cell>
          <table:table-cell office:value-type="string" calcext:value-type="string">
            <text:p>ცემენტი - ირანული</text:p>
          </table:table-cell>
          <table:table-cell office:value-type="string" calcext:value-type="string">
            <text:p>https://cdn.shopify.com/s/files/1/0797/7723/5223/files/2f8530e920b2fd9a274beebcb6851814.jpg?v=1690668341</text:p>
          </table:table-cell>
          <table:table-cell office:value-type="string" calcext:value-type="string">
            <text:p>&lt;span data-mce-fragment="1"&gt;ცემენტი გამოიყენება სამშენებლო საქმიანობისათვის. ერთი ტომარა არის 50კგ.&lt;/span&gt;&lt;br data-mce-fragment="1"&gt;&lt;span class="masha_index masha_index6" rel="6" data-mce-fragment="1"&gt;&lt;/span&gt;&lt;span data-mce-fragment="1"&gt;არის 500 მარკიან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/>
          <table:table-cell office:value-type="string" calcext:value-type="string">
            <text:p>ირანული ცეენტი, ცემენტ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კგ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500 მარკიანი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2658967</text:p>
          </table:table-cell>
          <table:table-cell office:value-type="string" calcext:value-type="string">
            <text:p>https://cdn.shopify.com/s/files/1/0797/7723/5223/files/2f8530e920b2fd9a274beebcb6851814.jpg?v=16906683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3">
          <table:table-cell/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ბლოკი - იტონგი - თერმოიზოლაციით - მსუბუქი - ირანული</text:p>
          </table:table-cell>
          <table:table-cell office:value-type="string" calcext:value-type="string">
            <text:p>https://cdn.shopify.com/s/files/1/0797/7723/5223/files/9ac5f39e69fcc9c9c64330b873c0b114.jpg?v=1690668231</text:p>
          </table:table-cell>
          <table:table-cell office:value-type="string" calcext:value-type="string">
            <text:p>&lt;p&gt;მსუბუქი გაზო ბლოკი, მაღალი თერმოიზოლაციით გვაქვს სხვა და სხვა ზომები.&lt;/p&gt;</text:p>
            <text:p>&lt;p&gt; 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concrete block</text:p>
          </table:table-cell>
          <table:table-cell office:value-type="string" calcext:value-type="string">
            <text:p>ბლოკები, გაზო ბლოკი, იტონგ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60x25x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3909911</text:p>
          </table:table-cell>
          <table:table-cell office:value-type="string" calcext:value-type="string">
            <text:p>https://cdn.shopify.com/s/files/1/0797/7723/5223/files/9ac5f39e69fcc9c9c64330b873c0b114.jpg?v=16906682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ტონგი-გაზო-ბლოკი</text:p>
          </table:table-cell>
          <table:table-cell table:number-columns-repeated="9"/>
          <table:table-cell office:value-type="string" calcext:value-type="string">
            <text:p>60x25x1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394267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ტონგი-გაზო-ბლოკი</text:p>
          </table:table-cell>
          <table:table-cell table:number-columns-repeated="9"/>
          <table:table-cell office:value-type="string" calcext:value-type="string">
            <text:p>60x25x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397544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გამომწვარი მავთული - უცხოური - 1.2მ დან 5მმ</text:p>
          </table:table-cell>
          <table:table-cell office:value-type="string" calcext:value-type="string">
            <text:p>https://cdn.shopify.com/s/files/1/0797/7723/5223/files/2557cab1784a02f2b5eba8ddabeb8103.jpg?v=1690667321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ისთვის&lt;/span&gt;&lt;/p&gt;</text:p>
            <text:p>&lt;p&gt; &lt;/p&gt;</text:p>
            <text:p>&lt;p&gt;ფასი -&amp;gt; წონის მიხედვით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გამომწვარი მავთული, მავთული, მავთულის ბადე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.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589783</text:p>
          </table:table-cell>
          <table:table-cell office:value-type="string" calcext:value-type="string">
            <text:p>https://cdn.shopify.com/s/files/1/0797/7723/5223/files/2557cab1784a02f2b5eba8ddabeb8103.jpg?v=16906673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გამომწვარი-მავთული</text:p>
          </table:table-cell>
          <table:table-cell table:number-columns-repeated="9"/>
          <table:table-cell office:value-type="string" calcext:value-type="string">
            <text:p>1.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65531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გამომწვარი-მავთული</text:p>
          </table:table-cell>
          <table:table-cell table:number-columns-repeated="9"/>
          <table:table-cell office:value-type="string" calcext:value-type="string">
            <text:p>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68808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გამომწვარი-მავთული</text:p>
          </table:table-cell>
          <table:table-cell table:number-columns-repeated="9"/>
          <table:table-cell office:value-type="string" calcext:value-type="string">
            <text:p>2.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720855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გამომწვარი-მავთული</text:p>
          </table:table-cell>
          <table:table-cell table:number-columns-repeated="9"/>
          <table:table-cell office:value-type="string" calcext:value-type="string">
            <text:p>3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75362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გამომწვარი-მავთული</text:p>
          </table:table-cell>
          <table:table-cell table:number-columns-repeated="9"/>
          <table:table-cell office:value-type="string" calcext:value-type="string">
            <text:p>4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786391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გამომწვარი-მავთული</text:p>
          </table:table-cell>
          <table:table-cell table:number-columns-repeated="9"/>
          <table:table-cell office:value-type="string" calcext:value-type="string">
            <text:p>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381915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მავთული მოთუთუებული</text:p>
          </table:table-cell>
          <table:table-cell office:value-type="string" calcext:value-type="string">
            <text:p>https://cdn.shopify.com/s/files/1/0797/7723/5223/files/f42ee0167f5e6da33ba061a74a4e92e6.jpg?v=1690667042</text:p>
          </table:table-cell>
          <table:table-cell office:value-type="string" calcext:value-type="string">
            <text:p>&lt;span data-mce-fragment="1"&gt;გამოიყენება სამშენებლო სამუშაოებისთვის&lt;/span&gt;&lt;br data-mce-fragment="1"&gt;&lt;span class="masha_index masha_index6" rel="6" data-mce-fragment="1"&gt;&lt;/span&gt;&lt;span data-mce-fragment="1"&gt;1კგ 6ლ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rebar besh</text:p>
          </table:table-cell>
          <table:table-cell office:value-type="string" calcext:value-type="string">
            <text:p>მავთული მოთუთუებული, მავთულის ბადე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8167575</text:p>
          </table:table-cell>
          <table:table-cell office:value-type="string" calcext:value-type="string">
            <text:p>https://cdn.shopify.com/s/files/1/0797/7723/5223/files/f42ee0167f5e6da33ba061a74a4e92e6.jpg?v=16906670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მავთული-მოთუთუებული</text:p>
          </table:table-cell>
          <table:table-cell table:number-columns-repeated="9"/>
          <table:table-cell office:value-type="string" calcext:value-type="string">
            <text:p>2.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820034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ვთული-მოთუთუებული</text:p>
          </table:table-cell>
          <table:table-cell table:number-columns-repeated="9"/>
          <table:table-cell office:value-type="string" calcext:value-type="string">
            <text:p>3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8233111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მავთული-მოთუთუებული</text:p>
          </table:table-cell>
          <table:table-cell table:number-columns-repeated="9"/>
          <table:table-cell office:value-type="string" calcext:value-type="string">
            <text:p>4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826587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ლურსმანი - (ყველა ზომა)</text:p>
          </table:table-cell>
          <table:table-cell office:value-type="string" calcext:value-type="string">
            <text:p>https://cdn.shopify.com/s/files/1/0797/7723/5223/files/00e84b6444c3152a4c5d3602a15bcb9f.jpg?v=1690666869</text:p>
          </table:table-cell>
          <table:table-cell office:value-type="string" calcext:value-type="string">
            <text:p>&lt;p&gt;გამოიყენება სამშენებლო სამუშაოებისთვის.&lt;/p&gt;</text:p>
            <text:p>&lt;p&gt;დაფასოებულია 25 კილოგრამიან ყუთებში.&lt;/p&gt;</text:p>
            <text:p>&lt;p&gt;ყუთის ფასია 100 ლარი. გვაქვს ყველა ზომა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Hardware Accessories &gt; Hardware Fasteners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ლურსმნები, მეტალის მასა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გვაქვს ყველა ზომა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0893079</text:p>
          </table:table-cell>
          <table:table-cell office:value-type="string" calcext:value-type="string">
            <text:p>https://cdn.shopify.com/s/files/1/0797/7723/5223/files/00e84b6444c3152a4c5d3602a15bcb9f.jpg?v=16906668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ურსმანი-ყველა-ზომა</text:p>
          </table:table-cell>
          <table:table-cell/>
          <table:table-cell office:value-type="string" calcext:value-type="string">
            <text:p>https://cdn.shopify.com/s/files/1/0797/7723/5223/files/2_428c3715-3903-481e-b593-7e365848ead7.jpg?v=169066686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428c3715-3903-481e-b593-7e365848ead7.jpg?v=169066686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ცეცხლგამძლე-თეთრი-აგური</text:p>
          </table:table-cell>
          <table:table-cell office:value-type="string" calcext:value-type="string">
            <text:p>ცეცხლგამძლე თეთრი აგური</text:p>
          </table:table-cell>
          <table:table-cell office:value-type="string" calcext:value-type="string">
            <text:p>https://cdn.shopify.com/s/files/1/0797/7723/5223/files/7dfadcb62f999456eeb3b62a1219b3e4.jpg?v=1690666417</text:p>
          </table:table-cell>
          <table:table-cell office:value-type="string" calcext:value-type="string">
            <text:p>&lt;span data-mce-fragment="1"&gt;ცეცხლგამძლეობა 1000 გრადუსი საცალო ფასია 3.50 ლარი, შეფუთვაში არის 5 ცალი.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Bricks &amp; Concrete Blocks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აგურები, აგური, თეთრი აგური, ცეცხლგამძლე აგუ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5x12x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8932759</text:p>
          </table:table-cell>
          <table:table-cell office:value-type="string" calcext:value-type="string">
            <text:p>https://cdn.shopify.com/s/files/1/0797/7723/5223/files/7dfadcb62f999456eeb3b62a1219b3e4.jpg?v=16906664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სამშენებლო ცალუღი (ხამუთი)</text:p>
          </table:table-cell>
          <table:table-cell office:value-type="string" calcext:value-type="string">
            <text:p>https://cdn.shopify.com/s/files/1/0797/7723/5223/files/5475288c0eac604ccbe51f0b9b0aba33.jpg?v=1690666302</text:p>
          </table:table-cell>
          <table:table-cell office:value-type="string" calcext:value-type="string">
            <text:p>&lt;span data-mce-fragment="1"&gt;სამშენებლო ცალუღი (ხამუთი)&lt;/span&gt;&lt;br data-mce-fragment="1"&gt;&lt;span class="masha_index masha_index6" rel="6" data-mce-fragment="1"&gt;&lt;/span&gt;&lt;span data-mce-fragment="1"&gt;გვაქვს ყველა ზომა, სპეც.შეკვეთისთვის დაგვიკავშირდით&lt;/span&gt;&lt;br data-mce-fragment="1"&gt;&lt;span class="masha_index masha_index7" rel="7" data-mce-fragment="1"&gt;&lt;/span&gt;&lt;span data-mce-fragment="1"&gt;საბითუმო ფასები, ტრანსპორტირება ნებისმიერ წერტილშ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ebar</text:p>
          </table:table-cell>
          <table:table-cell office:value-type="string" calcext:value-type="string">
            <text:p>მეტალის მასალები, ცალუღი, ხამუთ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გვაქვს ყველა ზომა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4705687</text:p>
          </table:table-cell>
          <table:table-cell office:value-type="string" calcext:value-type="string">
            <text:p>https://cdn.shopify.com/s/files/1/0797/7723/5223/files/5475288c0eac604ccbe51f0b9b0aba33.jpg?v=16906663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მშენებლო-ცალუღი-ხამუთი</text:p>
          </table:table-cell>
          <table:table-cell/>
          <table:table-cell office:value-type="string" calcext:value-type="string">
            <text:p>https://cdn.shopify.com/s/files/1/0797/7723/5223/files/4_1284bf31-372e-46d4-aaaf-3eac1dd88de9.jpg?v=169066630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1284bf31-372e-46d4-aaaf-3eac1dd88de9.jpg?v=169066630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მშენებლო-ცალუღი-ხამუთი</text:p>
          </table:table-cell>
          <table:table-cell/>
          <table:table-cell office:value-type="string" calcext:value-type="string">
            <text:p>https://cdn.shopify.com/s/files/1/0797/7723/5223/files/3_5064b9ca-0b8a-402f-9dbf-c57eefdebc58.jpg?v=169066630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5064b9ca-0b8a-402f-9dbf-c57eefdebc58.jpg?v=1690666302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სამშენებლო-ცალუღი-ხამუთი</text:p>
          </table:table-cell>
          <table:table-cell/>
          <table:table-cell office:value-type="string" calcext:value-type="string">
            <text:p>https://cdn.shopify.com/s/files/1/0797/7723/5223/files/2_34cc61b1-b278-4d65-bec4-de4118500fff.jpg?v=169066630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34cc61b1-b278-4d65-bec4-de4118500fff.jpg?v=1690666302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ელექტროდი - MONOWELDS - STANDARD - 2.5/3/4</text:p>
          </table:table-cell>
          <table:table-cell office:value-type="string" calcext:value-type="string">
            <text:p>https://cdn.shopify.com/s/files/1/0797/7723/5223/files/MONOWELDS3.jpg?v=1690665568</text:p>
          </table:table-cell>
          <table:table-cell office:value-type="string" calcext:value-type="string">
            <text:p>&lt;p&gt;&lt;span data-mce-fragment="1"&gt;საუკეთესო ხარისხის ელექტროდი რომელიც არის წარმოებული ბელარუსიაში და არის უმაღლესი ხარისხის ადვილად ანთებადი და გამორჩეული შედუღების სიმტკიცით&lt;/span&gt;&lt;br data-mce-fragment="1"&gt;&lt;/p&gt;</text:p>
            <text:p>&lt;p&gt; &lt;/p&gt;</text:p>
            <text:p>&lt;p&gt;&lt;span data-mce-fragment="1"&gt;MP-3 და UONE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Tool Accessories &gt; Welding Accessories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ელექტროდი, სხვა მასალები, შედუღების ელექტროდ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.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5193239</text:p>
          </table:table-cell>
          <table:table-cell office:value-type="string" calcext:value-type="string">
            <text:p>https://cdn.shopify.com/s/files/1/0797/7723/5223/files/MONOWELDS3.jpg?v=16906655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ელექტროდი-monowelds</text:p>
          </table:table-cell>
          <table:table-cell/>
          <table:table-cell office:value-type="string" calcext:value-type="string">
            <text:p>https://cdn.shopify.com/s/files/1/0797/7723/5223/files/MONOWELDS2.jpg?v=1690665568</text:p>
          </table:table-cell>
          <table:table-cell table:number-columns-repeated="7"/>
          <table:table-cell office:value-type="string" calcext:value-type="string">
            <text:p>3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5226007</text:p>
          </table:table-cell>
          <table:table-cell office:value-type="string" calcext:value-type="string">
            <text:p>https://cdn.shopify.com/s/files/1/0797/7723/5223/files/MONOWELDS2.jpg?v=1690665568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ელექტროდი-monowelds</text:p>
          </table:table-cell>
          <table:table-cell/>
          <table:table-cell office:value-type="string" calcext:value-type="string">
            <text:p>https://cdn.shopify.com/s/files/1/0797/7723/5223/files/MONOWELDS3_87f9553c-2d8f-422c-b7db-5b1e266fb1d3.jpg?v=1690665577</text:p>
          </table:table-cell>
          <table:table-cell table:number-columns-repeated="7"/>
          <table:table-cell office:value-type="string" calcext:value-type="string">
            <text:p>4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65258775</text:p>
          </table:table-cell>
          <table:table-cell office:value-type="string" calcext:value-type="string">
            <text:p>https://cdn.shopify.com/s/files/1/0797/7723/5223/files/MONOWELDS3_87f9553c-2d8f-422c-b7db-5b1e266fb1d3.jpg?v=1690665577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ბეტონმრევი (ბეტონმეშალკა) - ირანული</text:p>
          </table:table-cell>
          <table:table-cell office:value-type="string" calcext:value-type="string">
            <text:p>https://cdn.shopify.com/s/files/1/0797/7723/5223/files/33b8ddd6a2cab4ab564be0a661784f6d.png?v=1690665278</text:p>
          </table:table-cell>
          <table:table-cell office:value-type="string" calcext:value-type="string">
            <text:p>&lt;span data-mce-fragment="1"&gt;სრულიად ახალი ელექტრო 350 ლიტრიანი ბეტონმრევი, ფაზანოლი მატორით რომელიც მეშოკნახევარს ურევს, დამზადებულია საზღვარგარეთ არის მყარი და გამძლე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oncrete mixer</text:p>
          </table:table-cell>
          <table:table-cell office:value-type="string" calcext:value-type="string">
            <text:p>სხვა მასა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100" calcext:value-type="float">
            <text:p>31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41633047</text:p>
          </table:table-cell>
          <table:table-cell office:value-type="string" calcext:value-type="string">
            <text:p>https://cdn.shopify.com/s/files/1/0797/7723/5223/files/33b8ddd6a2cab4ab564be0a661784f6d.png?v=16906652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ბეტონმრევი-ბეტონმეშალკა</text:p>
          </table:table-cell>
          <table:table-cell/>
          <table:table-cell office:value-type="string" calcext:value-type="string">
            <text:p>https://cdn.shopify.com/s/files/1/0797/7723/5223/files/2_7db9eea2-2dd0-4b2a-afba-a59121d6619e.png?v=169066527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7db9eea2-2dd0-4b2a-afba-a59121d6619e.png?v=169066527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ბეტონმრევი-ბეტონმეშალკა</text:p>
          </table:table-cell>
          <table:table-cell/>
          <table:table-cell office:value-type="string" calcext:value-type="string">
            <text:p>https://cdn.shopify.com/s/files/1/0797/7723/5223/files/4_4012cf30-4d35-43e1-bd7b-4669fc8e6c10.jpg?v=169066527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_4012cf30-4d35-43e1-bd7b-4669fc8e6c10.jpg?v=1690665279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ებოცემენტი-cmc-პირველი-სტანდარტი</text:p>
          </table:table-cell>
          <table:table-cell office:value-type="string" calcext:value-type="string">
            <text:p>წებოცემენტი CMC პირველი სტანდარტი</text:p>
          </table:table-cell>
          <table:table-cell office:value-type="string" calcext:value-type="string">
            <text:p>https://cdn.shopify.com/s/files/1/0797/7723/5223/files/CMC_a5299d3d-e263-42e4-bea1-e56138aab0ee.png?v=1690665122</text:p>
          </table:table-cell>
          <table:table-cell office:value-type="string" calcext:value-type="string">
            <text:p>&lt;span data-mce-fragment="1"&gt;„ქართული მინერალური მასალების“ პროდუქცია CMC-ის სავაჭრო ნიშნით იწარმოება. ის გამოირჩევა მაღალი ხარისხით, სიმტკიცით, ეკოლოგიურობითა და გამძლეობით.&lt;/span&gt;&lt;br data-mce-fragment="1"&gt;&lt;span class="masha_index masha_index6" rel="6" data-mce-fragment="1"&gt;&lt;/span&gt;&lt;span data-mce-fragment="1"&gt;არის 25კგ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CMC, ცემენტები, წებო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4882839</text:p>
          </table:table-cell>
          <table:table-cell office:value-type="string" calcext:value-type="string">
            <text:p>https://cdn.shopify.com/s/files/1/0797/7723/5223/files/CMC_a5299d3d-e263-42e4-bea1-e56138aab0ee.png?v=16906651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ყინვა-გამძლე-წებოცემენტი-cmc</text:p>
          </table:table-cell>
          <table:table-cell office:value-type="string" calcext:value-type="string">
            <text:p>ყინვა გამძლე წებოცემენტი CMC</text:p>
          </table:table-cell>
          <table:table-cell office:value-type="string" calcext:value-type="string">
            <text:p>https://cdn.shopify.com/s/files/1/0797/7723/5223/files/CMC.png?v=1690664937</text:p>
          </table:table-cell>
          <table:table-cell office:value-type="string" calcext:value-type="string">
            <text:p>&lt;span data-mce-fragment="1"&gt;ცემენტის ბაზაზე დამზადებული ყინვაგამძლე მინერალური წებო კერამიკული და სხვა მსგავსი ტიპის ფილების მისაკრავად შიდა და გარე სამუშაოებისთვის.არის 25კგ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 &gt; Cement, Mortar &amp; Concrete Mixe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CMC, Tile Adhesive, ცემენტები, წებოცემენტ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189271</text:p>
          </table:table-cell>
          <table:table-cell office:value-type="string" calcext:value-type="string">
            <text:p>https://cdn.shopify.com/s/files/1/0797/7723/5223/files/CMC.png?v=16906649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ქვანარევი-ბალასტი</text:p>
          </table:table-cell>
          <table:table-cell office:value-type="string" calcext:value-type="string">
            <text:p>ქვანარევი ბალასტი</text:p>
          </table:table-cell>
          <table:table-cell office:value-type="string" calcext:value-type="string">
            <text:p>https://cdn.shopify.com/s/files/1/0797/7723/5223/files/c3f447411823ade4dd5772210effd4ba.png?v=1690664855</text:p>
          </table:table-cell>
          <table:table-cell/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ქვანარევი ბალასტი, ქვიშა/ხრეშ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2764439</text:p>
          </table:table-cell>
          <table:table-cell office:value-type="string" calcext:value-type="string">
            <text:p>https://cdn.shopify.com/s/files/1/0797/7723/5223/files/c3f447411823ade4dd5772210effd4ba.png?v=16906648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მარსელის კრამიტი - ახალი - 40x25</text:p>
          </table:table-cell>
          <table:table-cell office:value-type="string" calcext:value-type="string">
            <text:p>https://cdn.shopify.com/s/files/1/0797/7723/5223/files/a00f28a6c934adc9f2fc26679e8fd726.png?v=1690654589</text:p>
          </table:table-cell>
          <table:table-cell office:value-type="string" calcext:value-type="string">
            <text:p>&lt;span data-mce-fragment="1"&gt;გამოიყენება სახურავების გადასახურად. კვმ 65ლ.&lt;/span&gt;&lt;br data-mce-fragment="1"&gt;&lt;br data-mce-fragment="1"&gt;&lt;span class="masha_index masha_index6" rel="6" data-mce-fragment="1"&gt;&lt;/span&gt;&lt;span data-mce-fragment="1"&gt;დაფარვა 35სმ*20სმ&lt;/span&gt;&lt;br data-mce-fragment="1"&gt;&lt;br data-mce-fragment="1"&gt;&lt;span data-mce-fragment="1"&gt;&lt;b data-mce-fragment="1"&gt;&lt;span class="masha_index masha_index7" rel="7" data-mce-fragment="1"&gt;&lt;/span&gt;ფერები მხოლოდ შეკვეთით&lt;/b&gt;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roof tiles</text:p>
          </table:table-cell>
          <table:table-cell office:value-type="string" calcext:value-type="string">
            <text:p>კრამიტები, ტერაკოტ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0x2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37724951</text:p>
          </table:table-cell>
          <table:table-cell office:value-type="string" calcext:value-type="string">
            <text:p>https://cdn.shopify.com/s/files/1/0797/7723/5223/files/a00f28a6c934adc9f2fc26679e8fd726.png?v=16906545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ახალი-მარსელის-კრამიტი</text:p>
          </table:table-cell>
          <table:table-cell/>
          <table:table-cell office:value-type="string" calcext:value-type="string">
            <text:p>https://cdn.shopify.com/s/files/1/0797/7723/5223/files/2.png?v=169065458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.png?v=1690654589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/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ლითონის მილი - კვადრატული (ტრუბაკვადრატი)</text:p>
          </table:table-cell>
          <table:table-cell office:value-type="string" calcext:value-type="string">
            <text:p>https://cdn.shopify.com/s/files/1/0797/7723/5223/files/fd3092053f2cf19227bdbfd8b735b1b7.jpg?v=1690654318</text:p>
          </table:table-cell>
          <table:table-cell office:value-type="string" calcext:value-type="string">
            <text:p>&lt;p&gt;&lt;span data-mce-fragment="1"&gt;გამოიყენება სამშენებლო სამუშაოებისათვის. &lt;/span&gt;&lt;span data-mce-fragment="1"&gt;გვაქვს ზომების მრავალი სახეობა.&lt;/span&gt;&lt;br data-mce-fragment="1"&gt;&lt;br data-mce-fragment="1"&gt;&lt;/p&gt;</text:p>
            <text:p>&lt;p&gt;ფასი დოლარში ($)&lt;br data-mce-fragment="1"&gt;&lt;span class="masha_index masha_index8" rel="8" data-mce-fragment="1"&gt;&lt;/span&gt;&lt;span data-mce-fragment="1"&gt;კონკრეტული შეკვეთის შემთხვევაში დაგვიკავშირდით.&lt;/span&gt;&lt;br data-mce-fragment="1"&gt;&lt;br data-mce-fragment="1"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Steel - Pipe &amp; Fittings</text:p>
          </table:table-cell>
          <table:table-cell office:value-type="string" calcext:value-type="string">
            <text:p>კვადრატული მილი, მეტალის მასა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0x10x1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7360535</text:p>
          </table:table-cell>
          <table:table-cell office:value-type="string" calcext:value-type="string">
            <text:p>https://cdn.shopify.com/s/files/1/0797/7723/5223/files/fd3092053f2cf19227bdbfd8b735b1b7.jpg?v=16906543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4.png?v=1690654318</text:p>
          </table:table-cell>
          <table:table-cell table:number-columns-repeated="7"/>
          <table:table-cell office:value-type="string" calcext:value-type="string">
            <text:p>10x2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4.png?v=1690654318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2_13fc5d69-8c12-4dfa-92ed-8acfcca46abf.jpg?v=1690654318</text:p>
          </table:table-cell>
          <table:table-cell table:number-columns-repeated="7"/>
          <table:table-cell office:value-type="string" calcext:value-type="string">
            <text:p>10x25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2_13fc5d69-8c12-4dfa-92ed-8acfcca46abf.jpg?v=1690654318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3_913d2752-d171-419a-9efa-bad21cad8232.jpg?v=1690654318</text:p>
          </table:table-cell>
          <table:table-cell table:number-columns-repeated="7"/>
          <table:table-cell office:value-type="string" calcext:value-type="string">
            <text:p>10x3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3_913d2752-d171-419a-9efa-bad21cad8232.jpg?v=1690654318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45502457-A258-47B4-AE3A-7918EE00F5DB.heic?v=1700141988</text:p>
          </table:table-cell>
          <table:table-cell table:number-columns-repeated="7"/>
          <table:table-cell office:value-type="string" calcext:value-type="string">
            <text:p>15x15x1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45502457-A258-47B4-AE3A-7918EE00F5DB.heic?v=1700141988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A5E4351F-A5A1-4EFB-B917-CF14A3A89877.heic?v=1700141995</text:p>
          </table:table-cell>
          <table:table-cell table:number-columns-repeated="7"/>
          <table:table-cell office:value-type="string" calcext:value-type="string">
            <text:p>15x25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A5E4351F-A5A1-4EFB-B917-CF14A3A89877.heic?v=1700141995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4DED22B8-14EA-47E7-99CF-FCE2F7B8E620.heic?v=1700141995</text:p>
          </table:table-cell>
          <table:table-cell table:number-columns-repeated="7"/>
          <table:table-cell office:value-type="string" calcext:value-type="string">
            <text:p>20x2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4DED22B8-14EA-47E7-99CF-FCE2F7B8E620.heic?v=1700141995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E21776B4-7EC2-4CCE-A19D-C31C371A370A.heic?v=1700141995</text:p>
          </table:table-cell>
          <table:table-cell table:number-columns-repeated="7"/>
          <table:table-cell office:value-type="string" calcext:value-type="string">
            <text:p>20x2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E21776B4-7EC2-4CCE-A19D-C31C371A370A.heic?v=1700141995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75DFDA7A-6B34-4967-A222-D03B264B9962.heic?v=1700141995</text:p>
          </table:table-cell>
          <table:table-cell table:number-columns-repeated="7"/>
          <table:table-cell office:value-type="string" calcext:value-type="string">
            <text:p>25x25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75DFDA7A-6B34-4967-A222-D03B264B9962.heic?v=1700141995</text:p>
          </table:table-cell>
          <table:table-cell office:value-type="float" office:value="9" calcext:value-type="float">
            <text:p>9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406BC126-CF37-4B51-9FBC-799E103666F1.heic?v=1700141995</text:p>
          </table:table-cell>
          <table:table-cell table:number-columns-repeated="7"/>
          <table:table-cell office:value-type="string" calcext:value-type="string">
            <text:p>25x5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406BC126-CF37-4B51-9FBC-799E103666F1.heic?v=1700141995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5026CCD5-AB41-4672-973C-CC803917B8EE.heic?v=1700141995</text:p>
          </table:table-cell>
          <table:table-cell table:number-columns-repeated="7"/>
          <table:table-cell office:value-type="string" calcext:value-type="string">
            <text:p>20x30x1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5026CCD5-AB41-4672-973C-CC803917B8EE.heic?v=1700141995</text:p>
          </table:table-cell>
          <table:table-cell office:value-type="float" office:value="11" calcext:value-type="float">
            <text:p>11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B97AD519-9195-40C4-B1D2-F6A51C334D98.heic?v=1700141995</text:p>
          </table:table-cell>
          <table:table-cell table:number-columns-repeated="7"/>
          <table:table-cell office:value-type="string" calcext:value-type="string">
            <text:p>20x3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B97AD519-9195-40C4-B1D2-F6A51C334D98.heic?v=1700141995</text:p>
          </table:table-cell>
          <table:table-cell office:value-type="float" office:value="12" calcext:value-type="float">
            <text:p>1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CB4E5085-2EE7-44B0-99FF-BD9F0DC60118.heic?v=1700141995</text:p>
          </table:table-cell>
          <table:table-cell table:number-columns-repeated="7"/>
          <table:table-cell office:value-type="string" calcext:value-type="string">
            <text:p>20x3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CB4E5085-2EE7-44B0-99FF-BD9F0DC60118.heic?v=1700141995</text:p>
          </table:table-cell>
          <table:table-cell office:value-type="float" office:value="13" calcext:value-type="float">
            <text:p>1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D85EF8AC-A6A4-466C-924E-CC5C3ECC5B0C.heic?v=1700141995</text:p>
          </table:table-cell>
          <table:table-cell table:number-columns-repeated="7"/>
          <table:table-cell office:value-type="string" calcext:value-type="string">
            <text:p>20x3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D85EF8AC-A6A4-466C-924E-CC5C3ECC5B0C.heic?v=1700141995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16048B23-8AF9-45F0-84AE-215541165543.heic?v=1700141995</text:p>
          </table:table-cell>
          <table:table-cell table:number-columns-repeated="7"/>
          <table:table-cell office:value-type="string" calcext:value-type="string">
            <text:p>30x3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16048B23-8AF9-45F0-84AE-215541165543.heic?v=1700141995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D1466302-11FB-4C9A-A78B-497FED4D4F6F.heic?v=1700141995</text:p>
          </table:table-cell>
          <table:table-cell table:number-columns-repeated="7"/>
          <table:table-cell office:value-type="string" calcext:value-type="string">
            <text:p>30x3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D1466302-11FB-4C9A-A78B-497FED4D4F6F.heic?v=1700141995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B9A9AC08-AE99-47F4-9C48-6C188CE71E1D.heic?v=1700141995</text:p>
          </table:table-cell>
          <table:table-cell table:number-columns-repeated="7"/>
          <table:table-cell office:value-type="string" calcext:value-type="string">
            <text:p>20x40x1,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B9A9AC08-AE99-47F4-9C48-6C188CE71E1D.heic?v=1700141995</text:p>
          </table:table-cell>
          <table:table-cell office:value-type="float" office:value="17" calcext:value-type="float">
            <text:p>1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13C91D72-2311-481A-BC51-76636C9A02F1.heic?v=1700141995</text:p>
          </table:table-cell>
          <table:table-cell table:number-columns-repeated="7"/>
          <table:table-cell office:value-type="string" calcext:value-type="string">
            <text:p>20x4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13C91D72-2311-481A-BC51-76636C9A02F1.heic?v=1700141995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BF32AFD6-89CE-4B01-A8EA-5682447FA227.heic?v=1700141995</text:p>
          </table:table-cell>
          <table:table-cell table:number-columns-repeated="7"/>
          <table:table-cell office:value-type="string" calcext:value-type="string">
            <text:p>20x4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BF32AFD6-89CE-4B01-A8EA-5682447FA227.heic?v=1700141995</text:p>
          </table:table-cell>
          <table:table-cell office:value-type="float" office:value="19" calcext:value-type="float">
            <text:p>19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D3772A96-CD89-4340-BE86-623C1C68C595.heic?v=1700141995</text:p>
          </table:table-cell>
          <table:table-cell table:number-columns-repeated="7"/>
          <table:table-cell office:value-type="string" calcext:value-type="string">
            <text:p>20x5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D3772A96-CD89-4340-BE86-623C1C68C595.heic?v=1700141995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29DD7D77-A2F4-4BAF-B70E-93FEC48D1DF1.heic?v=1700141995</text:p>
          </table:table-cell>
          <table:table-cell table:number-columns-repeated="7"/>
          <table:table-cell office:value-type="string" calcext:value-type="string">
            <text:p>20x6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29DD7D77-A2F4-4BAF-B70E-93FEC48D1DF1.heic?v=1700141995</text:p>
          </table:table-cell>
          <table:table-cell office:value-type="float" office:value="21" calcext:value-type="float">
            <text:p>21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1A71918-166B-4F27-B69A-3092B876B675.heic?v=1700141995</text:p>
          </table:table-cell>
          <table:table-cell table:number-columns-repeated="7"/>
          <table:table-cell office:value-type="string" calcext:value-type="string">
            <text:p>30x40x1,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1A71918-166B-4F27-B69A-3092B876B675.heic?v=1700141995</text:p>
          </table:table-cell>
          <table:table-cell office:value-type="float" office:value="22" calcext:value-type="float">
            <text:p>2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B89B661-3C8E-47BB-A3FD-E308DAEE5845.heic?v=1700141995</text:p>
          </table:table-cell>
          <table:table-cell table:number-columns-repeated="7"/>
          <table:table-cell office:value-type="string" calcext:value-type="string">
            <text:p>30x4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B89B661-3C8E-47BB-A3FD-E308DAEE5845.heic?v=1700141995</text:p>
          </table:table-cell>
          <table:table-cell office:value-type="float" office:value="23" calcext:value-type="float">
            <text:p>2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6DCD762-2D72-4EDE-B5EA-0CA159F57675.heic?v=1700141995</text:p>
          </table:table-cell>
          <table:table-cell table:number-columns-repeated="7"/>
          <table:table-cell office:value-type="string" calcext:value-type="string">
            <text:p>30x4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6DCD762-2D72-4EDE-B5EA-0CA159F57675.heic?v=1700141995</text:p>
          </table:table-cell>
          <table:table-cell office:value-type="float" office:value="24" calcext:value-type="float">
            <text:p>2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FDE525B8-36A0-49EB-AA8C-E262B3EC515C.heic?v=1700141995</text:p>
          </table:table-cell>
          <table:table-cell table:number-columns-repeated="7"/>
          <table:table-cell office:value-type="string" calcext:value-type="string">
            <text:p>35x35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FDE525B8-36A0-49EB-AA8C-E262B3EC515C.heic?v=1700141995</text:p>
          </table:table-cell>
          <table:table-cell office:value-type="float" office:value="25" calcext:value-type="float">
            <text:p>2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E3313B70-1AE2-4531-9957-E37FAFB602FC.heic?v=1700141995</text:p>
          </table:table-cell>
          <table:table-cell table:number-columns-repeated="7"/>
          <table:table-cell office:value-type="string" calcext:value-type="string">
            <text:p>40x40x1,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E3313B70-1AE2-4531-9957-E37FAFB602FC.heic?v=1700141995</text:p>
          </table:table-cell>
          <table:table-cell office:value-type="float" office:value="26" calcext:value-type="float">
            <text:p>2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8987AB9-656F-45DC-8420-C81BAE03FE0E.heic?v=1700141995</text:p>
          </table:table-cell>
          <table:table-cell table:number-columns-repeated="7"/>
          <table:table-cell office:value-type="string" calcext:value-type="string">
            <text:p>40x4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8987AB9-656F-45DC-8420-C81BAE03FE0E.heic?v=1700141995</text:p>
          </table:table-cell>
          <table:table-cell office:value-type="float" office:value="27" calcext:value-type="float">
            <text:p>2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77D2901D-568E-49FC-B621-2DE3B165C09B.heic?v=1700141995</text:p>
          </table:table-cell>
          <table:table-cell table:number-columns-repeated="7"/>
          <table:table-cell office:value-type="string" calcext:value-type="string">
            <text:p>40x4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77D2901D-568E-49FC-B621-2DE3B165C09B.heic?v=1700141995</text:p>
          </table:table-cell>
          <table:table-cell office:value-type="float" office:value="28" calcext:value-type="float">
            <text:p>2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18C4001D-96B1-4232-A396-4C3D357D0D00.heic?v=1700141995</text:p>
          </table:table-cell>
          <table:table-cell table:number-columns-repeated="7"/>
          <table:table-cell office:value-type="string" calcext:value-type="string">
            <text:p>40x4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18C4001D-96B1-4232-A396-4C3D357D0D00.heic?v=1700141995</text:p>
          </table:table-cell>
          <table:table-cell office:value-type="float" office:value="29" calcext:value-type="float">
            <text:p>29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1982785A-44A8-4127-97F2-063AD9031B5E.heic?v=1700141995</text:p>
          </table:table-cell>
          <table:table-cell table:number-columns-repeated="7"/>
          <table:table-cell office:value-type="string" calcext:value-type="string">
            <text:p>40x4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1982785A-44A8-4127-97F2-063AD9031B5E.heic?v=1700141995</text:p>
          </table:table-cell>
          <table:table-cell office:value-type="float" office:value="30" calcext:value-type="float">
            <text:p>30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4EC93CB4-6D96-45C3-8442-7AAD39F8F937.heic?v=1700141995</text:p>
          </table:table-cell>
          <table:table-cell table:number-columns-repeated="7"/>
          <table:table-cell office:value-type="string" calcext:value-type="string">
            <text:p>40x5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4EC93CB4-6D96-45C3-8442-7AAD39F8F937.heic?v=1700141995</text:p>
          </table:table-cell>
          <table:table-cell office:value-type="float" office:value="31" calcext:value-type="float">
            <text:p>31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738ACB5C-44B7-4588-83D2-66D7F7ADA275.heic?v=1700141995</text:p>
          </table:table-cell>
          <table:table-cell table:number-columns-repeated="7"/>
          <table:table-cell office:value-type="string" calcext:value-type="string">
            <text:p>40x6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738ACB5C-44B7-4588-83D2-66D7F7ADA275.heic?v=1700141995</text:p>
          </table:table-cell>
          <table:table-cell office:value-type="float" office:value="32" calcext:value-type="float">
            <text:p>3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6D0FB471-55BB-4FC8-97B9-C8789ABC8C03.heic?v=1700141995</text:p>
          </table:table-cell>
          <table:table-cell table:number-columns-repeated="7"/>
          <table:table-cell office:value-type="string" calcext:value-type="string">
            <text:p>40x6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6D0FB471-55BB-4FC8-97B9-C8789ABC8C03.heic?v=1700141995</text:p>
          </table:table-cell>
          <table:table-cell office:value-type="float" office:value="33" calcext:value-type="float">
            <text:p>3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FFC346A6-CE1B-4FED-B930-842DCED65AAC.heic?v=1700141995</text:p>
          </table:table-cell>
          <table:table-cell table:number-columns-repeated="7"/>
          <table:table-cell office:value-type="string" calcext:value-type="string">
            <text:p>40x6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FFC346A6-CE1B-4FED-B930-842DCED65AAC.heic?v=1700141995</text:p>
          </table:table-cell>
          <table:table-cell office:value-type="float" office:value="34" calcext:value-type="float">
            <text:p>3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D8E61CDB-55E2-4C98-85E4-1439421D68C9.heic?v=1700141995</text:p>
          </table:table-cell>
          <table:table-cell table:number-columns-repeated="7"/>
          <table:table-cell office:value-type="string" calcext:value-type="string">
            <text:p>40x6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D8E61CDB-55E2-4C98-85E4-1439421D68C9.heic?v=1700141995</text:p>
          </table:table-cell>
          <table:table-cell office:value-type="float" office:value="35" calcext:value-type="float">
            <text:p>3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90E6DCEC-E892-41CA-95D5-7BAED75F9C97.heic?v=1700141995</text:p>
          </table:table-cell>
          <table:table-cell table:number-columns-repeated="7"/>
          <table:table-cell office:value-type="string" calcext:value-type="string">
            <text:p>40x8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90E6DCEC-E892-41CA-95D5-7BAED75F9C97.heic?v=1700141995</text:p>
          </table:table-cell>
          <table:table-cell office:value-type="float" office:value="36" calcext:value-type="float">
            <text:p>3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C17F9415-5AB5-45AC-AD2D-F92770DA236B.heic?v=1700141995</text:p>
          </table:table-cell>
          <table:table-cell table:number-columns-repeated="7"/>
          <table:table-cell office:value-type="string" calcext:value-type="string">
            <text:p>40x8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C17F9415-5AB5-45AC-AD2D-F92770DA236B.heic?v=1700141995</text:p>
          </table:table-cell>
          <table:table-cell office:value-type="float" office:value="37" calcext:value-type="float">
            <text:p>3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234D971D-B3AB-4EB2-9626-61B53393A75B.heic?v=1700141995</text:p>
          </table:table-cell>
          <table:table-cell table:number-columns-repeated="7"/>
          <table:table-cell office:value-type="string" calcext:value-type="string">
            <text:p>40x8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234D971D-B3AB-4EB2-9626-61B53393A75B.heic?v=1700141995</text:p>
          </table:table-cell>
          <table:table-cell office:value-type="float" office:value="38" calcext:value-type="float">
            <text:p>3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317DAB92-14FB-4523-A7FD-F85EC379AE8C.heic?v=1700141995</text:p>
          </table:table-cell>
          <table:table-cell table:number-columns-repeated="7"/>
          <table:table-cell office:value-type="string" calcext:value-type="string">
            <text:p>40x8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317DAB92-14FB-4523-A7FD-F85EC379AE8C.heic?v=1700141995</text:p>
          </table:table-cell>
          <table:table-cell office:value-type="float" office:value="39" calcext:value-type="float">
            <text:p>39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B0FFCD55-E1B7-4187-BEAB-F9D308EAACD7.heic?v=1700141995</text:p>
          </table:table-cell>
          <table:table-cell table:number-columns-repeated="7"/>
          <table:table-cell office:value-type="string" calcext:value-type="string">
            <text:p>50x5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B0FFCD55-E1B7-4187-BEAB-F9D308EAACD7.heic?v=1700141995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BD44BAFF-4FCE-4E0A-AA1F-BA30878E7EDF.heic?v=1700141995</text:p>
          </table:table-cell>
          <table:table-cell table:number-columns-repeated="7"/>
          <table:table-cell office:value-type="string" calcext:value-type="string">
            <text:p>50x5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BD44BAFF-4FCE-4E0A-AA1F-BA30878E7EDF.heic?v=1700141995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E37EC3E6-E341-4688-84B8-A2A18FCAA3DB.heic?v=1700141995</text:p>
          </table:table-cell>
          <table:table-cell table:number-columns-repeated="7"/>
          <table:table-cell office:value-type="string" calcext:value-type="string">
            <text:p>50x5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E37EC3E6-E341-4688-84B8-A2A18FCAA3DB.heic?v=1700141995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98D290A9-64BD-4850-AFA8-D89B45C71D7B.heic?v=1700141995</text:p>
          </table:table-cell>
          <table:table-cell table:number-columns-repeated="7"/>
          <table:table-cell office:value-type="string" calcext:value-type="string">
            <text:p>50x5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98D290A9-64BD-4850-AFA8-D89B45C71D7B.heic?v=1700141995</text:p>
          </table:table-cell>
          <table:table-cell office:value-type="float" office:value="43" calcext:value-type="float">
            <text:p>4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03D67AB9-BD60-4C88-A4E0-97BF75A99276.heic?v=1700141995</text:p>
          </table:table-cell>
          <table:table-cell table:number-columns-repeated="7"/>
          <table:table-cell office:value-type="string" calcext:value-type="string">
            <text:p>50x3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03D67AB9-BD60-4C88-A4E0-97BF75A99276.heic?v=1700141995</text:p>
          </table:table-cell>
          <table:table-cell office:value-type="float" office:value="44" calcext:value-type="float">
            <text:p>4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3927393-55E6-4951-B449-A747E5C8B2CC.heic?v=1700141995</text:p>
          </table:table-cell>
          <table:table-cell table:number-columns-repeated="7"/>
          <table:table-cell office:value-type="string" calcext:value-type="string">
            <text:p>50x3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3927393-55E6-4951-B449-A747E5C8B2CC.heic?v=1700141995</text:p>
          </table:table-cell>
          <table:table-cell office:value-type="float" office:value="45" calcext:value-type="float">
            <text:p>4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EE535671-ADE6-4906-ACF8-E9DE70BEFFE4.heic?v=1700141995</text:p>
          </table:table-cell>
          <table:table-cell table:number-columns-repeated="7"/>
          <table:table-cell office:value-type="string" calcext:value-type="string">
            <text:p>60x60x1,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EE535671-ADE6-4906-ACF8-E9DE70BEFFE4.heic?v=1700141995</text:p>
          </table:table-cell>
          <table:table-cell office:value-type="float" office:value="46" calcext:value-type="float">
            <text:p>4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5CE7EDC7-3F54-47DF-AA53-BEBC15F36CDD.heic?v=1700141995</text:p>
          </table:table-cell>
          <table:table-cell table:number-columns-repeated="7"/>
          <table:table-cell office:value-type="string" calcext:value-type="string">
            <text:p>60x6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5CE7EDC7-3F54-47DF-AA53-BEBC15F36CDD.heic?v=1700141995</text:p>
          </table:table-cell>
          <table:table-cell office:value-type="float" office:value="47" calcext:value-type="float">
            <text:p>4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CEAD786F-6188-407E-B4A7-876D39F3EF11.heic?v=1700141995</text:p>
          </table:table-cell>
          <table:table-cell table:number-columns-repeated="7"/>
          <table:table-cell office:value-type="string" calcext:value-type="string">
            <text:p>60x6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CEAD786F-6188-407E-B4A7-876D39F3EF11.heic?v=1700141995</text:p>
          </table:table-cell>
          <table:table-cell office:value-type="float" office:value="48" calcext:value-type="float">
            <text:p>4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9DE109EC-A20C-4803-A70F-C1EC8F41B41B.heic?v=1700141995</text:p>
          </table:table-cell>
          <table:table-cell table:number-columns-repeated="7"/>
          <table:table-cell office:value-type="string" calcext:value-type="string">
            <text:p>60x6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9DE109EC-A20C-4803-A70F-C1EC8F41B41B.heic?v=1700141995</text:p>
          </table:table-cell>
          <table:table-cell office:value-type="float" office:value="49" calcext:value-type="float">
            <text:p>49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6612D224-6EC3-46FC-8DEB-390661300D4C.heic?v=1700141995</text:p>
          </table:table-cell>
          <table:table-cell table:number-columns-repeated="7"/>
          <table:table-cell office:value-type="string" calcext:value-type="string">
            <text:p>60x30x1,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6612D224-6EC3-46FC-8DEB-390661300D4C.heic?v=1700141995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79F81371-5730-4CCE-AF5E-809C401E32C0.heic?v=1700141995</text:p>
          </table:table-cell>
          <table:table-cell table:number-columns-repeated="7"/>
          <table:table-cell office:value-type="string" calcext:value-type="string">
            <text:p>60x3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79F81371-5730-4CCE-AF5E-809C401E32C0.heic?v=1700141995</text:p>
          </table:table-cell>
          <table:table-cell office:value-type="float" office:value="51" calcext:value-type="float">
            <text:p>51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38F11A27-6E24-4A59-8EEE-0794638FDE6C.heic?v=1700141995</text:p>
          </table:table-cell>
          <table:table-cell table:number-columns-repeated="7"/>
          <table:table-cell office:value-type="string" calcext:value-type="string">
            <text:p>60x3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38F11A27-6E24-4A59-8EEE-0794638FDE6C.heic?v=1700141995</text:p>
          </table:table-cell>
          <table:table-cell office:value-type="float" office:value="52" calcext:value-type="float">
            <text:p>5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6A39C49-9C4A-4DE7-9177-1623206A0F77.heic?v=1700141995</text:p>
          </table:table-cell>
          <table:table-cell table:number-columns-repeated="7"/>
          <table:table-cell office:value-type="string" calcext:value-type="string">
            <text:p>60x3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6A39C49-9C4A-4DE7-9177-1623206A0F77.heic?v=1700141995</text:p>
          </table:table-cell>
          <table:table-cell office:value-type="float" office:value="53" calcext:value-type="float">
            <text:p>5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CA21FC18-3B4C-4BCE-9340-227D9147FB60.heic?v=1700141995</text:p>
          </table:table-cell>
          <table:table-cell table:number-columns-repeated="7"/>
          <table:table-cell office:value-type="string" calcext:value-type="string">
            <text:p>70x7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CA21FC18-3B4C-4BCE-9340-227D9147FB60.heic?v=1700141995</text:p>
          </table:table-cell>
          <table:table-cell office:value-type="float" office:value="54" calcext:value-type="float">
            <text:p>5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BF58E696-9709-425E-9521-A65B9C60C77D.heic?v=1700141995</text:p>
          </table:table-cell>
          <table:table-cell table:number-columns-repeated="7"/>
          <table:table-cell office:value-type="string" calcext:value-type="string">
            <text:p>70x7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BF58E696-9709-425E-9521-A65B9C60C77D.heic?v=1700141995</text:p>
          </table:table-cell>
          <table:table-cell office:value-type="float" office:value="55" calcext:value-type="float">
            <text:p>5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8C806404-1F33-4F1F-B51E-784A70DECCE1.heic?v=1700141995</text:p>
          </table:table-cell>
          <table:table-cell table:number-columns-repeated="7"/>
          <table:table-cell office:value-type="string" calcext:value-type="string">
            <text:p>80x8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8C806404-1F33-4F1F-B51E-784A70DECCE1.heic?v=1700141995</text:p>
          </table:table-cell>
          <table:table-cell office:value-type="float" office:value="56" calcext:value-type="float">
            <text:p>5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EC031F16-BF8A-484D-9BA5-9F5F7ABA8FA1.heic?v=1700141995</text:p>
          </table:table-cell>
          <table:table-cell table:number-columns-repeated="7"/>
          <table:table-cell office:value-type="string" calcext:value-type="string">
            <text:p>80x8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EC031F16-BF8A-484D-9BA5-9F5F7ABA8FA1.heic?v=1700141995</text:p>
          </table:table-cell>
          <table:table-cell office:value-type="float" office:value="57" calcext:value-type="float">
            <text:p>5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2ADAF94B-2D08-40FD-8860-51055FA635F7.heic?v=1700141995</text:p>
          </table:table-cell>
          <table:table-cell table:number-columns-repeated="7"/>
          <table:table-cell office:value-type="string" calcext:value-type="string">
            <text:p>80x8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2ADAF94B-2D08-40FD-8860-51055FA635F7.heic?v=1700141995</text:p>
          </table:table-cell>
          <table:table-cell office:value-type="float" office:value="58" calcext:value-type="float">
            <text:p>58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/>
          <table:table-cell office:value-type="string" calcext:value-type="string">
            <text:p>https://cdn.shopify.com/s/files/1/0797/7723/5223/files/D9DABFE0-B45E-41D8-A3A4-8B45FC3D1AEE.heic?v=1700141995</text:p>
          </table:table-cell>
          <table:table-cell table:number-columns-repeated="7"/>
          <table:table-cell office:value-type="string" calcext:value-type="string">
            <text:p>80x8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https://cdn.shopify.com/s/files/1/0797/7723/5223/files/D9DABFE0-B45E-41D8-A3A4-8B45FC3D1AEE.heic?v=1700141995</text:p>
          </table:table-cell>
          <table:table-cell office:value-type="float" office:value="59" calcext:value-type="float">
            <text:p>59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80x6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90x9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90x9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4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4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5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100x2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10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100x3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100x4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20x60x2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20x6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20x8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20x120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00x200x5,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40x140x3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კვადრატული-მილი</text:p>
          </table:table-cell>
          <table:table-cell table:number-columns-repeated="9"/>
          <table:table-cell office:value-type="string" calcext:value-type="string">
            <text:p>150x150x4,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ფოლგიანი მინა ბამბა (სტეკლოვატა)</text:p>
          </table:table-cell>
          <table:table-cell office:value-type="string" calcext:value-type="string">
            <text:p>https://cdn.shopify.com/s/files/1/0797/7723/5223/files/494c747f951c123a43b7d1b1ca12c82a.jpg?v=1690654054</text:p>
          </table:table-cell>
          <table:table-cell office:value-type="string" calcext:value-type="string">
            <text:p>გამოიყენება სამშენებლო სამუშაოებისათვის, არის 15მ2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fiberglass insulation</text:p>
          </table:table-cell>
          <table:table-cell office:value-type="string" calcext:value-type="string">
            <text:p>მინა ბამბა, სხვა მასა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2500*1200*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6362007</text:p>
          </table:table-cell>
          <table:table-cell office:value-type="string" calcext:value-type="string">
            <text:p>https://cdn.shopify.com/s/files/1/0797/7723/5223/files/494c747f951c123a43b7d1b1ca12c82a.jpg?v=16906540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ფოლგიანი-მინა-ბამბა-სტეკლოვატა</text:p>
          </table:table-cell>
          <table:table-cell/>
          <table:table-cell office:value-type="string" calcext:value-type="string">
            <text:p>https://cdn.shopify.com/s/files/1/0797/7723/5223/files/2_68d7b922-65ec-47bb-9127-7c9999b30172.jpg?v=169065405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68d7b922-65ec-47bb-9127-7c9999b30172.jpg?v=169065405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ფოლგიანი-მინა-ბამბა-სტეკლოვატა</text:p>
          </table:table-cell>
          <table:table-cell/>
          <table:table-cell office:value-type="string" calcext:value-type="string">
            <text:p>https://cdn.shopify.com/s/files/1/0797/7723/5223/files/3_0221c7aa-db9a-4525-8e8d-d6b68fc16394.jpg?v=169065405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0221c7aa-db9a-4525-8e8d-d6b68fc16394.jpg?v=1690654055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3">
          <table:table-cell/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ლითონის მილები - მრგვალი</text:p>
          </table:table-cell>
          <table:table-cell office:value-type="string" calcext:value-type="string">
            <text:p>https://cdn.shopify.com/s/files/1/0797/7723/5223/files/1694f5d9144efe50681d7b1b671a2db4.jpg?v=1690653749</text:p>
          </table:table-cell>
          <table:table-cell office:value-type="string" calcext:value-type="string">
            <text:p>&lt;p&gt;ონლაინ ფასი დოლარში ($). &lt;span data-mce-fragment="1"&gt;კონკრეტული შეკვეთის შემთხვევაში დაგვიკავშირდით.&lt;/span&gt;&lt;/p&gt;</text:p>
            <text:p>&lt;p&gt;&lt;br data-mce-fragment="1"&gt;&lt;b data-mce-fragment="1"&gt;&lt;span class="masha_index masha_index7" rel="7" data-mce-fragment="1"&gt;&lt;/span&gt;ზომები:&lt;/b&gt;&lt;br data-mce-fragment="1"&gt;&lt;span class="masha_index masha_index8" rel="8" data-mce-fragment="1"&gt;&lt;/span&gt;&lt;span data-mce-fragment="1"&gt;168x5,5&lt;/span&gt;&lt;br data-mce-fragment="1"&gt;&lt;span class="masha_index masha_index9" rel="9" data-mce-fragment="1"&gt;&lt;/span&gt;&lt;span data-mce-fragment="1"&gt;114x2,5&lt;/span&gt;&lt;br data-mce-fragment="1"&gt;&lt;span class="masha_index masha_index10" rel="10" data-mce-fragment="1"&gt;&lt;/span&gt;&lt;span data-mce-fragment="1"&gt;102x5,0&lt;/span&gt;&lt;br data-mce-fragment="1"&gt;&lt;span class="masha_index masha_index11" rel="11" data-mce-fragment="1"&gt;&lt;/span&gt;&lt;span data-mce-fragment="1"&gt;102x2,5&lt;/span&gt;&lt;br data-mce-fragment="1"&gt;&lt;span class="masha_index masha_index12" rel="12" data-mce-fragment="1"&gt;&lt;/span&gt;&lt;span data-mce-fragment="1"&gt;89x3,0&lt;/span&gt;&lt;br data-mce-fragment="1"&gt;&lt;span class="masha_index masha_index13" rel="13" data-mce-fragment="1"&gt;&lt;/span&gt;&lt;span data-mce-fragment="1"&gt;76x3,0&lt;/span&gt;&lt;br data-mce-fragment="1"&gt;&lt;span class="masha_index masha_index14" rel="14" data-mce-fragment="1"&gt;&lt;/span&gt;&lt;span data-mce-fragment="1"&gt;60x3,0&lt;/span&gt;&lt;br data-mce-fragment="1"&gt;&lt;span class="masha_index masha_index15" rel="15" data-mce-fragment="1"&gt;&lt;/span&gt;&lt;span data-mce-fragment="1"&gt;48x3,5&lt;/span&gt;&lt;br data-mce-fragment="1"&gt;&lt;span class="masha_index masha_index16" rel="16" data-mce-fragment="1"&gt;&lt;/span&gt;&lt;span data-mce-fragment="1"&gt;48x3,0&lt;/span&gt;&lt;br data-mce-fragment="1"&gt;&lt;span class="masha_index masha_index17" rel="17" data-mce-fragment="1"&gt;&lt;/span&gt;&lt;span data-mce-fragment="1"&gt;48x2,2&lt;/span&gt;&lt;br data-mce-fragment="1"&gt;&lt;span class="masha_index masha_index18" rel="18" data-mce-fragment="1"&gt;&lt;/span&gt;&lt;span data-mce-fragment="1"&gt;42x2,5&lt;/span&gt;&lt;br data-mce-fragment="1"&gt;&lt;span class="masha_index masha_index19" rel="19" data-mce-fragment="1"&gt;&lt;/span&gt;&lt;span data-mce-fragment="1"&gt;38x2,5&lt;/span&gt;&lt;br data-mce-fragment="1"&gt;&lt;span class="masha_index masha_index20" rel="20" data-mce-fragment="1"&gt;&lt;/span&gt;&lt;span data-mce-fragment="1"&gt;32x2,5&lt;/span&gt;&lt;br data-mce-fragment="1"&gt;&lt;span class="masha_index masha_index21" rel="21" data-mce-fragment="1"&gt;&lt;/span&gt;&lt;span data-mce-fragment="1"&gt;25x2,5&lt;/span&gt;&lt;br data-mce-fragment="1"&gt;&lt;span class="masha_index masha_index22" rel="22" data-mce-fragment="1"&gt;&lt;/span&gt;&lt;span data-mce-fragment="1"&gt;20x2,5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Steel - Pipe &amp; Fittings</text:p>
          </table:table-cell>
          <table:table-cell office:value-type="string" calcext:value-type="string">
            <text:p>ლითონის მილები, მეტალის მასალ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0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664151</text:p>
          </table:table-cell>
          <table:table-cell office:value-type="string" calcext:value-type="string">
            <text:p>https://cdn.shopify.com/s/files/1/0797/7723/5223/files/1694f5d9144efe50681d7b1b671a2db4.jpg?v=16906537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/>
          <table:table-cell office:value-type="string" calcext:value-type="string">
            <text:p>https://cdn.shopify.com/s/files/1/0797/7723/5223/files/66A440C2-63D4-42E0-940B-E19B4493035C.heic?v=1700141986</text:p>
          </table:table-cell>
          <table:table-cell table:number-columns-repeated="7"/>
          <table:table-cell office:value-type="string" calcext:value-type="string">
            <text:p>25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696919</text:p>
          </table:table-cell>
          <table:table-cell office:value-type="string" calcext:value-type="string">
            <text:p>https://cdn.shopify.com/s/files/1/0797/7723/5223/files/66A440C2-63D4-42E0-940B-E19B4493035C.heic?v=1700141986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/>
          <table:table-cell office:value-type="string" calcext:value-type="string">
            <text:p>https://cdn.shopify.com/s/files/1/0797/7723/5223/files/7682B890-D3E6-4B91-9D3A-9EA2DEE09D2E.heic?v=1700141986</text:p>
          </table:table-cell>
          <table:table-cell table:number-columns-repeated="7"/>
          <table:table-cell office:value-type="string" calcext:value-type="string">
            <text:p>32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729687</text:p>
          </table:table-cell>
          <table:table-cell office:value-type="string" calcext:value-type="string">
            <text:p>https://cdn.shopify.com/s/files/1/0797/7723/5223/files/7682B890-D3E6-4B91-9D3A-9EA2DEE09D2E.heic?v=1700141986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/>
          <table:table-cell office:value-type="string" calcext:value-type="string">
            <text:p>https://cdn.shopify.com/s/files/1/0797/7723/5223/files/9C3090F6-17C0-490F-AAB5-97FABC94A175.heic?v=1700141987</text:p>
          </table:table-cell>
          <table:table-cell table:number-columns-repeated="7"/>
          <table:table-cell office:value-type="string" calcext:value-type="string">
            <text:p>38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762455</text:p>
          </table:table-cell>
          <table:table-cell office:value-type="string" calcext:value-type="string">
            <text:p>https://cdn.shopify.com/s/files/1/0797/7723/5223/files/9C3090F6-17C0-490F-AAB5-97FABC94A175.heic?v=1700141987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/>
          <table:table-cell office:value-type="string" calcext:value-type="string">
            <text:p>https://cdn.shopify.com/s/files/1/0797/7723/5223/files/2835D879-4E78-4034-B62F-7C3069010CEF.heic?v=1700141987</text:p>
          </table:table-cell>
          <table:table-cell table:number-columns-repeated="7"/>
          <table:table-cell office:value-type="string" calcext:value-type="string">
            <text:p>42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795223</text:p>
          </table:table-cell>
          <table:table-cell office:value-type="string" calcext:value-type="string">
            <text:p>https://cdn.shopify.com/s/files/1/0797/7723/5223/files/2835D879-4E78-4034-B62F-7C3069010CEF.heic?v=1700141987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/>
          <table:table-cell office:value-type="string" calcext:value-type="string">
            <text:p>https://cdn.shopify.com/s/files/1/0797/7723/5223/files/13746F59-1193-4BC8-A1FE-E14856F308C6.heic?v=1700141987</text:p>
          </table:table-cell>
          <table:table-cell table:number-columns-repeated="7"/>
          <table:table-cell office:value-type="string" calcext:value-type="string">
            <text:p>48x2.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827991</text:p>
          </table:table-cell>
          <table:table-cell office:value-type="string" calcext:value-type="string">
            <text:p>https://cdn.shopify.com/s/files/1/0797/7723/5223/files/13746F59-1193-4BC8-A1FE-E14856F308C6.heic?v=1700141987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/>
          <table:table-cell office:value-type="string" calcext:value-type="string">
            <text:p>https://cdn.shopify.com/s/files/1/0797/7723/5223/files/2EBB82E7-C11F-4202-8D01-4222CB7F80EF.heic?v=1700141987</text:p>
          </table:table-cell>
          <table:table-cell table:number-columns-repeated="7"/>
          <table:table-cell office:value-type="string" calcext:value-type="string">
            <text:p>48x3.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860759</text:p>
          </table:table-cell>
          <table:table-cell office:value-type="string" calcext:value-type="string">
            <text:p>https://cdn.shopify.com/s/files/1/0797/7723/5223/files/2EBB82E7-C11F-4202-8D01-4222CB7F80EF.heic?v=1700141987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48x3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89352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60x3.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926295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76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95906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89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5991831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89x3.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602459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102x2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605736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102x5.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6090135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135x5.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140x5.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ლითონის-მილები</text:p>
          </table:table-cell>
          <table:table-cell table:number-columns-repeated="9"/>
          <table:table-cell office:value-type="string" calcext:value-type="string">
            <text:p>168x5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1612290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ღობის ლითონის ბადე (ღობის სეტკა)</text:p>
          </table:table-cell>
          <table:table-cell office:value-type="string" calcext:value-type="string">
            <text:p>https://cdn.shopify.com/s/files/1/0797/7723/5223/files/ff9fc64d8bb8f7a22aa29da613d5072c.png?v=1690653209</text:p>
          </table:table-cell>
          <table:table-cell office:value-type="string" calcext:value-type="string">
            <text:p>&lt;span data-mce-fragment="1"&gt;გამოიყენება სამშენებლო სამუშაოებისათვის. ღობის ლითონის ბადე გვაქვს მოთუთუებული და შავი მეტალის&lt;/span&gt;&lt;br data-mce-fragment="1"&gt;&lt;br data-mce-fragment="1"&gt;&lt;span class="masha_index masha_index6" rel="6" data-mce-fragment="1"&gt;&lt;/span&gt;&lt;span data-mce-fragment="1"&gt;მოთუთუებული 2.8მმ მავთულის დიამეტრი : 135 ლარი&lt;/span&gt;&lt;br data-mce-fragment="1"&gt;&lt;span class="masha_index masha_index7" rel="7" data-mce-fragment="1"&gt;&lt;/span&gt;&lt;span data-mce-fragment="1"&gt;მოთუთუებული 2.2მმ მავთულის დიამეტრი : 85 ლარი&lt;/span&gt;&lt;br data-mce-fragment="1"&gt;&lt;span class="masha_index masha_index8" rel="8" data-mce-fragment="1"&gt;&lt;/span&gt;&lt;span data-mce-fragment="1"&gt;შავი მეტალის 2,5მმ მავთულის დიამეტრი : 75ლ&lt;/span&gt;&lt;br data-mce-fragment="1"&gt;&lt;span class="masha_index masha_index9" rel="9" data-mce-fragment="1"&gt;&lt;/span&gt;&lt;span data-mce-fragment="1"&gt;შავი მეტალის 2,0მმ მავთულის დიამეტრი : 55 ლარი&lt;/span&gt;&lt;br data-mce-fragment="1"&gt;&lt;br data-mce-fragment="1"&gt;&lt;span class="masha_index masha_index10" rel="10" data-mce-fragment="1"&gt;&lt;/span&gt;&lt;span data-mce-fragment="1"&gt;უჯრის ზომა: 60მმ&lt;/span&gt;&lt;br data-mce-fragment="1"&gt;&lt;span class="masha_index masha_index11" rel="11" data-mce-fragment="1"&gt;&lt;/span&gt;&lt;span data-mce-fragment="1"&gt;სიგრძე: 10მეტრი&lt;/span&gt;&lt;br data-mce-fragment="1"&gt;&lt;span class="masha_index masha_index12" rel="12" data-mce-fragment="1"&gt;&lt;/span&gt;&lt;span data-mce-fragment="1"&gt;სიგანე: 1.5მეტრ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rebar mesh</text:p>
          </table:table-cell>
          <table:table-cell office:value-type="string" calcext:value-type="string">
            <text:p>მავთულის ბადეებ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2520215</text:p>
          </table:table-cell>
          <table:table-cell office:value-type="string" calcext:value-type="string">
            <text:p>https://cdn.shopify.com/s/files/1/0797/7723/5223/files/ff9fc64d8bb8f7a22aa29da613d5072c.png?v=16906532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ღობის-ლითონის-ბადე-ღობის-სეტკა</text:p>
          </table:table-cell>
          <table:table-cell table:number-columns-repeated="9"/>
          <table:table-cell office:value-type="string" calcext:value-type="string">
            <text:p>2.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255298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ღობის-ლითონის-ბადე-ღობის-სეტკა</text:p>
          </table:table-cell>
          <table:table-cell table:number-columns-repeated="9"/>
          <table:table-cell office:value-type="string" calcext:value-type="string">
            <text:p>2.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2585751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ღობის-ლითონის-ბადე-ღობის-სეტკა</text:p>
          </table:table-cell>
          <table:table-cell table:number-columns-repeated="9"/>
          <table:table-cell office:value-type="string" calcext:value-type="string">
            <text:p>2.8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5261851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წიწვოვანი ხის მასალა</text:p>
          </table:table-cell>
          <table:table-cell office:value-type="string" calcext:value-type="string">
            <text:p>https://cdn.shopify.com/s/files/1/0797/7723/5223/files/10172bdab8d6fd9cad98e1120b14be9d.jpg?v=1690652781</text:p>
          </table:table-cell>
          <table:table-cell office:value-type="string" calcext:value-type="string">
            <text:p>&lt;span data-mce-fragment="1"&gt;გამოიყენება სამშენებლო სამუშაოებისათვის.&lt;/span&gt;&lt;br data-mce-fragment="1"&gt;&lt;span class="masha_index masha_index6" rel="6" data-mce-fragment="1"&gt;&lt;/span&gt;&lt;span data-mce-fragment="1"&gt;გვაქვს ზომების მრავალი სახეობა&lt;/span&gt;&lt;br data-mce-fragment="1"&gt;&lt;span class="masha_index masha_index7" rel="7" data-mce-fragment="1"&gt;&lt;/span&gt;&lt;span data-mce-fragment="1"&gt;მწარმოებელი ქვეყანა ბელარუს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 &gt; Lumber &amp; Sheet Stock</text:p>
          </table:table-cell>
          <table:table-cell office:value-type="string" calcext:value-type="string">
            <text:p>ხის მასალა</text:p>
          </table:table-cell>
          <table:table-cell office:value-type="string" calcext:value-type="string">
            <text:p>წიწვოვანი ხე, ხის მასალ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95667735</text:p>
          </table:table-cell>
          <table:table-cell office:value-type="string" calcext:value-type="string">
            <text:p>https://cdn.shopify.com/s/files/1/0797/7723/5223/files/10172bdab8d6fd9cad98e1120b14be9d.jpg?v=16906527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წიწვოვანი-ხის-მასალა</text:p>
          </table:table-cell>
          <table:table-cell/>
          <table:table-cell office:value-type="string" calcext:value-type="string">
            <text:p>https://cdn.shopify.com/s/files/1/0797/7723/5223/files/5.png?v=1690652785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5.png?v=1690652785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იწვოვანი-ხის-მასალა</text:p>
          </table:table-cell>
          <table:table-cell/>
          <table:table-cell office:value-type="string" calcext:value-type="string">
            <text:p>https://cdn.shopify.com/s/files/1/0797/7723/5223/files/2_6eb67a36-5a6c-4315-8cf6-71b7ad2c89de.jpg?v=1690652788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6eb67a36-5a6c-4315-8cf6-71b7ad2c89de.jpg?v=1690652788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იწვოვანი-ხის-მასალა</text:p>
          </table:table-cell>
          <table:table-cell/>
          <table:table-cell office:value-type="string" calcext:value-type="string">
            <text:p>https://cdn.shopify.com/s/files/1/0797/7723/5223/files/3_4b7f5c25-0557-45c0-82e3-fd9119581ccf.jpg?v=1690652790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_4b7f5c25-0557-45c0-82e3-fd9119581ccf.jpg?v=1690652790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წიწვოვანი-ხის-მასალა</text:p>
          </table:table-cell>
          <table:table-cell/>
          <table:table-cell office:value-type="string" calcext:value-type="string">
            <text:p>https://cdn.shopify.com/s/files/1/0797/7723/5223/files/4.jpg?v=1690652794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4.jpg?v=1690652794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ხის შეკიდული ჭერი (აფშივკა, ევროვაგონკა)</text:p>
          </table:table-cell>
          <table:table-cell office:value-type="string" calcext:value-type="string">
            <text:p>https://cdn.shopify.com/s/files/1/0797/7723/5223/files/9b4249f620c374c7b7a2b29e671c11ec.jpg?v=1690652472</text:p>
          </table:table-cell>
          <table:table-cell office:value-type="string" calcext:value-type="string">
            <text:p>&lt;span&gt;გამოიყენება ფასადების მოსაპირკეთებლად გვაქვს ზომების და ხარისხის სხვა და სხვა სახეობა.&lt;/span&gt;&lt;br&gt;&lt;br&gt;&lt;span rel="6" class="masha_index masha_index6"&gt;&lt;/span&gt;&lt;span&gt;მინიმალური სიგანე 10სმ (AB,BC კატეგორია)&lt;/span&gt;&lt;br&gt;&lt;br&gt;&lt;span rel="7" class="masha_index masha_index7"&gt;&lt;/span&gt;&lt;span&gt;მაქსიმალური სიგანე 15სმ (AB კატეგორია)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</text:p>
          </table:table-cell>
          <table:table-cell office:value-type="string" calcext:value-type="string">
            <text:p>ხის მასალა</text:p>
          </table:table-cell>
          <table:table-cell office:value-type="string" calcext:value-type="string">
            <text:p>აფშივკა, შეკიდული ჭერი, ხის შეკიდული ჭე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38x145x6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07292439</text:p>
          </table:table-cell>
          <table:table-cell office:value-type="string" calcext:value-type="string">
            <text:p>https://cdn.shopify.com/s/files/1/0797/7723/5223/files/9b4249f620c374c7b7a2b29e671c11ec.jpg?v=16906524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ხის-შეკიდული-ჭერი-აფშივკა-ევროვაგონკა</text:p>
          </table:table-cell>
          <table:table-cell/>
          <table:table-cell office:value-type="string" calcext:value-type="string">
            <text:p>https://cdn.shopify.com/s/files/1/0797/7723/5223/files/2_980c1996-8e32-41c1-81a1-f4edf8a35d35.jpg?v=1690652472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980c1996-8e32-41c1-81a1-f4edf8a35d35.jpg?v=1690652472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ხის-შეკიდული-ჭერი-აფშივკა-ევროვაგონკა</text:p>
          </table:table-cell>
          <table:table-cell/>
          <table:table-cell office:value-type="string" calcext:value-type="string">
            <text:p>https://cdn.shopify.com/s/files/1/0797/7723/5223/files/3.jpg?v=1690652479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3.jpg?v=1690652479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სამშენებლო ფანერა (ფლეივუდი)</text:p>
          </table:table-cell>
          <table:table-cell office:value-type="string" calcext:value-type="string">
            <text:p>https://cdn.shopify.com/s/files/1/0797/7723/5223/files/a337a299b48487b6df700cc015e1e258.jpg?v=1690652010</text:p>
          </table:table-cell>
          <table:table-cell office:value-type="string" calcext:value-type="string">
            <text:p>&lt;p&gt;&lt;span&gt;გამოიყენება სამშენებლო სამუშაოებისთვის ბეტონის კონსტრუქციების ყალიბებისთვის.&lt;/span&gt;&lt;/p&gt;</text:p>
            <text:p>&lt;p&gt;&lt;br&gt;&lt;span rel="6" class="masha_index masha_index6"&gt;&lt;/span&gt;&lt;span&gt;არის მრავალჯერადი გამოყენებისთვის გათვლილი&lt;/span&gt;&lt;br&gt;&lt;span rel="7" class="masha_index masha_index7"&gt;&lt;/span&gt;&lt;span&gt;საცალო ფასი 62 ლარი&lt;/span&gt;&lt;/p&gt;</text:p>
            <text:p>&lt;p&gt;&lt;br&gt;&lt;span rel="8" class="masha_index masha_index8"&gt;&lt;/span&gt;&lt;span&gt;ზომები 0.18*1.22*2.44მ&lt;/span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 &gt; Lumber &amp; Sheet Stock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ფანერ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.18*1.22*2.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0422679</text:p>
          </table:table-cell>
          <table:table-cell office:value-type="string" calcext:value-type="string">
            <text:p>https://cdn.shopify.com/s/files/1/0797/7723/5223/files/a337a299b48487b6df700cc015e1e258.jpg?v=16906520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სამშენებლო-ფანერა-ფლეივუდი</text:p>
          </table:table-cell>
          <table:table-cell/>
          <table:table-cell office:value-type="string" calcext:value-type="string">
            <text:p>https://cdn.shopify.com/s/files/1/0797/7723/5223/files/2_f81a1858-e562-4a70-9ac4-8feab5a8bea8.jpg?v=1690652016</text:p>
          </table:table-cell>
          <table:table-cell table:number-columns-repeated="20"/>
          <table:table-cell table:style-name="Default" table:number-columns-repeated="2"/>
          <table:table-cell/>
          <table:table-cell office:value-type="string" calcext:value-type="string">
            <text:p>https://cdn.shopify.com/s/files/1/0797/7723/5223/files/2_f81a1858-e562-4a70-9ac4-8feab5a8bea8.jpg?v=169065201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შენადუღი მავთულ-ბადე</text:p>
          </table:table-cell>
          <table:table-cell office:value-type="string" calcext:value-type="string">
            <text:p>https://cdn.shopify.com/s/files/1/0797/7723/5223/files/d0314ec211b3a4618538e4d5436d4c6d.jpg?v=1690651866</text:p>
          </table:table-cell>
          <table:table-cell office:value-type="string" calcext:value-type="string">
            <text:p>&lt;span data-mce-fragment="1"&gt;შენადუღი მავთულ-ბადე&lt;/span&gt;&lt;br data-mce-fragment="1"&gt;&lt;span class="masha_index masha_index6" rel="6" data-mce-fragment="1"&gt;&lt;/span&gt;&lt;span data-mce-fragment="1"&gt;გვაქვს 3 სხვა და სხვა დიამეტრი&lt;/span&gt;&lt;br data-mce-fragment="1"&gt;&lt;span class="masha_index masha_index7" rel="7" data-mce-fragment="1"&gt;&lt;/span&gt;&lt;span data-mce-fragment="1"&gt;4მმ, 5მმ, 6მმ&lt;/span&gt;&lt;br data-mce-fragment="1"&gt;&lt;span class="masha_index masha_index8" rel="8" data-mce-fragment="1"&gt;&lt;/span&gt;&lt;span data-mce-fragment="1"&gt;ზომა: 2მ x 4მ / 8 კვადრატ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Consumables &gt; Masonry Consumables</text:p>
          </table:table-cell>
          <table:table-cell office:value-type="string" calcext:value-type="string">
            <text:p>rebar besh</text:p>
          </table:table-cell>
          <table:table-cell office:value-type="string" calcext:value-type="string">
            <text:p>მავთულ ბადე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4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2197911</text:p>
          </table:table-cell>
          <table:table-cell office:value-type="string" calcext:value-type="string">
            <text:p>https://cdn.shopify.com/s/files/1/0797/7723/5223/files/d0314ec211b3a4618538e4d5436d4c6d.jpg?v=16906518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შენადუღი-მავთულ-ბადე</text:p>
          </table:table-cell>
          <table:table-cell/>
          <table:table-cell office:value-type="string" calcext:value-type="string">
            <text:p>https://cdn.shopify.com/s/files/1/0797/7723/5223/files/2.jpg?v=1690651866</text:p>
          </table:table-cell>
          <table:table-cell table:number-columns-repeated="7"/>
          <table:table-cell office:value-type="string" calcext:value-type="string">
            <text:p>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2230679</text:p>
          </table:table-cell>
          <table:table-cell office:value-type="string" calcext:value-type="string">
            <text:p>https://cdn.shopify.com/s/files/1/0797/7723/5223/files/2.jpg?v=1690651866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შენადუღი-მავთულ-ბადე</text:p>
          </table:table-cell>
          <table:table-cell table:number-columns-repeated="9"/>
          <table:table-cell office:value-type="string" calcext:value-type="string">
            <text:p>6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7226344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ფიცარი - იატაკის - გამომშრალი - რუსული - ნაძვი/ფიჭვი</text:p>
          </table:table-cell>
          <table:table-cell office:value-type="string" calcext:value-type="string">
            <text:p>https://cdn.shopify.com/s/files/1/0797/7723/5223/files/964becc542cef0950b53139c63ad5ce9.png?v=1690652109</text:p>
          </table:table-cell>
          <table:table-cell office:value-type="string" calcext:value-type="string">
            <text:p>&lt;span data-mce-fragment="1"&gt;წარმოშობის ქვეყანა რუსეთი&lt;/span&gt;&lt;br data-mce-fragment="1"&gt;&lt;span class="masha_index masha_index6" rel="6" data-mce-fragment="1"&gt;&lt;/span&gt;&lt;span data-mce-fragment="1"&gt;ხის სახეობა: ნაძვი-ფიჭვი&lt;/span&gt;&lt;br data-mce-fragment="1"&gt;&lt;span class="masha_index masha_index7" rel="7" data-mce-fragment="1"&gt;&lt;/span&gt;&lt;span data-mce-fragment="1"&gt;გამომშრალი&lt;/span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 &gt; Flooring &amp; Carpet</text:p>
          </table:table-cell>
          <table:table-cell office:value-type="string" calcext:value-type="string">
            <text:p>ხის მასალა</text:p>
          </table:table-cell>
          <table:table-cell office:value-type="string" calcext:value-type="string">
            <text:p>იატაკის ფიცარი, პოლის ფიცარი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38x145x6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06072087</text:p>
          </table:table-cell>
          <table:table-cell office:value-type="string" calcext:value-type="string">
            <text:p>https://cdn.shopify.com/s/files/1/0797/7723/5223/files/964becc542cef0950b53139c63ad5ce9.png?v=1690652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ატაკის-ფიცარი-პოლის-ფიცარი</text:p>
          </table:table-cell>
          <table:table-cell table:number-columns-repeated="9"/>
          <table:table-cell office:value-type="string" calcext:value-type="string">
            <text:p>38x145x4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10120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ბურბუშელის ფანერა (OSB ფანერა) - უცხოური</text:p>
          </table:table-cell>
          <table:table-cell office:value-type="string" calcext:value-type="string">
            <text:p>https://cdn.shopify.com/s/files/1/0797/7723/5223/files/74275200668405d8f1cfac80364f2a8c.png?v=1690650918</text:p>
          </table:table-cell>
          <table:table-cell office:value-type="string" calcext:value-type="string">
            <text:p>&lt;p&gt;&lt;span data-mce-fragment="1"&gt;ორიენტირებულბურბუშელოვანი ფილა (OSB) არის მრავალფუნქციური სამშენებლო მასალა&lt;/span&gt;&lt;/p&gt;</text:p>
            <text:p>&lt;p&gt;&lt;br data-mce-fragment="1"&gt;&lt;b data-mce-fragment="1"&gt;&lt;span class="masha_index masha_index6" rel="6" data-mce-fragment="1"&gt;&lt;/span&gt;სისქე – 6მმ, 9მმ, 12მმ, 15მმ, 18მმ&lt;/b&gt;&lt;/p&gt;</text:p>
          </table:table-cell>
          <table:table-cell office:value-type="string" calcext:value-type="string">
            <text:p>Rako.ge</text:p>
          </table:table-cell>
          <table:table-cell office:value-type="string" calcext:value-type="string">
            <text:p>Hardware &gt; Building Materials &gt; Lumber &amp; Sheet Stock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ფანერ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6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5788695</text:p>
          </table:table-cell>
          <table:table-cell office:value-type="string" calcext:value-type="string">
            <text:p>https://cdn.shopify.com/s/files/1/0797/7723/5223/files/74275200668405d8f1cfac80364f2a8c.png?v=16906509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ბურბუშელის-ფანერა-ოსბ-ფანერა</text:p>
          </table:table-cell>
          <table:table-cell table:number-columns-repeated="9"/>
          <table:table-cell office:value-type="string" calcext:value-type="string">
            <text:p>9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opif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582146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ურბუშელის-ფანერა-ოსბ-ფანერა</text:p>
          </table:table-cell>
          <table:table-cell table:number-columns-repeated="9"/>
          <table:table-cell office:value-type="string" calcext:value-type="string">
            <text:p>1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5854231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ურბუშელის-ფანერა-ოსბ-ფანერა</text:p>
          </table:table-cell>
          <table:table-cell table:number-columns-repeated="9"/>
          <table:table-cell office:value-type="string" calcext:value-type="string">
            <text:p>1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588699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ბურბუშელის-ფანერა-ოსბ-ფანერა</text:p>
          </table:table-cell>
          <table:table-cell table:number-columns-repeated="9"/>
          <table:table-cell office:value-type="string" calcext:value-type="string">
            <text:p>18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'8591976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არმატურა - ირანული - 4 დან 22მმ</text:p>
          </table:table-cell>
          <table:table-cell office:value-type="string" calcext:value-type="string">
            <text:p>https://cdn.shopify.com/s/files/1/0797/7723/5223/files/1688464208_iranuli-armatura.jpg?v=1690642518</text:p>
          </table:table-cell>
          <table:table-cell office:value-type="string" calcext:value-type="string">
            <text:p>&lt;p&gt;&lt;span data-mce-fragment="1"&gt;ირანული მაღალი ხარისხის არმატურა რომელიც გამოირჩევა სიმტკიცით და ჭიმვადობით&lt;/span&gt;&lt;/p&gt;</text:p>
            <text:p>&lt;p&gt;&lt;br data-mce-fragment="1"&gt;&lt;span class="masha_index masha_index6" rel="6" data-mce-fragment="1"&gt;&lt;/span&gt;&lt;span data-mce-fragment="1"&gt;ზომები: 4მმ, 5მმ, 6მმ, 8მმ, 10მმ, 12მმ, 14მმ, 16მმ, 18მმ, 20მმ, 22მმ&lt;/span&gt;&lt;/p&gt;</text:p>
            <text:p>&lt;p&gt;ტონა 800$&lt;br data-mce-fragment="1"&gt;&lt;span class="masha_index masha_index7" rel="7" data-mce-fragment="1"&gt;&lt;/span&gt;&lt;span data-mce-fragment="1"&gt;ზომებად დაჭრის და ტრანსპორტირების სერვისი&lt;/span&gt;&lt;/p&gt;</text:p>
          </table:table-cell>
          <table:table-cell office:value-type="string" calcext:value-type="string">
            <text:p>My Store</text:p>
          </table:table-cell>
          <table:table-cell office:value-type="string" calcext:value-type="string">
            <text:p>Hardware &gt; Building Materials &gt; Rebar &amp; Remesh</text:p>
          </table:table-cell>
          <table:table-cell office:value-type="string" calcext:value-type="string">
            <text:p>rebar</text:p>
          </table:table-cell>
          <table:table-cell office:value-type="string" calcext:value-type="string">
            <text:p>არმატურა, ირანული არმატურა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358999</text:p>
          </table:table-cell>
          <table:table-cell office:value-type="string" calcext:value-type="string">
            <text:p>https://cdn.shopify.com/s/files/1/0797/7723/5223/files/1688464208_iranuli-armatura.jpg?v=16906425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14"/>
          <table:table-cell office:value-type="string" calcext:value-type="string">
            <text:p>kg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6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39176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8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424535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10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45730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1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490071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14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52283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16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555607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18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588375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20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621143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ირანული-არმატურა-4მმ-22მმ</text:p>
          </table:table-cell>
          <table:table-cell table:number-columns-repeated="9"/>
          <table:table-cell office:value-type="string" calcext:value-type="string">
            <text:p>22მმ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manual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95686679</text:p>
          </table:table-cell>
          <table:table-cell table:number-columns-repeated="18"/>
          <table:table-cell office:value-type="string" calcext:value-type="string">
            <text:p>k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02T20:59:24.975000000</dc:date>
    <meta:editing-duration>PT5M33S</meta:editing-duration>
    <meta:editing-cycles>1</meta:editing-cycles>
    <meta:document-statistic meta:table-count="1" meta:cell-count="7000" meta:object-count="0"/>
  </office:meta>
</office:document-meta>
</file>